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7" svg:font-family="'Bitstream Vera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4" style:family="table">
      <style:table-properties style:width="9.151cm" fo:margin-left="0cm" fo:margin-right="0cm" table:align="margins"/>
    </style:style>
    <style:style style:name="Tableau4.A" style:family="table-column">
      <style:table-column-properties style:column-width="3.249cm" style:rel-column-width="23268*"/>
    </style:style>
    <style:style style:name="Tableau4.B" style:family="table-column">
      <style:table-column-properties style:column-width="2.783cm" style:rel-column-width="19933*"/>
    </style:style>
    <style:style style:name="Tableau4.C" style:family="table-column">
      <style:table-column-properties style:column-width="3.119cm" style:rel-column-width="22334*"/>
    </style:style>
    <style:style style:name="Tableau4.1" style:family="table-row">
      <style:table-row-properties style:min-row-height="2.833cm"/>
    </style:style>
    <style:style style:name="Tableau4.A1" style:family="table-cell">
      <style:table-cell-properties fo:padding-left="0.101cm" fo:padding-right="0.101cm" fo:padding-top="0.101cm" fo:padding-bottom="0cm" fo:border-left="1pt solid #ffffff" fo:border-right="none" fo:border-top="1pt solid #ffffff" fo:border-bottom="1pt solid #b2b2b2"/>
    </style:style>
    <style:style style:name="Tableau4.B1" style:family="table-cell">
      <style:table-cell-properties fo:padding-left="0.101cm" fo:padding-right="0.101cm" fo:padding-top="0.101cm" fo:padding-bottom="0cm" fo:border-left="1pt solid #b2b2b2" fo:border-right="none" fo:border-top="1pt solid #ffffff" fo:border-bottom="1pt solid #b2b2b2"/>
    </style:style>
    <style:style style:name="Tableau4.C1" style:family="table-cell">
      <style:table-cell-properties fo:padding-left="0.101cm" fo:padding-right="0.101cm" fo:padding-top="0.101cm" fo:padding-bottom="0cm" fo:border-left="1pt solid #b2b2b2" fo:border-right="1pt solid #ffffff" fo:border-top="1pt solid #ffffff" fo:border-bottom="1pt solid #b2b2b2"/>
    </style:style>
    <style:style style:name="Tableau4.A2" style:family="table-cell">
      <style:table-cell-properties fo:padding-left="0.101cm" fo:padding-right="0.101cm" fo:padding-top="0.101cm" fo:padding-bottom="0cm" fo:border-left="1pt solid #ffffff" fo:border-right="none" fo:border-top="none" fo:border-bottom="1pt solid #ffffff"/>
    </style:style>
    <style:style style:name="Tableau4.B2" style:family="table-cell">
      <style:table-cell-properties fo:padding-left="0.101cm" fo:padding-right="0.101cm" fo:padding-top="0.101cm" fo:padding-bottom="0cm" fo:border-left="1pt solid #b2b2b2" fo:border-right="none" fo:border-top="none" fo:border-bottom="1pt solid #ffffff"/>
    </style:style>
    <style:style style:name="Tableau4.C2" style:family="table-cell">
      <style:table-cell-properties fo:padding-left="0.101cm" fo:padding-right="0.101cm" fo:padding-top="0.101cm" fo:padding-bottom="0cm" fo:border-left="1pt solid #b2b2b2" fo:border-right="1pt solid #ffffff" fo:border-top="none" fo:border-bottom="1pt solid #ffffff"/>
    </style:style>
    <style:style style:name="Tableau1" style:family="table">
      <style:table-properties style:width="3.401cm" table:align="left"/>
    </style:style>
    <style:style style:name="Tableau1.A" style:family="table-column">
      <style:table-column-properties style:column-width="0.7cm"/>
    </style:style>
    <style:style style:name="Tableau1.B" style:family="table-column">
      <style:table-column-properties style:column-width="0.9cm"/>
    </style:style>
    <style:style style:name="Tableau1.D" style:family="table-column">
      <style:table-column-properties style:column-width="0.901cm"/>
    </style:style>
    <style:style style:name="Tableau1.1" style:family="table-row">
      <style:table-row-properties style:min-row-height="0.9cm"/>
    </style:style>
    <style:style style:name="Tableau1.A1" style:family="table-cell">
      <style:table-cell-properties style:vertical-align="" fo:padding-left="0cm" fo:padding-right="0.101cm" fo:padding-top="0.101cm" fo:padding-bottom="0.101cm" fo:border="none"/>
    </style:style>
    <style:style style:name="Tableau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 style:data-style-name="N0">
      <style:table-cell-properties style:vertical-align="middle" fo:background-color="#ecf191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="none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style:vertical-align="middle" fo:background-color="#ecf19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style:vertical-align="middle" fo:padding="0.097cm" fo:border="none"/>
    </style:style>
    <style:style style:name="Tableau1.B3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row-height="0.45cm"/>
    </style:style>
    <style:style style:name="Tableau1.A4" style:family="table-cell">
      <style:table-cell-properties style:vertical-align="middle" fo:padding="0.097cm" fo:border="none"/>
    </style:style>
    <style:style style:name="Tableau1.B4" style:family="table-cell">
      <style:table-cell-properties style:vertical-align="middle" fo:padding="0.097cm" fo:border="none"/>
    </style:style>
    <style:style style:name="Tableau1.C4" style:family="table-cell">
      <style:table-cell-properties style:vertical-align="middle" fo:padding="0.097cm" fo:border="none"/>
    </style:style>
    <style:style style:name="Tableau1.D4" style:family="table-cell">
      <style:table-cell-properties style:vertical-align="middle" fo:padding="0.097cm" fo:border="none"/>
    </style:style>
    <style:style style:name="Tableau2" style:family="table">
      <style:table-properties style:width="4.3cm" fo:break-before="column" table:align="left"/>
    </style:style>
    <style:style style:name="Tableau2.A" style:family="table-column">
      <style:table-column-properties style:column-width="0.7cm"/>
    </style:style>
    <style:style style:name="Tableau2.B" style:family="table-column">
      <style:table-column-properties style:column-width="0.9cm"/>
    </style:style>
    <style:style style:name="Tableau2.E" style:family="table-column">
      <style:table-column-properties style:column-width="0.901cm"/>
    </style:style>
    <style:style style:name="Tableau2.1" style:family="table-row">
      <style:table-row-properties style:min-row-height="0.9cm"/>
    </style:style>
    <style:style style:name="Tableau2.A1" style:family="table-cell">
      <style:table-cell-properties style:vertical-align="" fo:padding-left="0cm" fo:padding-right="0.101cm" fo:padding-top="0.101cm" fo:padding-bottom="0.101cm" fo:border="none"/>
    </style:style>
    <style:style style:name="Tableau2.B1" style:family="table-cell">
      <style:table-cell-properties style:vertical-align="middle" fo:background-color="#ecf191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2.E1" style:family="table-cell">
      <style:table-cell-properties style:vertical-align="middle" fo:background-color="#ecf191" fo:padding="0.049cm" fo:border="0.5pt solid #000000">
        <style:background-image/>
      </style:table-cell-properties>
    </style:style>
    <style:style style:name="Tableau2.A2" style:family="table-cell">
      <style:table-cell-properties style:vertical-align="middle" fo:padding="0.097cm" fo:border="none"/>
    </style:style>
    <style:style style:name="Tableau2.B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background-color="#ecf191" fo:padding="0.049cm" fo:border-left="0.5pt solid #000000" fo:border-right="none" fo:border-top="none" fo:border-bottom="0.5pt solid #000000">
        <style:background-image/>
      </style:table-cell-properties>
    </style:style>
    <style:style style:name="Tableau2.E2" style:family="table-cell">
      <style:table-cell-properties style:vertical-align="middle" fo:background-color="#ecf191" fo:padding="0.049cm" fo:border-left="0.5pt solid #000000" fo:border-right="0.5pt solid #000000" fo:border-top="none" fo:border-bottom="0.5pt solid #000000">
        <style:background-image/>
      </style:table-cell-properties>
    </style:style>
    <style:style style:name="Tableau2.A3" style:family="table-cell">
      <style:table-cell-properties style:vertical-align="middle" fo:padding="0.097cm" fo:border="none"/>
    </style:style>
    <style:style style:name="Tableau2.D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2.E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2.A4" style:family="table-cell">
      <style:table-cell-properties style:vertical-align="middle" fo:padding="0.097cm" fo:border="none"/>
    </style:style>
    <style:style style:name="Tableau2.C4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26" style:family="table">
      <style:table-properties style:width="8.75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6.A" style:family="table-column">
      <style:table-column-properties style:column-width="0.605cm"/>
    </style:style>
    <style:style style:name="Tableau26.B" style:family="table-column">
      <style:table-column-properties style:column-width="0.425cm"/>
    </style:style>
    <style:style style:name="Tableau26.C" style:family="table-column">
      <style:table-column-properties style:column-width="0.515cm"/>
    </style:style>
    <style:style style:name="Tableau26.G" style:family="table-column">
      <style:table-column-properties style:column-width="0.614cm"/>
    </style:style>
    <style:style style:name="Tableau26.H" style:family="table-column">
      <style:table-column-properties style:column-width="0.416cm"/>
    </style:style>
    <style:style style:name="Tableau26.J" style:family="table-column">
      <style:table-column-properties style:column-width="0.672cm"/>
    </style:style>
    <style:style style:name="Tableau26.K" style:family="table-column">
      <style:table-column-properties style:column-width="0.358cm"/>
    </style:style>
    <style:style style:name="Tableau26.L" style:family="table-column">
      <style:table-column-properties style:column-width="0.619cm"/>
    </style:style>
    <style:style style:name="Tableau26.M" style:family="table-column">
      <style:table-column-properties style:column-width="0.411cm"/>
    </style:style>
    <style:style style:name="Tableau26.O" style:family="table-column">
      <style:table-column-properties style:column-width="0.697cm"/>
    </style:style>
    <style:style style:name="Tableau26.P" style:family="table-column">
      <style:table-column-properties style:column-width="0.333cm"/>
    </style:style>
    <style:style style:name="Tableau26.1" style:family="table-row">
      <style:table-row-properties style:row-height="0.499cm"/>
    </style:style>
    <style:style style:name="Tableau26.A1" style:family="table-cell">
      <style:table-cell-properties fo:padding="0.097cm" fo:border="none"/>
    </style:style>
    <style:style style:name="Tableau26.2" style:family="table-row">
      <style:table-row-properties style:row-height="0.603cm"/>
    </style:style>
    <style:style style:name="Tableau26.F2" style:family="table-cell">
      <style:table-cell-properties fo:padding="0.097cm" fo:border-left="0.5pt solid #000000" fo:border-right="none" fo:border-top="none" fo:border-bottom="0.5pt solid #000000"/>
    </style:style>
    <style:style style:name="Tableau26.G2" style:family="table-cell">
      <style:table-cell-properties fo:padding="0.097cm" fo:border-left="none" fo:border-right="none" fo:border-top="none" fo:border-bottom="0.5pt solid #000000"/>
    </style:style>
    <style:style style:name="Tableau26.O2" style:family="table-cell">
      <style:table-cell-properties fo:padding="0.097cm" fo:border-left="0.05pt solid #000000" fo:border-right="none" fo:border-top="none" fo:border-bottom="0.5pt solid #000000"/>
    </style:style>
    <style:style style:name="Tableau26.3" style:family="table-row">
      <style:table-row-properties style:row-height="0.6cm"/>
    </style:style>
    <style:style style:name="Tableau26.F3" style:family="table-cell">
      <style:table-cell-properties fo:padding="0.097cm" fo:border-left="0.5pt solid #000000" fo:border-right="none" fo:border-top="none" fo:border-bottom="none"/>
    </style:style>
    <style:style style:name="Tableau26.O3" style:family="table-cell">
      <style:table-cell-properties fo:padding="0.097cm" fo:border-left="0.05pt solid #000000" fo:border-right="none" fo:border-top="none" fo:border-bottom="none"/>
    </style:style>
    <style:style style:name="Tableau26.4" style:family="table-row">
      <style:table-row-properties style:row-height="0.499cm" fo:background-color="transparent" fo:keep-together="auto">
        <style:background-image/>
      </style:table-row-properties>
    </style:style>
    <style:style style:name="Tableau26.K4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au29" style:family="table">
      <style:table-properties style:width="4.87cm" fo:margin-left="-0.03cm" fo:margin-top="0.499cm" fo:margin-bottom="0cm" table:align="left"/>
    </style:style>
    <style:style style:name="Tableau29.A" style:family="table-column">
      <style:table-column-properties style:column-width="0.693cm"/>
    </style:style>
    <style:style style:name="Tableau29.B" style:family="table-column">
      <style:table-column-properties style:column-width="0.499cm"/>
    </style:style>
    <style:style style:name="Tableau29.C" style:family="table-column">
      <style:table-column-properties style:column-width="0.43cm"/>
    </style:style>
    <style:style style:name="Tableau29.D" style:family="table-column">
      <style:table-column-properties style:column-width="0.542cm"/>
    </style:style>
    <style:style style:name="Tableau29.E" style:family="table-column">
      <style:table-column-properties style:column-width="0.54cm"/>
    </style:style>
    <style:style style:name="Tableau29.1" style:family="table-row">
      <style:table-row-properties style:row-height="0.499cm"/>
    </style:style>
    <style:style style:name="Tableau29.A1" style:family="table-cell">
      <style:table-cell-properties fo:padding="0.097cm" fo:border="none"/>
    </style:style>
    <style:style style:name="Tableau29.F2" style:family="table-cell">
      <style:table-cell-properties fo:padding="0.097cm" fo:border-left="0.5pt solid #000000" fo:border-right="none" fo:border-top="none" fo:border-bottom="0.05pt solid #000000"/>
    </style:style>
    <style:style style:name="Tableau29.G2" style:family="table-cell">
      <style:table-cell-properties fo:padding="0.097cm" fo:border-left="none" fo:border-right="none" fo:border-top="none" fo:border-bottom="0.05pt solid #000000"/>
    </style:style>
    <style:style style:name="Tableau29.3" style:family="table-row">
      <style:table-row-properties style:row-height="0.603cm"/>
    </style:style>
    <style:style style:name="Tableau29.F3" style:family="table-cell">
      <style:table-cell-properties fo:padding="0.097cm" fo:border-left="0.5pt solid #000000" fo:border-right="none" fo:border-top="none" fo:border-bottom="none"/>
    </style:style>
    <style:style style:name="Tableau31" style:family="table">
      <style:table-properties style:width="6.048cm" table:align="left"/>
    </style:style>
    <style:style style:name="Tableau31.A" style:family="table-column">
      <style:table-column-properties style:column-width="0.549cm"/>
    </style:style>
    <style:style style:name="Tableau31.B" style:family="table-column">
      <style:table-column-properties style:column-width="0.55cm"/>
    </style:style>
    <style:style style:name="Tableau31.1" style:family="table-row">
      <style:table-row-properties style:row-height="0.499cm"/>
    </style:style>
    <style:style style:name="Tableau31.A1" style:family="table-cell">
      <style:table-cell-properties fo:padding="0.097cm" fo:border="none"/>
    </style:style>
    <style:style style:name="Tableau31.G1" style:family="table-cell">
      <style:table-cell-properties fo:padding="0.097cm" fo:border-left="0.5pt solid #000000" fo:border-right="none" fo:border-top="none" fo:border-bottom="0.5pt solid #000000"/>
    </style:style>
    <style:style style:name="Tableau31.H1" style:family="table-cell">
      <style:table-cell-properties fo:padding="0.097cm" fo:border-left="none" fo:border-right="none" fo:border-top="none" fo:border-bottom="0.5pt solid #000000"/>
    </style:style>
    <style:style style:name="Tableau31.2" style:family="table-row">
      <style:table-row-properties style:row-height="0.603cm"/>
    </style:style>
    <style:style style:name="Tableau31.G2" style:family="table-cell">
      <style:table-cell-properties fo:padding="0.097cm" fo:border-left="0.5pt solid #000000" fo:border-right="none" fo:border-top="none" fo:border-bottom="none"/>
    </style:style>
    <style:style style:name="Tableau31.K5" style:family="table-cell" style:data-style-name="N10004">
      <style:table-cell-properties fo:padding="0.097cm" fo:border="none"/>
    </style:style>
    <style:style style:name="Tableau32" style:family="table">
      <style:table-properties style:width="6.05cm" fo:margin-top="0.499cm" fo:margin-bottom="0.499cm" table:align="left"/>
    </style:style>
    <style:style style:name="Tableau32.A" style:family="table-column">
      <style:table-column-properties style:column-width="0.549cm"/>
    </style:style>
    <style:style style:name="Tableau32.B" style:family="table-column">
      <style:table-column-properties style:column-width="0.55cm"/>
    </style:style>
    <style:style style:name="Tableau32.1" style:family="table-row">
      <style:table-row-properties style:row-height="0.499cm"/>
    </style:style>
    <style:style style:name="Tableau32.A1" style:family="table-cell">
      <style:table-cell-properties fo:padding="0.097cm" fo:border="none"/>
    </style:style>
    <style:style style:name="Tableau32.G1" style:family="table-cell">
      <style:table-cell-properties fo:padding="0.097cm" fo:border-left="0.5pt solid #000000" fo:border-right="none" fo:border-top="none" fo:border-bottom="0.5pt solid #000000"/>
    </style:style>
    <style:style style:name="Tableau32.H1" style:family="table-cell">
      <style:table-cell-properties fo:padding="0.097cm" fo:border-left="none" fo:border-right="none" fo:border-top="none" fo:border-bottom="0.5pt solid #000000"/>
    </style:style>
    <style:style style:name="Tableau32.2" style:family="table-row">
      <style:table-row-properties style:row-height="0.603cm"/>
    </style:style>
    <style:style style:name="Tableau32.G2" style:family="table-cell">
      <style:table-cell-properties fo:padding="0.097cm" fo:border-left="0.5pt solid #000000" fo:border-right="none" fo:border-top="none" fo:border-bottom="none"/>
    </style:style>
    <style:style style:name="Tableau34" style:family="table">
      <style:table-properties style:width="6.385cm" table:align="left"/>
    </style:style>
    <style:style style:name="Tableau34.A" style:family="table-column">
      <style:table-column-properties style:column-width="0.58cm"/>
    </style:style>
    <style:style style:name="Tableau34.J" style:family="table-column">
      <style:table-column-properties style:column-width="0.582cm"/>
    </style:style>
    <style:style style:name="Tableau34.1" style:family="table-row">
      <style:table-row-properties style:row-height="0.499cm"/>
    </style:style>
    <style:style style:name="Tableau34.A1" style:family="table-cell">
      <style:table-cell-properties fo:padding="0.097cm" fo:border="none"/>
    </style:style>
    <style:style style:name="Tableau34.G1" style:family="table-cell">
      <style:table-cell-properties fo:padding="0.097cm" fo:border-left="0.5pt solid #000000" fo:border-right="none" fo:border-top="none" fo:border-bottom="0.5pt solid #000000"/>
    </style:style>
    <style:style style:name="Tableau34.H1" style:family="table-cell">
      <style:table-cell-properties fo:padding="0.097cm" fo:border-left="none" fo:border-right="none" fo:border-top="none" fo:border-bottom="0.5pt solid #000000"/>
    </style:style>
    <style:style style:name="Tableau34.2" style:family="table-row">
      <style:table-row-properties style:row-height="0.603cm"/>
    </style:style>
    <style:style style:name="Tableau34.G2" style:family="table-cell">
      <style:table-cell-properties fo:padding="0.097cm" fo:border-left="0.5pt solid #000000" fo:border-right="none" fo:border-top="none" fo:border-bottom="none"/>
    </style:style>
    <style:style style:name="Tableau3" style:family="table">
      <style:table-properties style:width="9.153cm" fo:margin-left="0cm" fo:margin-right="-0.002cm" table:align="margins" fo:background-color="transparent">
        <style:background-image/>
      </style:table-properties>
    </style:style>
    <style:style style:name="Tableau3.A" style:family="table-column">
      <style:table-column-properties style:column-width="2.835cm" style:rel-column-width="20294*"/>
    </style:style>
    <style:style style:name="Tableau3.B" style:family="table-column">
      <style:table-column-properties style:column-width="3.168cm" style:rel-column-width="22679*"/>
    </style:style>
    <style:style style:name="Tableau3.C" style:family="table-column">
      <style:table-column-properties style:column-width="3.15cm" style:rel-column-width="22562*"/>
    </style:style>
    <style:style style:name="Tableau3.A1" style:family="table-cell">
      <style:table-cell-properties style:vertical-align="middle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Tableau3.B1" style:family="table-cell">
      <style:table-cell-properties style:vertical-align="middle" fo:background-color="#ecf191" fo:padding="0.101cm" fo:border="0.5pt solid #000000">
        <style:background-image/>
      </style:table-cell-properties>
    </style:style>
    <style:style style:name="Tableau3.A2" style:family="table-cell">
      <style:table-cell-properties style:vertical-align="middle" fo:background-color="#ecf191" fo:padding="0.101cm" fo:border-left="0.5pt solid #000000" fo:border-right="none" fo:border-top="none" fo:border-bottom="0.5pt solid #000000">
        <style:background-image/>
      </style:table-cell-properties>
    </style:style>
    <style:style style:name="Tableau3.C2" style:family="table-cell">
      <style:table-cell-properties style:vertical-align="middle" fo:background-color="#ecf191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leau3.3" style:family="table-row">
      <style:table-row-properties style:min-row-height="0.6cm"/>
    </style:style>
    <style:style style:name="Tableau3.A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3.C3" style:family="table-cell">
      <style:table-cell-properties style:vertical-align="middle" fo:padding="0.101cm" fo:border="0.5pt solid #000000"/>
    </style:style>
    <style:style style:name="Tableau3.A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10pt" officeooo:paragraph-rsid="003b3309" style:font-size-asian="10pt" style:font-size-complex="10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556d8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officeooo:paragraph-rsid="003b3309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officeooo:paragraph-rsid="003b3309" style:font-size-asian="10pt" style:font-size-complex="10pt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fo:font-size="10pt" officeooo:paragraph-rsid="003b3309" style:font-size-asian="10pt" style:font-size-complex="10pt"/>
    </style:style>
    <style:style style:name="P27" style:family="paragraph" style:parent-style-name="_5f_Paragraphe_20_livret_20_">
      <style:paragraph-properties fo:margin-top="0cm" fo:margin-bottom="0cm" style:contextual-spacing="false" fo:line-height="100%" fo:text-align="end" style:justify-single-word="false" text:number-lines="false" text:line-number="0">
        <style:tab-stops/>
      </style:paragraph-properties>
      <style:text-properties fo:font-size="10pt" officeooo:rsid="0019dfa2" officeooo:paragraph-rsid="001b3d8e" style:font-size-asian="10pt" style:font-size-complex="10pt"/>
    </style:style>
    <style:style style:name="P28" style:family="paragraph" style:parent-style-name="Standard">
      <style:paragraph-properties fo:margin-top="0cm" fo:margin-bottom="0.199cm" style:contextual-spacing="false" style:shadow="none"/>
      <style:text-properties fo:font-size="2pt" officeooo:paragraph-rsid="003b3309" style:font-size-asian="1.75pt" style:font-size-complex="2pt"/>
    </style:style>
    <style:style style:name="P29" style:family="paragraph" style:parent-style-name="Text_20_body">
      <style:paragraph-properties fo:text-align="start" style:justify-single-word="false"/>
      <style:text-properties fo:font-size="6pt" officeooo:paragraph-rsid="003b3309" style:font-size-asian="5.25pt" style:font-size-complex="6pt"/>
    </style:style>
    <style:style style:name="P30" style:family="paragraph" style:parent-style-name="_5f_Paragraphe_20_livret_20_">
      <style:paragraph-properties fo:margin-top="0.101cm" fo:margin-bottom="0.101cm" style:contextual-spacing="false" fo:text-align="center" style:justify-single-word="false"/>
      <style:text-properties fo:font-size="9pt" officeooo:paragraph-rsid="003b3309" style:font-size-asian="9pt" style:font-size-complex="9pt"/>
    </style:style>
    <style:style style:name="P31" style:family="paragraph" style:parent-style-name="_5f_Paragraphe_20_livret_20_">
      <style:paragraph-properties fo:margin-top="0.101cm" fo:margin-bottom="0.101cm" style:contextual-spacing="false" fo:text-align="center" style:justify-single-word="false"/>
      <style:text-properties fo:font-size="9pt" fo:font-weight="bold" officeooo:paragraph-rsid="003b3309" style:font-size-asian="9pt" style:font-weight-asian="bold" style:font-size-complex="9pt" style:font-weight-complex="bold"/>
    </style:style>
    <style:style style:name="P32" style:family="paragraph" style:parent-style-name="_5f_Paragraphe_20_livret_20_">
      <style:paragraph-properties fo:margin-top="0.101cm" fo:margin-bottom="0.101cm" style:contextual-spacing="false" fo:text-align="center" style:justify-single-word="false"/>
      <style:text-properties fo:font-size="9pt" officeooo:paragraph-rsid="00528be0" fo:background-color="#ffff00" style:font-size-asian="9pt" style:font-size-complex="9pt"/>
    </style:style>
    <style:style style:name="P33" style:family="paragraph" style:parent-style-name="_5f_Paragraphe_20_livret_20_">
      <style:paragraph-properties fo:margin-top="0.101cm" fo:margin-bottom="0.101cm" style:contextual-spacing="false" fo:text-align="center" style:justify-single-word="false"/>
      <style:text-properties style:use-window-font-color="true" loext:opacity="0%" fo:font-size="9pt" fo:font-weight="bold" officeooo:paragraph-rsid="003b3309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Bitstream Vera Sans3" fo:font-size="9pt" fo:font-weight="bold" officeooo:paragraph-rsid="00519420" fo:background-color="#ffff00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Bitstream Vera Sans3" fo:font-size="9pt" fo:font-weight="bold" officeooo:paragraph-rsid="00519420" fo:background-color="#ffff00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Bitstream Vera Sans3" fo:font-size="9pt" fo:font-weight="bold" officeooo:paragraph-rsid="00519420" fo:background-color="#ffff00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Bitstream Vera Sans3" fo:font-size="9pt" fo:font-weight="bold" officeooo:rsid="00519420" officeooo:paragraph-rsid="00519420" fo:background-color="#ffff00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Bitstream Vera Sans3" fo:font-size="9pt" officeooo:paragraph-rsid="00519420" fo:background-color="#ffff00"/>
    </style:style>
    <style:style style:name="P39" style:family="paragraph" style:parent-style-name="Table_20_Contents">
      <style:paragraph-properties fo:text-align="end" style:justify-single-word="false"/>
      <style:text-properties style:font-name="Bitstream Vera Sans3" fo:font-size="9pt" officeooo:paragraph-rsid="00519420" fo:background-color="#ffff00"/>
    </style:style>
    <style:style style:name="P40" style:family="paragraph" style:parent-style-name="Table_20_Contents">
      <style:paragraph-properties fo:text-align="end" style:justify-single-word="false"/>
      <style:text-properties style:font-name="Bitstream Vera Sans3" fo:font-size="9pt" officeooo:paragraph-rsid="00528be0" fo:background-color="#ffff00"/>
    </style:style>
    <style:style style:name="P41" style:family="paragraph" style:parent-style-name="Table_20_Contents">
      <style:paragraph-properties fo:text-align="end" style:justify-single-word="false"/>
      <style:text-properties style:font-name="Bitstream Vera Sans3" fo:font-size="9pt" officeooo:rsid="005488d8" officeooo:paragraph-rsid="005488d8" fo:background-color="#ffff00"/>
    </style:style>
    <style:style style:name="P42" style:family="paragraph" style:parent-style-name="Table_20_Contents">
      <style:paragraph-properties fo:text-align="end" style:justify-single-word="false"/>
      <style:text-properties style:font-name="Bitstream Vera Sans6" fo:font-size="9pt" officeooo:paragraph-rsid="00519420" fo:background-color="#ffff00"/>
    </style:style>
    <style:style style:name="P43" style:family="paragraph" style:parent-style-name="Table_20_Contents">
      <style:paragraph-properties fo:text-align="end" style:justify-single-word="false"/>
      <style:text-properties style:font-name="Bitstream Vera Sans6" fo:font-size="9pt" fo:font-weight="bold" officeooo:paragraph-rsid="00519420" fo:background-color="#ffff00" style:font-weight-asian="bold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Bitstream Vera Sans6" fo:font-size="9pt" fo:font-weight="bold" officeooo:paragraph-rsid="00528be0" fo:background-color="#ffff00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Bitstream Vera Sans6" fo:font-size="9pt" fo:font-weight="bold" officeooo:paragraph-rsid="00519420" fo:background-color="#ffff00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Bitstream Vera Sans6" fo:font-size="9pt" officeooo:paragraph-rsid="00519420" fo:background-color="#ffff00"/>
    </style:style>
    <style:style style:name="P47" style:family="paragraph" style:parent-style-name="_5f_Paragraphe_20_livret_20_">
      <style:paragraph-properties fo:text-align="end" style:justify-single-word="false"/>
      <style:text-properties fo:font-size="9pt" officeooo:paragraph-rsid="0019dfa2" style:font-size-asian="9pt" style:font-size-complex="9pt"/>
    </style:style>
    <style:style style:name="P48" style:family="paragraph" style:parent-style-name="_5f_Paragraphe_20_livret_20_">
      <style:paragraph-properties fo:text-align="center" style:justify-single-word="false"/>
      <style:text-properties fo:font-size="9pt" officeooo:paragraph-rsid="003eaeda" fo:background-color="#ffff00" style:font-size-asian="9pt" style:font-size-complex="9pt"/>
    </style:style>
    <style:style style:name="P49" style:family="paragraph" style:parent-style-name="_5f_Paragraphe_20_livret_20_">
      <style:paragraph-properties fo:text-align="center" style:justify-single-word="false"/>
      <style:text-properties fo:font-size="9pt" officeooo:paragraph-rsid="00528be0" fo:background-color="#ffff00" style:font-size-asian="9pt" style:font-size-complex="9pt"/>
    </style:style>
    <style:style style:name="P50" style:family="paragraph" style:parent-style-name="_5f_Paragraphe_20_livret_20_">
      <style:paragraph-properties fo:text-align="center" style:justify-single-word="false"/>
    </style:style>
    <style:style style:name="P51" style:family="paragraph" style:parent-style-name="_5f_Paragraphe_20_livret_20_">
      <style:paragraph-properties fo:text-align="center" style:justify-single-word="false"/>
      <style:text-properties officeooo:paragraph-rsid="00353fcb"/>
    </style:style>
    <style:style style:name="P52" style:family="paragraph" style:parent-style-name="_5f_Paragraphe_20_livret_20_">
      <style:paragraph-properties fo:margin-top="0.15cm" fo:margin-bottom="0.101cm" style:contextual-spacing="false"/>
      <style:text-properties officeooo:paragraph-rsid="0047f111"/>
    </style:style>
    <style:style style:name="P53" style:family="paragraph" style:parent-style-name="_5f_Paragraphe_20_livret_20_réponse_20_élève">
      <style:text-properties officeooo:paragraph-rsid="0047f111"/>
    </style:style>
    <style:style style:name="P54" style:family="paragraph" style:parent-style-name="Exo_5f_Num">
      <style:paragraph-properties fo:margin-top="0.097cm" fo:margin-bottom="0cm" style:contextual-spacing="false"/>
      <style:text-properties officeooo:paragraph-rsid="003b3309"/>
    </style:style>
    <style:style style:name="P55" style:family="paragraph" style:parent-style-name="Exo_5f_Num">
      <style:paragraph-properties fo:margin-top="0.45cm" fo:margin-bottom="0.101cm" style:contextual-spacing="false"/>
      <style:text-properties officeooo:paragraph-rsid="003b3309"/>
    </style:style>
    <style:style style:name="P56" style:family="paragraph" style:parent-style-name="Exo_5f_Num">
      <style:paragraph-properties fo:margin-top="0.249cm" fo:margin-bottom="0cm" style:contextual-spacing="false"/>
      <style:text-properties officeooo:paragraph-rsid="003b3309"/>
    </style:style>
    <style:style style:name="P57" style:family="paragraph" style:parent-style-name="Exo_5f_Num">
      <style:paragraph-properties fo:margin-top="0.499cm" fo:margin-bottom="0.199cm" style:contextual-spacing="false"/>
      <style:text-properties officeooo:paragraph-rsid="003b3309"/>
    </style:style>
    <style:style style:name="P58" style:family="paragraph" style:parent-style-name="Exo_5f_Num">
      <style:paragraph-properties fo:margin-top="0cm" fo:margin-bottom="0.101cm" style:contextual-spacing="false"/>
      <style:text-properties officeooo:paragraph-rsid="003b3309"/>
    </style:style>
    <style:style style:name="P59" style:family="paragraph" style:parent-style-name="Exo_5f_Num">
      <style:paragraph-properties fo:margin-top="0.3cm" fo:margin-bottom="0cm" style:contextual-spacing="false"/>
      <style:text-properties officeooo:paragraph-rsid="003b3309"/>
    </style:style>
    <style:style style:name="P60" style:family="paragraph" style:parent-style-name="Exo_5f_Num">
      <style:paragraph-properties fo:margin-top="0.3cm" fo:margin-bottom="0.03cm" style:contextual-spacing="false"/>
      <style:text-properties officeooo:paragraph-rsid="003b3309"/>
    </style:style>
    <style:style style:name="P61" style:family="paragraph" style:parent-style-name="Exo_5f_Num">
      <style:paragraph-properties fo:margin-top="0.3cm" fo:margin-bottom="0.101cm" style:contextual-spacing="false" fo:break-before="page"/>
      <style:text-properties officeooo:paragraph-rsid="003b3309"/>
    </style:style>
    <style:style style:name="P62" style:family="paragraph" style:parent-style-name="Exo_5f_Num">
      <style:paragraph-properties fo:margin-top="0.499cm" fo:margin-bottom="0cm" style:contextual-spacing="false"/>
      <style:text-properties officeooo:paragraph-rsid="003b3309"/>
    </style:style>
    <style:style style:name="P63" style:family="paragraph" style:parent-style-name="Exo_5f_Num">
      <style:paragraph-properties fo:margin-top="0.6cm" fo:margin-bottom="0cm" style:contextual-spacing="false"/>
      <style:text-properties officeooo:paragraph-rsid="003b3309"/>
    </style:style>
    <style:style style:name="P64" style:family="paragraph" style:parent-style-name="Exo_5f_Num">
      <style:paragraph-properties fo:margin-top="0.6cm" fo:margin-bottom="0cm" style:contextual-spacing="false" fo:text-align="start" style:justify-single-word="false"/>
      <style:text-properties fo:letter-spacing="normal" officeooo:paragraph-rsid="003b3309"/>
    </style:style>
    <style:style style:name="P65" style:family="paragraph" style:parent-style-name="Exo_5f_Num">
      <style:paragraph-properties fo:margin-top="0.7cm" fo:margin-bottom="0cm" style:contextual-spacing="false" fo:break-before="column"/>
      <style:text-properties officeooo:paragraph-rsid="003b3309"/>
    </style:style>
    <style:style style:name="P66" style:family="paragraph" style:parent-style-name="Exo_5f_Num">
      <style:paragraph-properties fo:margin-top="0.7cm" fo:margin-bottom="0cm" style:contextual-spacing="false"/>
      <style:text-properties officeooo:paragraph-rsid="003b3309"/>
    </style:style>
    <style:style style:name="P67" style:family="paragraph" style:parent-style-name="Exo_5f_Num">
      <style:paragraph-properties fo:margin-top="0.7cm" fo:margin-bottom="0.199cm" style:contextual-spacing="false"/>
      <style:text-properties officeooo:paragraph-rsid="003b3309"/>
    </style:style>
    <style:style style:name="P68" style:family="paragraph" style:parent-style-name="Exo_5f_Num">
      <style:paragraph-properties fo:margin-top="0.801cm" fo:margin-bottom="0.101cm" style:contextual-spacing="false"/>
      <style:text-properties officeooo:paragraph-rsid="003b3309"/>
    </style:style>
    <style:style style:name="P69" style:family="paragraph" style:parent-style-name="Exo_5f_Num">
      <style:paragraph-properties fo:margin-top="0.7cm" fo:margin-bottom="0.3cm" style:contextual-spacing="false"/>
      <style:text-properties fo:letter-spacing="-0.004cm" officeooo:paragraph-rsid="003b3309"/>
    </style:style>
    <style:style style:name="P70" style:family="paragraph" style:parent-style-name="Exo_5f_Num" style:list-style-name="Num_5f_Exo">
      <style:paragraph-properties fo:margin-top="0.801cm" fo:margin-bottom="0.199cm" style:contextual-spacing="false"/>
      <style:text-properties officeooo:paragraph-rsid="00519420"/>
    </style:style>
    <style:style style:name="P71" style:family="paragraph" style:parent-style-name="Standard" style:list-style-name="liste_5f_abc">
      <style:paragraph-properties fo:text-align="justify" style:justify-single-word="false"/>
      <style:text-properties fo:font-size="10pt" officeooo:paragraph-rsid="003b3309" style:font-size-asian="10pt" style:font-size-complex="10pt"/>
    </style:style>
    <style:style style:name="P72" style:family="paragraph" style:parent-style-name="Standard" style:list-style-name="Num_5f_Exo" style:master-page-name="_5f_Fiche_20_éditeur_20_série_20_2_20_une_20_colonne_20_impaire_20__28_G_29_">
      <style:paragraph-properties style:page-number="4" fo:break-before="auto" fo:break-after="auto"/>
      <style:text-properties officeooo:paragraph-rsid="003b3309"/>
    </style:style>
    <style:style style:name="P73" style:family="paragraph" style:parent-style-name="Standard" style:list-style-name="_5f_Numérotation_20_des_20_exercices_20_livrets">
      <style:paragraph-properties fo:margin-top="0cm" fo:margin-bottom="0cm" style:contextual-spacing="false" fo:line-height="100%" fo:text-align="start" style:justify-single-word="false" text:number-lines="false" text:line-number="0">
        <style:tab-stops/>
      </style:paragraph-properties>
      <style:text-properties fo:font-size="9pt" officeooo:rsid="0019dfa2" officeooo:paragraph-rsid="0019dfa2" style:font-size-asian="9pt" style:font-size-complex="9pt"/>
    </style:style>
    <style:style style:name="P74" style:family="paragraph" style:parent-style-name="Standard" style:list-style-name="_5f_Numérotation_20_des_20_exercices_20_livrets">
      <style:paragraph-properties fo:margin-top="0cm" fo:margin-bottom="0cm" style:contextual-spacing="false" fo:line-height="100%" fo:text-align="start" style:justify-single-word="false" text:number-lines="false" text:line-number="0">
        <style:tab-stops/>
      </style:paragraph-properties>
      <style:text-properties fo:font-size="9pt" officeooo:rsid="001b3d8e" officeooo:paragraph-rsid="001b3d8e" style:font-size-asian="9pt" style:font-size-complex="9pt"/>
    </style:style>
    <style:style style:name="P75" style:family="paragraph" style:parent-style-name="Table_20_Contents">
      <style:paragraph-properties fo:text-align="justify" style:justify-single-word="false"/>
      <style:text-properties style:font-name="Bitstream Vera Sans3" fo:font-size="9pt" officeooo:paragraph-rsid="00519420" fo:background-color="#ffff00"/>
    </style:style>
    <style:style style:name="P76" style:family="paragraph" style:parent-style-name="Table_20_Contents">
      <style:paragraph-properties fo:text-align="end" style:justify-single-word="false"/>
      <style:text-properties style:font-name="Bitstream Vera Sans3" fo:font-size="9pt" officeooo:paragraph-rsid="00519420" fo:background-color="#ffff00"/>
    </style:style>
    <style:style style:name="P77" style:family="paragraph" style:parent-style-name="Table_20_Contents">
      <style:paragraph-properties fo:text-align="justify" style:justify-single-word="false"/>
      <style:text-properties style:font-name="Bitstream Vera Sans3" fo:font-size="9pt" fo:font-weight="bold" officeooo:rsid="00519420" officeooo:paragraph-rsid="00586181" fo:background-color="#ffff00" style:font-weight-asian="bold" style:font-weight-complex="bold"/>
    </style:style>
    <style:style style:name="P78" style:family="paragraph" style:parent-style-name="_5f_Paragraphe_20_de_20_s_27_entraîner" style:list-style-name="liste_5f_abc">
      <style:text-properties fo:font-size="10pt" officeooo:paragraph-rsid="004e3a0c" style:font-size-asian="10pt" style:font-size-complex="10pt"/>
    </style:style>
    <style:style style:name="P79" style:family="paragraph" style:parent-style-name="_5f_Paragraphe_20_de_20_s_27_entraîner" style:list-style-name="liste_5f_abc">
      <style:text-properties fo:font-size="10pt" officeooo:paragraph-rsid="004efde7" style:font-size-asian="10pt" style:font-size-complex="10pt"/>
    </style:style>
    <style:style style:name="P80" style:family="paragraph" style:parent-style-name="_5f_Paragraphe_20_de_20_s_27_entraîner" style:list-style-name="liste_5f_abc">
      <style:text-properties fo:font-size="10pt" officeooo:paragraph-rsid="005079b4" style:font-size-asian="10pt" style:font-size-complex="10pt"/>
    </style:style>
    <style:style style:name="P81" style:family="paragraph" style:parent-style-name="_5f_Paragraphe_20_de_20_s_27_entraîner" style:list-style-name="liste_5f_abc">
      <style:text-properties style:use-window-font-color="true" loext:opacity="0%" fo:font-style="normal" officeooo:paragraph-rsid="00519420" style:font-style-asian="normal" style:font-style-complex="normal"/>
    </style:style>
    <style:style style:name="P82" style:family="paragraph" style:parent-style-name="_5f_Paragraphe_20_de_20_s_27_entraîner" style:list-style-name="liste_5f_abc">
      <style:text-properties style:use-window-font-color="true" loext:opacity="0%" fo:font-size="9pt" fo:font-style="normal" officeooo:paragraph-rsid="003b3309" style:font-size-asian="9pt" style:font-style-asian="normal" style:font-size-complex="9pt" style:font-style-complex="normal"/>
    </style:style>
    <style:style style:name="P83" style:family="paragraph" style:parent-style-name="_5f_Paragraphe_20_de_20_s_27_entraîner" style:list-style-name="">
      <style:text-properties style:use-window-font-color="true" loext:opacity="0%" fo:font-size="9pt" fo:font-style="normal" officeooo:paragraph-rsid="003b3309" style:font-size-asian="9pt" style:font-style-asian="normal" style:font-size-complex="9pt" style:font-style-complex="normal"/>
    </style:style>
    <style:style style:name="P84" style:family="paragraph" style:parent-style-name="_5f_Paragraphe_20_de_20_s_27_entraîner" style:list-style-name="_5f_Numérotation_20_des_20_exercices_20_livrets">
      <style:text-properties style:use-window-font-color="true" loext:opacity="0%" fo:font-size="9pt" fo:font-style="normal" officeooo:paragraph-rsid="00528be0" style:font-size-asian="9pt" style:font-style-asian="normal" style:font-size-complex="9pt" style:font-style-complex="normal"/>
    </style:style>
    <style:style style:name="P85" style:family="paragraph" style:parent-style-name="_5f_Paragraphe_20_de_20_s_27_entraîner" style:list-style-name="_5f_Numérotation_20_des_20_exercices_20_livrets">
      <style:text-properties style:use-window-font-color="true" loext:opacity="0%" fo:font-size="9pt" fo:font-style="normal" officeooo:paragraph-rsid="003b3309" style:font-size-asian="9pt" style:font-style-asian="normal" style:font-size-complex="9pt" style:font-style-complex="normal"/>
    </style:style>
    <style:style style:name="P86" style:family="paragraph" style:parent-style-name="_5f_Paragraphe_20_de_20_s_27_entraîner" style:list-style-name="">
      <style:paragraph-properties fo:text-align="center" style:justify-single-word="false"/>
      <style:text-properties style:use-window-font-color="true" loext:opacity="0%" style:font-name="OpenSymbol" fo:font-size="9pt" officeooo:paragraph-rsid="00519420" fo:background-color="#ffff00"/>
    </style:style>
    <style:style style:name="P87" style:family="paragraph" style:parent-style-name="_5f_Paragraphe_20_de_20_s_27_entraîner" style:list-style-name="">
      <style:paragraph-properties fo:text-align="center" style:justify-single-word="false"/>
      <style:text-properties style:use-window-font-color="true" loext:opacity="0%" style:font-name="Bitstream Vera Sans6" fo:font-size="9pt" officeooo:paragraph-rsid="00519420" fo:background-color="#ffff00"/>
    </style:style>
    <style:style style:name="P88" style:family="paragraph" style:parent-style-name="_5f_Paragraphe_20_de_20_s_27_entraîner" style:list-style-name="">
      <style:paragraph-properties fo:text-align="center" style:justify-single-word="false"/>
      <style:text-properties style:use-window-font-color="true" loext:opacity="0%" style:font-name="Bitstream Vera Sans6" fo:font-size="9pt" officeooo:rsid="005488d8" officeooo:paragraph-rsid="005488d8" fo:background-color="#ffff00"/>
    </style:style>
    <style:style style:name="P89" style:family="paragraph" style:parent-style-name="_5f_Paragraphe_20_de_20_s_27_entraîner" style:list-style-name="">
      <style:paragraph-properties fo:text-align="end" style:justify-single-word="false"/>
      <style:text-properties style:font-name="OpenSymbol" fo:font-size="9pt" officeooo:paragraph-rsid="00519420" fo:background-color="#ffff00"/>
    </style:style>
    <style:style style:name="P90" style:family="paragraph" style:parent-style-name="_5f_Paragraphe_20_de_20_s_27_entraîner" style:list-style-name="">
      <style:paragraph-properties fo:text-align="end" style:justify-single-word="false"/>
      <style:text-properties style:font-name="Bitstream Vera Sans6" fo:font-size="9pt" officeooo:paragraph-rsid="00519420" fo:background-color="#ffff00"/>
    </style:style>
    <style:style style:name="P91" style:family="paragraph" style:parent-style-name="_5f_Paragraphe_20_de_20_s_27_entraîner" style:list-style-name="">
      <style:paragraph-properties fo:text-align="end" style:justify-single-word="false"/>
      <style:text-properties style:font-name="Bitstream Vera Sans6" fo:font-size="9pt" officeooo:paragraph-rsid="00528be0" fo:background-color="#ffff00"/>
    </style:style>
    <style:style style:name="P92" style:family="paragraph" style:parent-style-name="_5f_Paragraphe_20_de_20_s_27_entraîner">
      <style:paragraph-properties fo:text-align="end" style:justify-single-word="false"/>
      <style:text-properties style:font-name="Bitstream Vera Sans6" fo:font-size="9pt" officeooo:paragraph-rsid="00519420" fo:background-color="#ffff00"/>
    </style:style>
    <style:style style:name="P93" style:family="paragraph" style:parent-style-name="_5f_Paragraphe_20_de_20_s_27_entraîner" style:list-style-name="_5f_Numérotation_20_des_20_exercices_20_livrets">
      <style:text-properties officeooo:paragraph-rsid="00528be0"/>
    </style:style>
    <style:style style:name="P94" style:family="paragraph" style:parent-style-name="_5f_Paragraphe_20_de_20_s_27_entraîner" style:list-style-name="liste_5f_abc">
      <style:paragraph-properties fo:margin-top="0.45cm" fo:margin-bottom="0.199cm" style:contextual-spacing="false"/>
      <style:text-properties fo:font-size="10pt" officeooo:paragraph-rsid="003b3309" style:font-size-asian="10pt" style:font-size-complex="10pt"/>
    </style:style>
    <style:style style:name="P95" style:family="paragraph" style:parent-style-name="_5f_Paragraphe_20_de_20_s_27_entraîner" style:list-style-name="">
      <style:paragraph-properties fo:margin-left="0.009cm" fo:margin-right="0.062cm" fo:margin-top="0.101cm" fo:margin-bottom="0.101cm" style:contextual-spacing="false" fo:text-align="center" style:justify-single-word="false" fo:text-indent="0cm" style:auto-text-indent="false"/>
      <style:text-properties style:use-window-font-color="true" loext:opacity="0%" fo:font-size="9pt" fo:font-style="normal" officeooo:paragraph-rsid="003b3309" style:font-size-asian="9pt" style:font-style-asian="normal" style:font-size-complex="9pt" style:font-style-complex="normal"/>
    </style:style>
    <style:style style:name="P96" style:family="paragraph" style:parent-style-name="_5f_Paragraphe_20_livret_20_" style:list-style-name="liste_5f_abc">
      <style:text-properties officeooo:paragraph-rsid="003b3309"/>
    </style:style>
    <style:style style:name="P97" style:family="paragraph" style:parent-style-name="_5f_Paragraphe_20_livret_20_" style:list-style-name="_5f_Numérotation_20_des_20_exercices_20_livrets">
      <style:paragraph-properties fo:text-align="end" style:justify-single-word="false"/>
      <style:text-properties fo:font-size="9pt" officeooo:paragraph-rsid="0019dfa2" style:font-size-asian="9pt" style:font-size-complex="9pt"/>
    </style:style>
    <style:style style:name="P98" style:family="paragraph" style:parent-style-name="_5f_Paragraphe_20_livret_20_" style:list-style-name="_5f_Numérotation_20_des_20_exercices_20_livrets">
      <style:paragraph-properties fo:text-align="end" style:justify-single-word="false"/>
      <style:text-properties fo:font-size="9pt" officeooo:paragraph-rsid="001b3d8e" style:font-size-asian="9pt" style:font-size-complex="9pt"/>
    </style:style>
    <style:style style:name="P99" style:family="paragraph" style:parent-style-name="_5f_Paragraphe_20_livret_20_" style:list-style-name="_5f_Numérotation_20_des_20_exercices_20_livrets">
      <style:paragraph-properties fo:text-align="end" style:justify-single-word="false"/>
      <style:text-properties officeooo:rsid="0019dfa2" officeooo:paragraph-rsid="001b3d8e"/>
    </style:style>
    <style:style style:name="P100" style:family="paragraph" style:parent-style-name="_5f_Paragraphe_20_livret_20_" style:list-style-name="_5f_Numérotation_20_des_20_exercices_20_livrets">
      <style:paragraph-properties fo:text-align="end" style:justify-single-word="false"/>
      <style:text-properties officeooo:paragraph-rsid="0019dfa2"/>
    </style:style>
    <style:style style:name="P101" style:family="paragraph" style:parent-style-name="_5f_Paragraphe_20_livret_20_" style:list-style-name="_5f_Numérotation_20_des_20_exercices_20_livrets">
      <style:paragraph-properties fo:text-align="end" style:justify-single-word="false"/>
      <style:text-properties officeooo:paragraph-rsid="001b3d8e"/>
    </style:style>
    <style:style style:name="P102" style:family="paragraph" style:parent-style-name="_5f_Paragraphe_20_livret_20_" style:list-style-name="_5f_Numérotation_20_des_20_exercices_20_livrets">
      <style:paragraph-properties fo:margin-top="0cm" fo:margin-bottom="0cm" style:contextual-spacing="false" fo:line-height="100%" fo:text-align="end" style:justify-single-word="false" text:number-lines="false" text:line-number="0">
        <style:tab-stops/>
      </style:paragraph-properties>
      <style:text-properties fo:font-size="10pt" officeooo:rsid="0019dfa2" officeooo:paragraph-rsid="0019dfa2" style:font-size-asian="10pt" style:font-size-complex="10pt"/>
    </style:style>
    <style:style style:name="P103" style:family="paragraph" style:parent-style-name="_5f_Paragraphe_20_livret_20_" style:list-style-name="_5f_Numérotation_20_des_20_exercices_20_livrets">
      <style:paragraph-properties fo:margin-top="0cm" fo:margin-bottom="0cm" style:contextual-spacing="false" fo:line-height="100%" fo:text-align="end" style:justify-single-word="false" text:number-lines="false" text:line-number="0">
        <style:tab-stops/>
      </style:paragraph-properties>
      <style:text-properties fo:font-size="10pt" officeooo:rsid="001b3d8e" officeooo:paragraph-rsid="001b3d8e" style:font-size-asian="10pt" style:font-size-complex="10pt"/>
    </style:style>
    <style:style style:name="P104" style:family="paragraph" style:parent-style-name="_5f_Paragraphe_20_livret_20_" style:list-style-name="liste_5f_abc">
      <style:paragraph-properties fo:margin-top="0.15cm" fo:margin-bottom="0.101cm" style:contextual-spacing="false"/>
      <style:text-properties officeooo:paragraph-rsid="0047f111"/>
    </style:style>
    <style:style style:name="P105" style:family="paragraph" style:parent-style-name="_5f_Paragraphe_20_livret_20_" style:list-style-name="liste_5f_abc">
      <style:paragraph-properties fo:margin-top="0.199cm" fo:margin-bottom="0.101cm" style:contextual-spacing="false"/>
      <style:text-properties officeooo:paragraph-rsid="00481534"/>
    </style:style>
    <style:style style:name="P106" style:family="paragraph" style:parent-style-name="_5f_Paragraphe_20_livret_20_réponse_20_élève" style:list-style-name="liste_5f_abc"/>
    <style:style style:name="P107" style:family="paragraph" style:parent-style-name="_5f_Paragraphe_20_livret_20_réponse_20_élève" style:list-style-name="liste_5f_abc">
      <style:text-properties officeooo:paragraph-rsid="00440dfa"/>
    </style:style>
    <style:style style:name="P108" style:family="paragraph" style:parent-style-name="_5f_Paragraphe_20_livret_20_réponse_20_élève" style:list-style-name="liste_5f_abc">
      <style:text-properties officeooo:paragraph-rsid="004678e8"/>
    </style:style>
    <style:style style:name="P109" style:family="paragraph" style:parent-style-name="_5f_Paragraphe_20_livret_20_réponse_20_élève" style:list-style-name="liste_5f_abc">
      <style:text-properties officeooo:paragraph-rsid="0047f111"/>
    </style:style>
    <style:style style:name="P110" style:family="paragraph" style:parent-style-name="_5f_Paragraphe_20_livret_20_réponse_20_élève" style:list-style-name="liste_5f_abc">
      <style:text-properties officeooo:paragraph-rsid="004927a2"/>
    </style:style>
    <style:style style:name="P111" style:family="paragraph" style:parent-style-name="_5f_Paragraphe_20_livret_20_réponse_20_élève" style:list-style-name="liste_5f_abc">
      <style:text-properties officeooo:paragraph-rsid="004b10c1"/>
    </style:style>
    <style:style style:name="P112" style:family="paragraph" style:parent-style-name="_5f_Paragraphe_20_livret_20_réponse_20_élève" style:list-style-name="liste_5f_abc">
      <style:text-properties officeooo:paragraph-rsid="004b7a2e"/>
    </style:style>
    <style:style style:name="P113" style:family="paragraph" style:parent-style-name="_5f_Paragraphe_20_livret_20_réponse_20_élève" style:list-style-name="liste_5f_abc">
      <style:text-properties officeooo:paragraph-rsid="004c588d"/>
    </style:style>
    <style:style style:name="P114" style:family="paragraph" style:parent-style-name="_5f_Paragraphe_20_livret_20_réponse_20_élève" style:list-style-name="liste_5f_abc">
      <style:paragraph-properties fo:line-height="150%"/>
      <style:text-properties officeooo:paragraph-rsid="00440dfa"/>
    </style:style>
    <style:style style:name="P115" style:family="paragraph" style:parent-style-name="_5f_Paragraphe_20_livret_20_réponse_20_élève" style:list-style-name="liste_5f_abc">
      <style:paragraph-properties style:line-height-at-least="0.72cm"/>
      <style:text-properties officeooo:paragraph-rsid="0044bbb6"/>
    </style:style>
    <style:style style:name="P116" style:family="paragraph" style:parent-style-name="_5f_Paragraphe_20_livret_20_réponse_20_élève" style:list-style-name="_5f_Numérotation_20_des_20_exercices_20_livrets">
      <style:paragraph-properties style:line-height-at-least="0.72cm"/>
      <style:text-properties officeooo:paragraph-rsid="0044bbb6"/>
    </style:style>
    <style:style style:name="P117" style:family="paragraph" style:parent-style-name="_5f_Paragraphe_20_livret_20_réponse_20_élève" style:list-style-name="_5f_Numérotation_20_des_20_exercices_20_livrets">
      <style:text-properties officeooo:paragraph-rsid="0047f111"/>
    </style:style>
    <style:style style:name="P118" style:family="paragraph" style:parent-style-name="_5f_Paragraphe_20_livret_20_réponse_20_élève" style:list-style-name="_5f_Numérotation_20_des_20_exercices_20_livrets">
      <style:paragraph-properties style:line-height-at-least="0.72cm"/>
      <style:text-properties fo:color="#000000" loext:opacity="100%" officeooo:paragraph-rsid="0044bbb6" fo:background-color="#ffff00"/>
    </style:style>
    <style:style style:name="P119" style:family="paragraph" style:parent-style-name="_5f_Paragraphe_20_livret_20_réponse_20_élève" style:list-style-name="liste_5f_abc">
      <style:text-properties fo:font-size="9pt" officeooo:paragraph-rsid="004927a2" style:font-size-asian="9pt" style:font-size-complex="9pt"/>
    </style:style>
    <style:style style:name="P120" style:family="paragraph" style:parent-style-name="_5f_Paragraphe_20_livret_20_réponse_20_élève" style:list-style-name="liste_5f_abc">
      <style:text-properties fo:font-size="9pt" officeooo:paragraph-rsid="004b7a2e" style:font-size-asian="9pt" style:font-size-complex="9pt"/>
    </style:style>
    <style:style style:name="P121" style:family="paragraph" style:parent-style-name="_5f_Paragraphe_20_livret_20_réponse_20_élève" style:list-style-name="liste_5f_abc">
      <style:text-properties style:use-window-font-color="true" loext:opacity="0%" fo:font-size="10pt" officeooo:paragraph-rsid="004b10c1"/>
    </style:style>
    <style:style style:name="P122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c588d"/>
    </style:style>
    <style:style style:name="P123" style:family="paragraph" style:parent-style-name="_5f_Paragraphe_20_livret_20_réponse_20_élève" style:list-style-name="liste_5f_abc">
      <style:paragraph-properties fo:margin-top="0cm" fo:margin-bottom="0.101cm" style:contextual-spacing="false"/>
      <style:text-properties officeooo:paragraph-rsid="004678e8"/>
    </style:style>
    <style:style style:name="P124" style:family="paragraph" style:parent-style-name="_5f_Paragraphe_20_livret_20_réponse_20_élève" style:list-style-name="liste_5f_abc">
      <style:paragraph-properties fo:margin-top="0.3cm" fo:margin-bottom="0cm" style:contextual-spacing="false" fo:line-height="100%">
        <style:tab-stops>
          <style:tab-stop style:position="4.429cm" style:leader-style="dotted" style:leader-text="."/>
          <style:tab-stop style:position="9.2cm" style:leader-style="dotted" style:leader-text="."/>
        </style:tab-stops>
      </style:paragraph-properties>
      <style:text-properties officeooo:paragraph-rsid="004b10c1"/>
    </style:style>
    <style:style style:name="P125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 fo:text-align="justify" style:justify-single-word="false">
        <style:tab-stops/>
      </style:paragraph-properties>
      <style:text-properties style:use-window-font-color="true" loext:opacity="0%" fo:font-size="10pt" officeooo:paragraph-rsid="004b10c1"/>
    </style:style>
    <style:style style:name="P126" style:family="paragraph" style:parent-style-name="_5f_Pied_20_de_20_page" style:list-style-name="">
      <style:paragraph-properties fo:text-align="end" style:justify-single-word="false"/>
    </style:style>
    <style:style style:name="P127" style:family="paragraph" style:parent-style-name="_5f_Pied_20_de_20_page">
      <style:paragraph-properties fo:text-align="end" style:justify-single-word="false"/>
    </style:style>
    <style:style style:name="P128" style:family="paragraph" style:parent-style-name="_5f_Pied_20_de_20_page" style:list-style-name=""/>
    <style:style style:name="P12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0" style:family="paragraph" style:parent-style-name="_5f_num_5f_abcd">
      <style:text-properties officeooo:paragraph-rsid="00528be0"/>
    </style:style>
    <style:style style:name="P13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2" style:family="paragraph">
      <style:paragraph-properties fo:text-align="center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134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loext:opacity="100%" style:font-name="Bitstream Vera Sans" fo:font-size="16pt" fo:font-style="normal" fo:text-shadow="none" fo:font-weight="bold" officeooo:rsid="0013441a" style:font-size-asian="16pt" style:font-style-asian="normal" style:font-size-complex="16pt" style:font-style-complex="normal"/>
    </style:style>
    <style:style style:name="T6" style:family="text">
      <style:text-properties officeooo:rsid="003b3309"/>
    </style:style>
    <style:style style:name="T7" style:family="text">
      <style:text-properties officeooo:rsid="0023affa"/>
    </style:style>
    <style:style style:name="T8" style:family="text">
      <style:text-properties style:font-name="Bitstream Vera Sans"/>
    </style:style>
    <style:style style:name="T9" style:family="text">
      <style:text-properties style:font-name="Bitstream Vera Sans" fo:font-style="normal" style:font-style-asian="normal" style:font-style-complex="normal"/>
    </style:style>
    <style:style style:name="T10" style:family="text">
      <style:text-properties style:font-name="Bitstream Vera Sans" fo:font-size="10pt" fo:language="zxx" fo:country="none" fo:font-style="normal" fo:font-weight="normal" style:font-name-asian="OpenSymbol1" style:font-size-asian="10pt" style:language-asian="zxx" style:country-asian="none" style:font-style-asian="normal" style:font-weight-asian="normal" style:font-name-complex="OpenSymbol1" style:font-size-complex="10pt" style:font-style-complex="normal" style:font-weight-complex="normal"/>
    </style:style>
    <style:style style:name="T11" style:family="text">
      <style:text-properties style:font-name="Bitstream Vera Sans" fo:font-size="10pt" fo:language="zxx" fo:country="none" fo:font-weight="normal" style:font-size-asian="10pt" style:language-asian="zxx" style:country-asian="none" style:font-weight-asian="normal" style:font-size-complex="10pt" style:font-weight-complex="normal" style:font-relief="none"/>
    </style:style>
    <style:style style:name="T12" style:family="text">
      <style:text-properties style:font-name="Bitstream Vera Sans" fo:font-size="10pt" fo:language="zxx" fo:country="none" fo:font-weight="normal" officeooo:rsid="001715bb" style:font-size-asian="10pt" style:language-asian="zxx" style:country-asian="none" style:font-weight-asian="normal" style:font-size-complex="10pt" style:font-weight-complex="normal" style:font-relief="none"/>
    </style:style>
    <style:style style:name="T13" style:family="text">
      <style:text-properties style:font-name="Bitstream Vera Sans" fo:font-size="10pt" fo:language="zxx" fo:country="none" fo:font-weight="normal" officeooo:rsid="004497a0" fo:background-color="#ffff00" loext:char-shading-value="0" style:font-size-asian="10pt" style:language-asian="zxx" style:country-asian="none" style:font-weight-asian="normal" style:font-size-complex="10pt" style:font-weight-complex="normal" style:font-relief="none"/>
    </style:style>
    <style:style style:name="T14" style:family="text">
      <style:text-properties style:font-name="Bitstream Vera Sans" fo:font-size="10pt" style:font-size-asian="10pt" style:font-size-complex="10pt"/>
    </style:style>
    <style:style style:name="T15" style:family="text">
      <style:text-properties style:font-name="Bitstream Vera Sans" fo:font-size="10pt" officeooo:rsid="001f90dd" style:font-size-asian="10pt" style:font-size-complex="10pt"/>
    </style:style>
    <style:style style:name="T16" style:family="text">
      <style:text-properties style:font-name="Bitstream Vera Sans" fo:font-size="10pt" officeooo:rsid="001715bb" style:font-size-asian="10pt" style:font-size-complex="10pt"/>
    </style:style>
    <style:style style:name="T17" style:family="text">
      <style:text-properties style:font-name="Bitstream Vera Sans" fo:font-size="10pt" fo:letter-spacing="normal" officeooo:rsid="001715bb"/>
    </style:style>
    <style:style style:name="T18" style:family="text">
      <style:text-properties style:font-name="Bitstream Vera Sans" fo:font-size="10pt" fo:letter-spacing="normal" officeooo:rsid="001715bb" fo:background-color="#ffff00" loext:char-shading-value="0"/>
    </style:style>
    <style:style style:name="T19" style:family="text">
      <style:text-properties style:font-name="Bitstream Vera Sans" fo:font-size="10pt" fo:letter-spacing="normal" officeooo:rsid="001715bb" fo:background-color="#ffff00" loext:char-shading-value="0" style:font-style-asian="normal" style:font-style-complex="normal"/>
    </style:style>
    <style:style style:name="T20" style:family="text">
      <style:text-properties style:font-name="Bitstream Vera Sans" fo:font-size="10pt" fo:letter-spacing="normal" officeooo:rsid="001715bb" style:font-style-asian="normal" style:font-style-complex="normal"/>
    </style:style>
    <style:style style:name="T21" style:family="text">
      <style:text-properties style:font-name="Bitstream Vera Sans" fo:font-size="10pt" fo:font-style="normal" style:font-size-asian="10pt" style:font-style-asian="normal" style:font-size-complex="10pt" style:font-style-complex="normal"/>
    </style:style>
    <style:style style:name="T22" style:family="text">
      <style:text-properties style:font-name="Bitstream Vera Sans" fo:font-size="10pt" style:font-name-asian="OpenSymbol1" style:font-size-asian="10pt" style:font-name-complex="OpenSymbol1" style:font-size-complex="10pt"/>
    </style:style>
    <style:style style:name="T23" style:family="text">
      <style:text-properties style:font-name="Bitstream Vera Sans" fo:font-size="10pt" fo:letter-spacing="-0.018cm" style:font-size-asian="10pt" style:font-size-complex="10pt"/>
    </style:style>
    <style:style style:name="T24" style:family="text">
      <style:text-properties style:font-name="Bitstream Vera Sans" fo:font-size="10pt" fo:letter-spacing="-0.018cm" officeooo:rsid="001f90dd" style:font-size-asian="10pt" style:font-size-complex="10pt"/>
    </style:style>
    <style:style style:name="T25" style:family="text">
      <style:text-properties style:font-name="Bitstream Vera Sans" fo:font-size="10pt" fo:background-color="#ffff00" loext:char-shading-value="0"/>
    </style:style>
    <style:style style:name="T26" style:family="text">
      <style:text-properties style:font-name="Bitstream Vera Sans" fo:font-size="10pt" officeooo:rsid="004497a0" fo:background-color="#ffff00" loext:char-shading-value="0" style:font-size-asian="10pt" style:font-size-complex="10pt"/>
    </style:style>
    <style:style style:name="T27" style:family="text">
      <style:text-properties style:font-name="Bitstream Vera Sans" fo:font-size="10pt" officeooo:rsid="004497a0" fo:background-color="#ffff00" loext:char-shading-value="0" style:font-name-asian="OpenSymbol" style:font-size-asian="10pt" style:font-name-complex="OpenSymbol" style:font-size-complex="10pt"/>
    </style:style>
    <style:style style:name="T28" style:family="text">
      <style:text-properties style:font-name="Bitstream Vera Sans" fo:font-size="10pt" style:font-name-asian="OpenSymbol" style:font-size-asian="10pt" style:font-name-complex="OpenSymbol" style:font-size-complex="10pt"/>
    </style:style>
    <style:style style:name="T29" style:family="text">
      <style:text-properties style:font-name="Bitstream Vera Sans" fo:letter-spacing="-0.018cm"/>
    </style:style>
    <style:style style:name="T30" style:family="text">
      <style:text-properties style:font-name="Bitstream Vera Sans" officeooo:rsid="001715bb"/>
    </style:style>
    <style:style style:name="T31" style:family="text">
      <style:text-properties style:font-name="Bitstream Vera Sans" fo:font-size="9pt"/>
    </style:style>
    <style:style style:name="T32" style:family="text">
      <style:text-properties style:font-name="Bitstream Vera Sans" fo:font-size="9pt" style:font-size-asian="9pt" style:font-size-complex="9pt"/>
    </style:style>
    <style:style style:name="T33" style:family="text">
      <style:text-properties style:font-name="Bitstream Vera Sans" fo:language="zxx" fo:country="none" fo:font-style="normal" fo:font-weight="normal" style:font-name-asian="OpenSymbol1" style:language-asian="zxx" style:country-asian="none" style:font-style-asian="normal" style:font-weight-asian="normal" style:font-name-complex="OpenSymbol1" style:font-style-complex="normal" style:font-weight-complex="normal"/>
    </style:style>
    <style:style style:name="T34" style:family="text">
      <style:text-properties style:font-name="Bitstream Vera Sans" fo:language="fr" fo:country="FR" officeooo:rsid="0019dfa2"/>
    </style:style>
    <style:style style:name="T35" style:family="text">
      <style:text-properties style:font-name="Bitstream Vera Sans" fo:language="fr" fo:country="FR" officeooo:rsid="001b3d8e"/>
    </style:style>
    <style:style style:name="T36" style:family="text">
      <style:text-properties style:font-name="Bitstream Vera Sans" style:font-size-asian="10pt" style:font-size-complex="10pt"/>
    </style:style>
    <style:style style:name="T37" style:family="text">
      <style:text-properties style:font-name="Bitstream Vera Sans" fo:background-color="#ffff00" loext:char-shading-value="0"/>
    </style:style>
    <style:style style:name="T38" style:family="text">
      <style:text-properties style:font-name="Bitstream Vera Sans" officeooo:rsid="002e7e4f" fo:background-color="#ffff00" loext:char-shading-value="0" style:font-size-asian="10pt" style:font-size-complex="10pt"/>
    </style:style>
    <style:style style:name="T39" style:family="text">
      <style:text-properties style:font-name="Bitstream Vera Sans" officeooo:rsid="0042f07b" fo:background-color="#ffff00" loext:char-shading-value="0"/>
    </style:style>
    <style:style style:name="T40" style:family="text">
      <style:text-properties style:font-name="Bitstream Vera Sans" fo:letter-spacing="normal" officeooo:rsid="002e7e4f" fo:background-color="#ffff00" loext:char-shading-value="0" style:font-size-asian="10pt" style:font-size-complex="10pt"/>
    </style:style>
    <style:style style:name="T41" style:family="text">
      <style:text-properties style:font-name="Bitstream Vera Sans" fo:letter-spacing="normal" officeooo:rsid="001715bb" fo:background-color="#ffff00" loext:char-shading-value="0"/>
    </style:style>
    <style:style style:name="T42" style:family="text">
      <style:text-properties style:font-name="Bitstream Vera Sans" fo:letter-spacing="normal" officeooo:rsid="001715bb"/>
    </style:style>
    <style:style style:name="T43" style:family="text">
      <style:text-properties style:font-name="Bitstream Vera Sans" officeooo:rsid="0042f07b"/>
    </style:style>
    <style:style style:name="T44" style:family="text">
      <style:text-properties style:font-name="OpenSymbol"/>
    </style:style>
    <style:style style:name="T45" style:family="text">
      <style:text-properties style:font-name="OpenSymbol" fo:font-size="10pt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46" style:family="text">
      <style:text-properties style:font-name="OpenSymbol" fo:font-size="10pt" fo:language="zxx" fo:country="none" fo:font-style="normal" fo:font-weight="bold" fo:background-color="#ffff00" loext:char-shading-value="0" style:font-size-asian="10pt" style:language-asian="zxx" style:country-asian="none" style:font-style-asian="italic" style:font-weight-asian="bold" style:font-size-complex="10pt" style:font-style-complex="italic" style:font-weight-complex="bold" style:font-relief="none"/>
    </style:style>
    <style:style style:name="T47" style:family="text">
      <style:text-properties style:font-name="OpenSymbol" fo:font-size="10pt" fo:language="zxx" fo:country="none" fo:font-weight="normal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48" style:family="text">
      <style:text-properties style:font-name="OpenSymbol" fo:font-size="10pt" fo:language="zxx" fo:country="none" fo:font-weight="normal" style:font-size-asian="10pt" style:language-asian="zxx" style:country-asian="none" style:font-weight-asian="normal" style:font-size-complex="10pt" style:font-weight-complex="normal" style:font-relief="none"/>
    </style:style>
    <style:style style:name="T49" style:family="text">
      <style:text-properties style:font-name="OpenSymbol" fo:font-size="10pt" fo:language="zxx" fo:country="none" fo:font-weight="normal" style:font-name-asian="OpenSymbol" style:font-size-asian="10pt" style:language-asian="zxx" style:country-asian="none" style:font-weight-asian="normal" style:font-name-complex="OpenSymbol" style:font-size-complex="10pt" style:font-weight-complex="normal" style:font-relief="none"/>
    </style:style>
    <style:style style:name="T50" style:family="text">
      <style:text-properties style:font-name="OpenSymbol" fo:font-size="10pt" style:font-name-asian="OpenSymbol" style:font-size-asian="10pt" style:font-name-complex="OpenSymbol" style:font-size-complex="10pt"/>
    </style:style>
    <style:style style:name="T51" style:family="text">
      <style:text-properties style:font-name="OpenSymbol" fo:font-size="10pt" style:font-size-asian="10pt" style:font-size-complex="10pt"/>
    </style:style>
    <style:style style:name="T52" style:family="text">
      <style:text-properties style:font-name="OpenSymbol" fo:font-size="10pt" fo:letter-spacing="-0.018cm"/>
    </style:style>
    <style:style style:name="T53" style:family="text">
      <style:text-properties style:font-name="OpenSymbol" fo:font-size="10pt" fo:letter-spacing="-0.018cm" style:font-size-asian="10pt" style:font-size-complex="10pt"/>
    </style:style>
    <style:style style:name="T54" style:family="text">
      <style:text-properties style:font-name="OpenSymbol" fo:font-size="10pt" fo:letter-spacing="-0.018cm" officeooo:rsid="001f90dd" style:font-size-asian="10pt" style:font-size-complex="10pt"/>
    </style:style>
    <style:style style:name="T55" style:family="text">
      <style:text-properties style:font-name="OpenSymbol" fo:font-size="10pt" fo:letter-spacing="normal" officeooo:rsid="001715bb" fo:background-color="#ffff00" loext:char-shading-value="0"/>
    </style:style>
    <style:style style:name="T56" style:family="text">
      <style:text-properties style:font-name="OpenSymbol" style:font-name-asian="OpenSymbol1" style:font-name-complex="OpenSymbol1"/>
    </style:style>
    <style:style style:name="T57" style:family="text">
      <style:text-properties style:font-name="OpenSymbol" style:font-name-asian="OpenSymbol" style:font-name-complex="OpenSymbol"/>
    </style:style>
    <style:style style:name="T58" style:family="text">
      <style:text-properties style:font-name="OpenSymbol" fo:letter-spacing="normal"/>
    </style:style>
    <style:style style:name="T59" style:family="text">
      <style:text-properties style:font-name="OpenSymbol" fo:letter-spacing="normal" officeooo:rsid="001715bb" fo:background-color="#ffff00" loext:char-shading-value="0"/>
    </style:style>
    <style:style style:name="T60" style:family="text">
      <style:text-properties style:font-name="OpenSymbol" fo:font-size="9pt" style:font-name-asian="OpenSymbol" style:font-name-complex="OpenSymbol"/>
    </style:style>
    <style:style style:name="T61" style:family="text">
      <style:text-properties style:font-name="OpenSymbol" fo:font-size="9pt" style:font-name-asian="OpenSymbol" style:font-size-asian="9pt" style:font-name-complex="OpenSymbol" style:font-size-complex="9pt"/>
    </style:style>
    <style:style style:name="T62" style:family="text">
      <style:text-properties style:font-name="OpenSymbol" style:font-size-asian="10pt" style:font-size-complex="10pt"/>
    </style:style>
    <style:style style:name="T63" style:family="text">
      <style:text-properties style:font-name="OpenSymbol" fo:background-color="#ffff00" loext:char-shading-value="0" style:font-name-asian="OpenSymbol" style:font-name-complex="OpenSymbol"/>
    </style:style>
    <style:style style:name="T64" style:family="text">
      <style:text-properties style:font-name="OpenSymbol" officeooo:rsid="0042f07b"/>
    </style:style>
    <style:style style:name="T65" style:family="text">
      <style:text-properties fo:font-size="10pt" fo:font-style="normal" style:font-size-asian="10pt" style:font-style-asian="normal" style:font-size-complex="10pt" style:font-style-complex="normal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fo:font-size="10pt" officeooo:rsid="001715bb" style:font-size-asian="10pt" style:font-size-complex="10pt"/>
    </style:style>
    <style:style style:name="T68" style:family="text">
      <style:text-properties fo:font-size="10pt" fo:letter-spacing="-0.035cm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69" style:family="text"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 style:font-relief="none"/>
    </style:style>
    <style:style style:name="T70" style:family="text">
      <style:text-properties fo:font-size="10pt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71" style:family="text">
      <style:text-properties fo:font-size="10pt" fo:language="zxx" fo:country="none" fo:font-style="normal" fo:font-weight="bold" style:font-size-asian="10pt" style:language-asian="zxx" style:country-asian="none" style:font-style-asian="italic" style:font-weight-asian="bold" style:font-size-complex="10pt" style:font-style-complex="italic" style:font-weight-complex="bold" style:font-relief="none"/>
    </style:style>
    <style:style style:name="T72" style:family="text">
      <style:text-properties fo:font-size="10pt" fo:font-weight="bold" style:font-size-asian="10pt" style:font-weight-asian="bold" style:font-size-complex="10pt" style:font-weight-complex="bold"/>
    </style:style>
    <style:style style:name="T73" style:family="text">
      <style:text-properties fo:font-size="10pt" fo:font-weight="normal" style:font-size-asian="10pt" style:font-weight-asian="normal" style:font-size-complex="10pt" style:font-weight-complex="normal"/>
    </style:style>
    <style:style style:name="T74" style:family="text">
      <style:text-properties fo:font-size="10pt" fo:letter-spacing="-0.018cm"/>
    </style:style>
    <style:style style:name="T75" style:family="text">
      <style:text-properties fo:font-size="10pt" fo:letter-spacing="normal"/>
    </style:style>
    <style:style style:name="T76" style:family="text">
      <style:text-properties style:font-name="OpenSymbol1" fo:font-size="11pt" style:font-name-asian="OpenSymbol1" style:font-size-asian="11pt" style:font-name-complex="OpenSymbol1" style:font-size-complex="11pt"/>
    </style:style>
    <style:style style:name="T77" style:family="text">
      <style:text-properties style:font-name="OpenSymbol1" fo:font-size="11pt" fo:font-style="normal" style:font-name-asian="OpenSymbol1" style:font-size-asian="11pt" style:font-style-asian="normal" style:font-name-complex="OpenSymbol1" style:font-size-complex="11pt" style:font-style-complex="normal"/>
    </style:style>
    <style:style style:name="T78" style:family="text">
      <style:text-properties style:font-name="OpenSymbol1" fo:font-size="10pt" style:font-name-asian="OpenSymbol1" style:font-size-asian="10pt" style:font-name-complex="OpenSymbol1" style:font-size-complex="10pt"/>
    </style:style>
    <style:style style:name="T79" style:family="text">
      <style:text-properties style:font-name="OpenSymbol1" style:font-name-asian="OpenSymbol1" style:font-name-complex="OpenSymbol1"/>
    </style:style>
    <style:style style:name="T80" style:family="text">
      <style:text-properties style:font-name="OpenSymbol1" fo:language="fr" fo:country="FR" officeooo:rsid="0019dfa2" style:font-name-asian="OpenSymbol1" style:font-name-complex="OpenSymbol1"/>
    </style:style>
    <style:style style:name="T81" style:family="text">
      <style:text-properties style:text-position="0% 100%" fo:font-size="2pt" style:font-name-asian="OpenSymbol" style:font-size-asian="1.75pt" style:font-style-asian="normal" style:font-name-complex="OpenSymbol" style:font-size-complex="2pt" style:font-style-complex="normal"/>
    </style:style>
    <style:style style:name="T82" style:family="text">
      <style:text-properties style:text-position="0% 100%" style:font-name="Bitstream Vera Sans" fo:font-style="normal" style:font-name-asian="OpenSymbol" style:font-style-asian="normal" style:font-name-complex="OpenSymbol" style:font-style-complex="normal"/>
    </style:style>
    <style:style style:name="T83" style:family="text">
      <style:text-properties style:text-position="0% 100%" style:font-name="OpenSymbol" fo:font-style="normal" style:font-name-asian="OpenSymbol" style:font-style-asian="normal" style:font-name-complex="OpenSymbol" style:font-style-complex="normal"/>
    </style:style>
    <style:style style:name="T84" style:family="text">
      <style:text-properties fo:letter-spacing="-0.011cm"/>
    </style:style>
    <style:style style:name="T85" style:family="text">
      <style:text-properties officeooo:rsid="0051b63e"/>
    </style:style>
    <style:style style:name="T86" style:family="text">
      <style:text-properties officeooo:rsid="00115f7d"/>
    </style:style>
    <style:style style:name="T87" style:family="text">
      <style:text-properties style:font-name="Bitstream Vera Sans7" fo:font-size="10pt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88" style:family="text">
      <style:text-properties style:font-name="Bitstream Vera Sans7" fo:font-size="10pt" fo:language="zxx" fo:country="none" fo:font-style="normal" fo:font-weight="normal" officeooo:rsid="0027a078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89" style:family="text">
      <style:text-properties style:use-window-font-color="true" loext:opacity="0%"/>
    </style:style>
    <style:style style:name="T90" style:family="text">
      <style:text-properties style:use-window-font-color="true" loext:opacity="0%" fo:font-size="10pt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91" style:family="text">
      <style:text-properties style:use-window-font-color="true" loext:opacity="0%" fo:font-size="10pt" officeooo:rsid="00221c23" style:font-size-asian="10pt" style:font-size-complex="10pt"/>
    </style:style>
    <style:style style:name="T92" style:family="text">
      <style:text-properties style:use-window-font-color="true" loext:opacity="0%" fo:font-size="10pt" fo:letter-spacing="-0.035cm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93" style:family="text">
      <style:text-properties style:use-window-font-color="true" loext:opacity="0%" fo:font-size="10pt" fo:letter-spacing="-0.06cm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94" style:family="text">
      <style:text-properties style:use-window-font-color="true" loext:opacity="0%" fo:font-size="10pt" fo:font-style="normal" style:font-size-asian="10pt" style:font-style-asian="normal" style:font-size-complex="10pt" style:font-style-complex="normal"/>
    </style:style>
    <style:style style:name="T95" style:family="text">
      <style:text-properties style:use-window-font-color="true" loext:opacity="0%" style:font-name="OpenSymbol" fo:font-size="10pt"/>
    </style:style>
    <style:style style:name="T96" style:family="text">
      <style:text-properties style:use-window-font-color="true" loext:opacity="0%" style:font-name="OpenSymbol" fo:font-size="10pt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97" style:family="text">
      <style:text-properties style:use-window-font-color="true" loext:opacity="0%" style:font-name="OpenSymbol" fo:font-size="10pt" fo:language="zxx" fo:country="none" fo:font-style="normal" fo:font-weight="normal" style:language-asian="zxx" style:country-asian="none" style:font-style-asian="normal" style:font-weight-asian="normal" style:font-style-complex="normal" style:font-weight-complex="normal" style:font-relief="none"/>
    </style:style>
    <style:style style:name="T98" style:family="text">
      <style:text-properties style:use-window-font-color="true" loext:opacity="0%" style:font-name="OpenSymbol" fo:font-size="10pt" fo:letter-spacing="-0.035cm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99" style:family="text">
      <style:text-properties style:use-window-font-color="true" loext:opacity="0%" style:font-name="OpenSymbol" fo:font-size="10pt" fo:letter-spacing="-0.018cm" style:font-size-asian="10pt" style:font-size-complex="10pt"/>
    </style:style>
    <style:style style:name="T100" style:family="text">
      <style:text-properties style:use-window-font-color="true" loext:opacity="0%" style:font-name="OpenSymbol" fo:font-size="10pt" fo:letter-spacing="normal" fo:language="zxx" fo:country="none" fo:font-style="normal" fo:font-weight="normal" officeooo:rsid="001715bb" fo:background-color="#ffff00" loext:char-shading-value="0" style:language-asian="zxx" style:country-asian="none" style:font-style-asian="normal" style:font-weight-asian="normal" style:font-style-complex="normal" style:font-weight-complex="normal" style:font-relief="none"/>
    </style:style>
    <style:style style:name="T101" style:family="text">
      <style:text-properties style:use-window-font-color="true" loext:opacity="0%" style:font-name="OpenSymbol" fo:font-size="10pt" style:font-name-asian="OpenSymbol" style:font-name-complex="OpenSymbol"/>
    </style:style>
    <style:style style:name="T102" style:family="text">
      <style:text-properties style:use-window-font-color="true" loext:opacity="0%"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103" style:family="text">
      <style:text-properties style:use-window-font-color="true" loext:opacity="0%" style:font-name="OpenSymbol" fo:font-style="normal" style:font-style-asian="normal" style:font-style-complex="normal"/>
    </style:style>
    <style:style style:name="T104" style:family="text">
      <style:text-properties style:use-window-font-color="true" loext:opacity="0%" style:font-name="Bitstream Vera Sans7" fo:font-size="10pt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105" style:family="text">
      <style:text-properties style:use-window-font-color="true" loext:opacity="0%" style:font-name="Bitstream Vera Sans7" fo:font-size="10pt" fo:language="zxx" fo:country="none" fo:font-style="normal" fo:font-weight="normal" officeooo:rsid="0027a078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106" style:family="text">
      <style:text-properties style:use-window-font-color="true" loext:opacity="0%" style:font-name="Bitstream Vera Sans7" fo:font-size="10pt" fo:language="zxx" fo:country="none" fo:font-style="normal" fo:font-weight="normal" officeooo:rsid="0033ce49" style:language-asian="zxx" style:country-asian="none" style:font-style-asian="normal" style:font-weight-asian="normal" style:font-style-complex="normal" style:font-weight-complex="normal" style:font-relief="none"/>
    </style:style>
    <style:style style:name="T107" style:family="text">
      <style:text-properties style:use-window-font-color="true" loext:opacity="0%" style:font-name="Bitstream Vera Sans7" fo:font-size="10pt" fo:language="zxx" fo:country="none" fo:font-style="normal" fo:font-weight="normal" officeooo:rsid="001715bb" style:language-asian="zxx" style:country-asian="none" style:font-style-asian="normal" style:font-weight-asian="normal" style:font-style-complex="normal" style:font-weight-complex="normal" style:font-relief="none"/>
    </style:style>
    <style:style style:name="T108" style:family="text">
      <style:text-properties style:use-window-font-color="true" loext:opacity="0%" style:font-name="Bitstream Vera Sans7" fo:font-size="10pt" fo:letter-spacing="normal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109" style:family="text">
      <style:text-properties style:use-window-font-color="true" loext:opacity="0%" style:font-name="Bitstream Vera Sans7" fo:font-size="10pt" fo:letter-spacing="-0.035cm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110" style:family="text">
      <style:text-properties style:use-window-font-color="true" loext:opacity="0%" fo:font-style="normal" style:font-style-asian="normal" style:font-style-complex="normal"/>
    </style:style>
    <style:style style:name="T111" style:family="text">
      <style:text-properties style:use-window-font-color="true" loext:opacity="0%" fo:font-style="normal" officeooo:rsid="001715bb" style:font-style-asian="normal" style:font-style-complex="normal"/>
    </style:style>
    <style:style style:name="T112" style:family="text">
      <style:text-properties style:use-window-font-color="true" loext:opacity="0%" fo:font-style="normal" officeooo:rsid="0033ce49" style:font-style-asian="normal" style:font-style-complex="normal"/>
    </style:style>
    <style:style style:name="T113" style:family="text">
      <style:text-properties style:use-window-font-color="true" loext:opacity="0%" fo:font-style="normal" officeooo:rsid="00420db4" style:font-style-asian="normal" style:font-style-complex="normal"/>
    </style:style>
    <style:style style:name="T114" style:family="text">
      <style:text-properties style:use-window-font-color="true" loext:opacity="0%" style:font-name="OpenSymbol1" fo:font-style="normal" style:font-name-asian="OpenSymbol1" style:font-style-asian="normal" style:font-name-complex="OpenSymbol1" style:font-style-complex="normal"/>
    </style:style>
    <style:style style:name="T115" style:family="text">
      <style:text-properties style:use-window-font-color="true" loext:opacity="0%" style:font-name="OpenSymbol1" fo:font-style="normal" fo:background-color="#ffff00" loext:char-shading-value="0" style:font-name-asian="OpenSymbol1" style:font-style-asian="normal" style:font-name-complex="OpenSymbol1" style:font-style-complex="normal"/>
    </style:style>
    <style:style style:name="T116" style:family="text">
      <style:text-properties style:use-window-font-color="true" loext:opacity="0%" style:font-name="OpenSymbol1" fo:font-size="10pt" fo:language="zxx" fo:country="none" fo:font-style="normal" fo:font-weight="normal" officeooo:rsid="0033ce49" style:font-name-asian="OpenSymbol1" style:language-asian="zxx" style:country-asian="none" style:font-style-asian="normal" style:font-weight-asian="normal" style:font-name-complex="OpenSymbol1" style:font-style-complex="normal" style:font-weight-complex="normal" style:font-relief="none"/>
    </style:style>
    <style:style style:name="T117" style:family="text">
      <style:text-properties style:use-window-font-color="true" loext:opacity="0%" style:font-name="OpenSymbol1" fo:font-size="10pt" fo:font-style="normal" fo:background-color="#ffff00" loext:char-shading-value="0" style:font-name-asian="OpenSymbol1" style:font-style-asian="normal" style:font-name-complex="OpenSymbol1" style:font-style-complex="normal"/>
    </style:style>
    <style:style style:name="T118" style:family="text">
      <style:text-properties style:use-window-font-color="true" loext:opacity="0%" style:font-name="Bitstream Vera Sans" fo:font-style="normal" style:font-style-asian="normal" style:font-style-complex="normal"/>
    </style:style>
    <style:style style:name="T119" style:family="text">
      <style:text-properties style:use-window-font-color="true" loext:opacity="0%" style:font-name="Bitstream Vera Sans" fo:font-style="normal" officeooo:rsid="001715bb" style:font-style-asian="normal" style:font-style-complex="normal"/>
    </style:style>
    <style:style style:name="T120" style:family="text">
      <style:text-properties style:use-window-font-color="true" loext:opacity="0%" style:font-name="Bitstream Vera Sans" fo:font-size="10pt"/>
    </style:style>
    <style:style style:name="T121" style:family="text">
      <style:text-properties style:use-window-font-color="true" loext:opacity="0%" style:font-name="Bitstream Vera Sans" fo:font-size="10pt" fo:language="zxx" fo:country="none" fo:font-style="normal" fo:font-weight="normal" officeooo:rsid="002e7e4f" fo:background-color="transparent" loext:char-shading-value="0" style:language-asian="zxx" style:country-asian="none" style:font-style-asian="normal" style:font-weight-asian="normal" style:font-style-complex="normal" style:font-weight-complex="normal" style:font-relief="none"/>
    </style:style>
    <style:style style:name="T122" style:family="text">
      <style:text-properties style:use-window-font-color="true" loext:opacity="0%" style:font-name="Bitstream Vera Sans" fo:font-size="10pt" fo:language="zxx" fo:country="none" fo:font-style="normal" fo:font-weight="normal" style:language-asian="zxx" style:country-asian="none" style:font-style-asian="normal" style:font-weight-asian="normal" style:font-style-complex="normal" style:font-weight-complex="normal" style:font-relief="none"/>
    </style:style>
    <style:style style:name="T123" style:family="text">
      <style:text-properties style:use-window-font-color="true" loext:opacity="0%" style:font-name="Bitstream Vera Sans" fo:font-size="10pt" fo:language="zxx" fo:country="none" fo:font-style="normal" fo:font-weight="normal" officeooo:rsid="001715bb" style:language-asian="zxx" style:country-asian="none" style:font-style-asian="normal" style:font-weight-asian="normal" style:font-style-complex="normal" style:font-weight-complex="normal" style:font-relief="none"/>
    </style:style>
    <style:style style:name="T124" style:family="text">
      <style:text-properties style:use-window-font-color="true" loext:opacity="0%" style:font-name="Bitstream Vera Sans" fo:font-size="10pt" fo:letter-spacing="-0.018cm" style:font-size-asian="10pt" style:font-size-complex="10pt"/>
    </style:style>
    <style:style style:name="T125" style:family="text">
      <style:text-properties style:use-window-font-color="true" loext:opacity="0%" style:font-name="Bitstream Vera Sans" fo:font-size="10pt" fo:letter-spacing="normal" officeooo:rsid="002e7e4f" fo:background-color="#ffff00" loext:char-shading-value="0" style:font-size-asian="10pt" style:font-size-complex="10pt"/>
    </style:style>
    <style:style style:name="T126" style:family="text">
      <style:text-properties style:use-window-font-color="true" loext:opacity="0%" style:font-name="Bitstream Vera Sans" fo:font-size="10pt" fo:letter-spacing="normal" fo:language="zxx" fo:country="none" fo:font-style="normal" fo:font-weight="normal" officeooo:rsid="001715bb" fo:background-color="#ffff00" loext:char-shading-value="0" style:language-asian="zxx" style:country-asian="none" style:font-style-asian="normal" style:font-weight-asian="normal" style:font-style-complex="normal" style:font-weight-complex="normal" style:font-relief="none"/>
    </style:style>
    <style:style style:name="T127" style:family="text">
      <style:text-properties style:use-window-font-color="true" loext:opacity="0%" style:font-name="Bitstream Vera Sans" fo:font-size="10pt" fo:letter-spacing="normal" fo:language="zxx" fo:country="none" fo:font-style="normal" fo:font-weight="normal" officeooo:rsid="001715bb" style:language-asian="zxx" style:country-asian="none" style:font-style-asian="normal" style:font-weight-asian="normal" style:font-style-complex="normal" style:font-weight-complex="normal" style:font-relief="none"/>
    </style:style>
    <style:style style:name="T128" style:family="text">
      <style:text-properties style:use-window-font-color="true" loext:opacity="0%" style:font-name="Bitstream Vera Sans" fo:font-size="10pt" fo:font-style="normal" officeooo:rsid="00420db4" fo:background-color="transparent" loext:char-shading-value="0" style:font-style-asian="normal" style:font-style-complex="normal"/>
    </style:style>
    <style:style style:name="T129" style:family="text">
      <style:text-properties style:use-window-font-color="true" loext:opacity="0%" style:font-name="Bitstream Vera Sans" fo:font-size="10pt" fo:font-style="normal" officeooo:rsid="002e7e4f" fo:background-color="transparent" loext:char-shading-value="0" style:font-style-asian="normal" style:font-style-complex="normal"/>
    </style:style>
    <style:style style:name="T130" style:family="text">
      <style:text-properties style:use-window-font-color="true" loext:opacity="0%" style:font-name="Bitstream Vera Sans" fo:font-size="10pt" fo:font-style="normal" style:font-size-asian="10pt" style:font-style-asian="normal" style:font-size-complex="10pt" style:font-style-complex="normal"/>
    </style:style>
    <style:style style:name="T131" style:family="text">
      <style:text-properties style:use-window-font-color="true" loext:opacity="0%" style:font-name="Bitstream Vera Sans" fo:font-size="10pt" officeooo:rsid="001715bb"/>
    </style:style>
    <style:style style:name="T132" style:family="text">
      <style:text-properties style:use-window-font-color="true" loext:opacity="0%" style:font-name="Bitstream Vera Sans" fo:font-size="10pt" officeooo:rsid="0042f07b" fo:background-color="#ffff00" loext:char-shading-value="0"/>
    </style:style>
    <style:style style:name="T133" style:family="text">
      <style:text-properties style:use-window-font-color="true" loext:opacity="0%" style:font-name="Bitstream Vera Sans" officeooo:rsid="001eaa57" fo:background-color="#ffff00" loext:char-shading-value="0"/>
    </style:style>
    <style:style style:name="T134" style:family="text">
      <style:text-properties style:use-window-font-color="true" loext:opacity="0%" style:text-position="0% 100%" style:font-name="Bitstream Vera Sans" fo:font-style="normal" style:font-name-asian="OpenSymbol" style:font-style-asian="normal" style:font-name-complex="OpenSymbol" style:font-style-complex="normal"/>
    </style:style>
    <style:style style:name="T135" style:family="text">
      <style:text-properties style:use-window-font-color="true" loext:opacity="0%" style:text-position="0% 100%" style:font-name="Bitstream Vera Sans" fo:font-size="10pt" fo:letter-spacing="normal" fo:language="zxx" fo:country="none" fo:font-weight="normal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 style:font-relief="none"/>
    </style:style>
    <style:style style:name="T136" style:family="text">
      <style:text-properties style:use-window-font-color="true" loext:opacity="0%" style:text-position="0% 100%" style:font-name="Bitstream Vera Sans" fo:font-size="10pt" fo:letter-spacing="normal" fo:language="zxx" fo:country="none" fo:font-weight="normal" officeooo:rsid="002e7e4f" fo:background-color="#ffff00" loext:char-shading-value="0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 style:font-relief="none"/>
    </style:style>
    <style:style style:name="T137" style:family="text">
      <style:text-properties style:use-window-font-color="true" loext:opacity="0%" style:text-position="0% 100%" style:font-name="OpenSymbol" fo:font-style="normal" style:font-name-asian="OpenSymbol" style:font-style-asian="normal" style:font-name-complex="OpenSymbol" style:font-style-complex="normal"/>
    </style:style>
    <style:style style:name="T138" style:family="text">
      <style:text-properties style:use-window-font-color="true" loext:opacity="0%" style:text-position="0% 100%" style:font-name="OpenSymbol" fo:font-size="10pt" fo:letter-spacing="-0.035cm" fo:language="zxx" fo:country="none" fo:font-weight="normal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139" style:family="text">
      <style:text-properties style:use-window-font-color="true" loext:opacity="0%" style:text-position="0% 100%" style:font-name="OpenSymbol" fo:font-size="10pt" fo:language="zxx" fo:country="none" fo:font-weight="normal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140" style:family="text">
      <style:text-properties style:use-window-font-color="true" loext:opacity="0%" style:text-position="0% 100%" style:font-name="OpenSymbol" fo:font-size="10pt" fo:letter-spacing="normal" fo:language="zxx" fo:country="none" fo:font-weight="normal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 style:font-relief="none"/>
    </style:style>
    <style:style style:name="T141" style:family="text">
      <style:text-properties style:use-window-font-color="true" loext:opacity="0%" style:text-position="0% 100%" style:font-name="OpenSymbol" fo:letter-spacing="normal" fo:language="zxx" fo:country="none" fo:font-weight="normal" officeooo:rsid="002d06c5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 style:font-relief="none"/>
    </style:style>
    <style:style style:name="T142" style:family="text">
      <style:text-properties style:use-window-font-color="true" loext:opacity="0%" style:text-position="0% 100%" officeooo:rsid="001eaa57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43" style:family="text">
      <style:text-properties style:use-window-font-color="true" loext:opacity="0%" style:text-position="0% 100%" fo:font-size="10pt" fo:letter-spacing="-0.035cm" fo:language="zxx" fo:country="none" fo:font-weight="normal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144" style:family="text">
      <style:text-properties style:use-window-font-color="true" loext:opacity="0%" style:text-position="0% 100%" fo:font-size="10pt" fo:letter-spacing="normal" fo:language="zxx" fo:country="none" fo:font-weight="normal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 style:font-relief="none"/>
    </style:style>
    <style:style style:name="T145" style:family="text">
      <style:text-properties style:use-window-font-color="true" loext:opacity="0%" style:text-position="0% 100%" style:font-name="Bitstream Vera Sans7" fo:font-size="10pt" fo:letter-spacing="-0.035cm" fo:language="zxx" fo:country="none" fo:font-weight="normal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146" style:family="text">
      <style:text-properties style:use-window-font-color="true" loext:opacity="0%" style:text-position="0% 100%" style:font-name="Bitstream Vera Sans7" fo:font-size="10pt" fo:language="zxx" fo:country="none" fo:font-weight="normal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147" style:family="text">
      <style:text-properties style:use-window-font-color="true" loext:opacity="0%" style:text-position="0% 100%" fo:language="zxx" fo:country="none" fo:font-style="normal" fo:font-weight="normal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148" style:family="text">
      <style:text-properties style:use-window-font-color="true" loext:opacity="0%" style:text-position="0% 100%" fo:language="zxx" fo:country="none" fo:font-style="normal" fo:font-weight="normal" officeooo:rsid="002641fa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149" style:family="text">
      <style:text-properties style:use-window-font-color="true" loext:opacity="0%" style:text-position="0% 100%" fo:letter-spacing="-0.018cm" fo:language="zxx" fo:country="none" fo:font-weight="normal" officeooo:rsid="002d06c5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 style:font-relief="none"/>
    </style:style>
    <style:style style:name="T150" style:family="text">
      <style:text-properties style:use-window-font-color="true" loext:opacity="0%" style:text-position="0% 100%" fo:letter-spacing="normal" fo:language="zxx" fo:country="none" fo:font-weight="normal" officeooo:rsid="002d06c5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 style:font-relief="none"/>
    </style:style>
    <style:style style:name="T151" style:family="text">
      <style:text-properties style:use-window-font-color="true" loext:opacity="0%" style:text-position="0% 100%" fo:letter-spacing="normal" fo:language="zxx" fo:country="none" fo:font-weight="normal" officeooo:rsid="002d06c5" fo:background-color="#ffff00" loext:char-shading-value="0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 style:font-relief="none"/>
    </style:style>
    <style:style style:name="T152" style:family="text">
      <style:text-properties style:use-window-font-color="true" loext:opacity="0%" fo:language="zxx" fo:country="none" fo:font-style="normal" fo:font-weight="normal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153" style:family="text">
      <style:text-properties style:use-window-font-color="true" loext:opacity="0%" fo:language="zxx" fo:country="none" fo:font-style="normal" fo:font-weight="normal" officeooo:rsid="002641fa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154" style:family="text">
      <style:text-properties fo:letter-spacing="normal"/>
    </style:style>
    <style:style style:name="T155" style:family="text">
      <style:text-properties fo:letter-spacing="normal" fo:font-weight="bold" style:font-weight-asian="bold" style:font-weight-complex="bold"/>
    </style:style>
    <style:style style:name="T156" style:family="text">
      <style:text-properties fo:letter-spacing="normal" fo:font-weight="bold" officeooo:rsid="0051b63e" style:font-weight-asian="bold" style:font-weight-complex="bold"/>
    </style:style>
    <style:style style:name="T157" style:family="text">
      <style:text-properties fo:letter-spacing="-0.06cm"/>
    </style:style>
    <style:style style:name="T158" style:family="text">
      <style:text-properties fo:letter-spacing="-0.018cm"/>
    </style:style>
    <style:style style:name="T159" style:family="text">
      <style:text-properties fo:font-size="4pt" style:font-size-asian="4pt" style:font-size-complex="4pt"/>
    </style:style>
    <style:style style:name="T160" style:family="text">
      <style:text-properties fo:letter-spacing="-0.035cm"/>
    </style:style>
    <style:style style:name="T161" style:family="text">
      <style:text-properties fo:color="#b3b3b3" loext:opacity="100%" style:font-name="Bitstream Vera Sans"/>
    </style:style>
    <style:style style:name="T162" style:family="text">
      <style:text-properties fo:color="#b3b3b3" loext:opacity="100%" style:font-name="Bitstream Vera Sans" fo:font-size="10pt" style:font-size-asian="10pt" style:font-size-complex="10pt"/>
    </style:style>
    <style:style style:name="T163" style:family="text">
      <style:text-properties fo:color="#b3b3b3" loext:opacity="100%" style:font-name="Bitstream Vera Sans" fo:font-size="10pt" fo:font-style="normal" style:font-size-asian="10pt" style:font-style-asian="normal" style:font-size-complex="10pt" style:font-style-complex="normal"/>
    </style:style>
    <style:style style:name="T164" style:family="text">
      <style:text-properties fo:color="#b3b3b3" loext:opacity="100%" style:font-name="Bitstream Vera Sans" fo:font-size="10pt" style:font-name-asian="OpenSymbol1" style:font-size-asian="10pt" style:font-name-complex="OpenSymbol1" style:font-size-complex="10pt"/>
    </style:style>
    <style:style style:name="T165" style:family="text">
      <style:text-properties fo:color="#b3b3b3" loext:opacity="100%" style:text-position="0% 100%" style:font-name="Bitstream Vera Sans" fo:font-style="normal" style:font-name-asian="OpenSymbol" style:font-style-asian="normal" style:font-name-complex="OpenSymbol" style:font-style-complex="normal"/>
    </style:style>
    <style:style style:name="T166" style:family="text">
      <style:text-properties fo:color="#b3b3b3" loext:opacity="100%" style:font-name="OpenSymbol1" fo:font-size="10pt" style:font-name-asian="OpenSymbol1" style:font-size-asian="10pt" style:font-name-complex="OpenSymbol1" style:font-size-complex="10pt"/>
    </style:style>
    <style:style style:name="T167" style:family="text">
      <style:text-properties fo:color="#b3b3b3" loext:opacity="100%" style:font-name="OpenSymbol1" fo:font-size="10pt" officeooo:rsid="00221c23" style:font-name-asian="OpenSymbol1" style:font-size-asian="10pt" style:font-name-complex="OpenSymbol1" style:font-size-complex="10pt"/>
    </style:style>
    <style:style style:name="T168" style:family="text">
      <style:text-properties fo:color="#b3b3b3" loext:opacity="100%" fo:font-size="10pt" style:font-size-asian="10pt" style:font-size-complex="10pt"/>
    </style:style>
    <style:style style:name="T169" style:family="text">
      <style:text-properties fo:color="#b3b3b3" loext:opacity="100%" fo:font-size="10pt" officeooo:rsid="00221c23" style:font-size-asian="10pt" style:font-size-complex="10pt"/>
    </style:style>
    <style:style style:name="T170" style:family="text">
      <style:text-properties fo:color="#b3b3b3" loext:opacity="100%" style:font-name="OpenSymbol"/>
    </style:style>
    <style:style style:name="T171" style:family="text">
      <style:text-properties officeooo:rsid="0033ce49" style:font-style-asian="normal" style:font-style-complex="normal"/>
    </style:style>
    <style:style style:name="T172" style:family="text">
      <style:text-properties officeooo:rsid="0033ce49"/>
    </style:style>
    <style:style style:name="T173" style:family="text">
      <style:text-properties fo:language="zxx" fo:country="none" fo:font-weight="normal" officeooo:rsid="0033ce49" style:language-asian="zxx" style:country-asian="none" style:font-weight-asian="normal" style:font-weight-complex="normal" style:font-relief="none"/>
    </style:style>
    <style:style style:name="T174" style:family="text">
      <style:text-properties officeooo:rsid="00452cdc"/>
    </style:style>
    <style:style style:name="T175" style:family="text">
      <style:text-properties officeooo:rsid="001715bb"/>
    </style:style>
    <style:style style:name="T176" style:family="text">
      <style:text-properties style:font-size-asian="10pt" style:font-size-complex="10pt"/>
    </style:style>
    <style:style style:name="T177" style:family="text">
      <style:text-properties fo:font-size="9pt"/>
    </style:style>
    <style:style style:name="T178" style:family="text">
      <style:text-properties fo:font-size="9pt" style:font-size-asian="9pt" style:font-size-complex="9pt"/>
    </style:style>
    <style:style style:name="T179" style:family="text">
      <style:text-properties fo:color="#000000" loext:opacity="100%" fo:background-color="#ffff00" loext:char-shading-value="0"/>
    </style:style>
    <style:style style:name="T180" style:family="text">
      <style:text-properties fo:color="#000000" loext:opacity="100%" officeooo:rsid="001b3d8e" fo:background-color="#ffff00" loext:char-shading-value="0" style:font-size-asian="10pt" style:font-size-complex="10pt"/>
    </style:style>
    <style:style style:name="T181" style:family="text">
      <style:text-properties fo:color="#000000" loext:opacity="100%" officeooo:rsid="001cc662" fo:background-color="#ffff00" loext:char-shading-value="0" style:font-size-asian="10pt" style:font-size-complex="10pt"/>
    </style:style>
    <style:style style:name="T182" style:family="text">
      <style:text-properties fo:color="#000000" loext:opacity="100%" officeooo:rsid="001eaa57" fo:background-color="#ffff00" loext:char-shading-value="0" style:font-size-asian="10pt" style:font-size-complex="10pt"/>
    </style:style>
    <style:style style:name="T183" style:family="text">
      <style:text-properties fo:color="#000000" loext:opacity="100%" officeooo:rsid="00238bcb" fo:background-color="#ffff00" loext:char-shading-value="0" style:font-size-asian="10pt" style:font-size-complex="10pt"/>
    </style:style>
    <style:style style:name="T184" style:family="text">
      <style:text-properties fo:color="#000000" loext:opacity="100%" fo:background-color="#ffff00" loext:char-shading-value="0" style:font-size-asian="10pt" style:font-style-asian="normal" style:font-size-complex="10pt" style:font-style-complex="normal"/>
    </style:style>
    <style:style style:name="T185" style:family="text">
      <style:text-properties fo:color="#000000" loext:opacity="100%" fo:background-color="#ffff00" loext:char-shading-value="0" style:font-name-asian="OpenSymbol1" style:font-size-asian="10pt" style:font-name-complex="OpenSymbol1" style:font-size-complex="10pt"/>
    </style:style>
    <style:style style:name="T186" style:family="text">
      <style:text-properties fo:color="#000000" loext:opacity="100%" officeooo:rsid="002e7e4f" fo:background-color="#ffff00" loext:char-shading-value="0"/>
    </style:style>
    <style:style style:name="T187" style:family="text">
      <style:text-properties fo:color="#000000" loext:opacity="100%" style:font-name="Bitstream Vera Sans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188" style:family="text">
      <style:text-properties fo:color="#000000" loext:opacity="100%" style:font-name="Bitstream Vera Sans" fo:font-size="10pt" fo:font-style="normal" officeooo:rsid="00420db4" fo:background-color="#ffff00" loext:char-shading-value="0" style:font-style-asian="normal" style:font-style-complex="normal"/>
    </style:style>
    <style:style style:name="T189" style:family="text">
      <style:text-properties fo:color="#000000" loext:opacity="100%" style:font-name="Bitstream Vera Sans" fo:font-size="10pt" fo:letter-spacing="normal" officeooo:rsid="002e7e4f" fo:background-color="#ffff00" loext:char-shading-value="0" style:font-size-asian="10pt" style:font-size-complex="10pt"/>
    </style:style>
    <style:style style:name="T190" style:family="text">
      <style:text-properties fo:color="#000000" loext:opacity="100%" style:font-name="Bitstream Vera Sans" fo:font-size="10pt" fo:letter-spacing="normal" officeooo:rsid="003fc74e" fo:background-color="#ffff00" loext:char-shading-value="0" style:font-size-asian="10pt" style:font-size-complex="10pt"/>
    </style:style>
    <style:style style:name="T191" style:family="text">
      <style:text-properties fo:color="#000000" loext:opacity="100%" style:font-name="Bitstream Vera Sans" fo:font-size="10pt" officeooo:rsid="002e7e4f" fo:background-color="#ffff00" loext:char-shading-value="0" style:font-size-asian="10pt" style:font-size-complex="10pt"/>
    </style:style>
    <style:style style:name="T192" style:family="text">
      <style:text-properties fo:color="#000000" loext:opacity="100%" style:font-name="Bitstream Vera Sans" fo:font-size="10pt" officeooo:rsid="00420db4" fo:background-color="#ffff00" loext:char-shading-value="0" style:font-style-asian="normal" style:font-style-complex="normal"/>
    </style:style>
    <style:style style:name="T193" style:family="text">
      <style:text-properties fo:color="#000000" loext:opacity="100%" style:font-name="Bitstream Vera Sans" fo:font-size="10pt" officeooo:rsid="002e7e4f" fo:background-color="#ffff00" loext:char-shading-value="0" style:font-style-asian="normal" style:font-style-complex="normal"/>
    </style:style>
    <style:style style:name="T194" style:family="text">
      <style:text-properties fo:color="#000000" loext:opacity="100%" style:font-name="Bitstream Vera Sans" fo:font-size="10pt" fo:letter-spacing="-0.018cm" officeooo:rsid="002e7e4f" fo:background-color="#ffff00" loext:char-shading-value="0" style:font-size-asian="10pt" style:font-size-complex="10pt"/>
    </style:style>
    <style:style style:name="T195" style:family="text">
      <style:text-properties fo:color="#000000" loext:opacity="100%" style:font-name="Bitstream Vera Sans" fo:font-size="10pt" fo:language="zxx" fo:country="none" fo:font-style="normal" fo:font-weight="normal" officeooo:rsid="00420db4" fo:background-color="#ffff00" loext:char-shading-value="0" style:language-asian="zxx" style:country-asian="none" style:font-style-asian="normal" style:font-weight-asian="normal" style:font-style-complex="normal" style:font-weight-complex="normal" style:font-relief="none"/>
    </style:style>
    <style:style style:name="T196" style:family="text">
      <style:text-properties fo:color="#000000" loext:opacity="100%" style:font-name="Bitstream Vera Sans" fo:font-size="9pt" fo:language="fr" fo:country="FR" officeooo:rsid="001b3d8e" fo:background-color="#ffff00" loext:char-shading-value="0" style:font-size-asian="9pt" style:font-size-complex="9pt"/>
    </style:style>
    <style:style style:name="T197" style:family="text">
      <style:text-properties fo:color="#000000" loext:opacity="100%" style:font-name="Bitstream Vera Sans" officeooo:rsid="001cc662" fo:background-color="#ffff00" loext:char-shading-value="0" style:font-size-asian="10pt" style:font-size-complex="10pt"/>
    </style:style>
    <style:style style:name="T198" style:family="text">
      <style:text-properties fo:color="#000000" loext:opacity="100%" style:font-name="Bitstream Vera Sans" officeooo:rsid="002e7e4f" fo:background-color="#ffff00" loext:char-shading-value="0"/>
    </style:style>
    <style:style style:name="T199" style:family="text">
      <style:text-properties fo:color="#000000" loext:opacity="100%" fo:font-size="9pt" fo:background-color="#ffff00" loext:char-shading-value="0" style:font-size-asian="9pt" style:font-size-complex="9pt"/>
    </style:style>
    <style:style style:name="T200" style:family="text">
      <style:text-properties fo:color="#000000" loext:opacity="100%" fo:font-size="9pt" officeooo:rsid="001b3d8e" fo:background-color="#ffff00" loext:char-shading-value="0" style:font-size-asian="9pt" style:font-size-complex="9pt"/>
    </style:style>
    <style:style style:name="T201" style:family="text">
      <style:text-properties fo:color="#000000" loext:opacity="100%" fo:font-size="9pt" officeooo:rsid="0019dfa2" fo:background-color="#ffff00" loext:char-shading-value="0" style:font-size-asian="9pt" style:font-size-complex="9pt"/>
    </style:style>
    <style:style style:name="T202" style:family="text">
      <style:text-properties fo:color="#000000" loext:opacity="100%" style:text-position="0% 100%" officeooo:rsid="001cc662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03" style:family="text">
      <style:text-properties fo:color="#000000" loext:opacity="100%" style:text-position="0% 100%" style:font-name="OpenSymbol1" fo:font-size="10pt" fo:font-style="normal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04" style:family="text">
      <style:text-properties fo:color="#000000" loext:opacity="100%" style:text-position="0% 100%" style:font-name="OpenSymbol1" fo:font-size="10pt" fo:font-style="normal" officeooo:rsid="00238bcb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05" style:family="text">
      <style:text-properties fo:color="#000000" loext:opacity="100%" style:text-position="0% 100%" style:font-name="OpenSymbol1" fo:font-style="normal" style:font-name-asian="OpenSymbol1" style:font-style-asian="normal" style:font-name-complex="OpenSymbol1" style:font-style-complex="normal"/>
    </style:style>
    <style:style style:name="T206" style:family="text">
      <style:text-properties fo:color="#000000" loext:opacity="100%" style:text-position="0% 100%" fo:font-size="10pt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07" style:family="text">
      <style:text-properties fo:color="#000000" loext:opacity="100%" style:text-position="0% 100%" fo:font-size="10pt" fo:font-style="normal" officeooo:rsid="00238bcb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08" style:family="text">
      <style:text-properties fo:color="#000000" loext:opacity="100%" style:text-position="0% 100%" fo:font-size="10pt" fo:language="zxx" fo:country="none" fo:font-style="normal" fo:font-weight="normal" officeooo:rsid="002641fa" fo:background-color="#ffff00" loext:char-shading-value="0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209" style:family="text">
      <style:text-properties fo:color="#000000" loext:opacity="100%" style:text-position="0% 100%" fo:language="zxx" fo:country="none" fo:font-weight="normal" officeooo:rsid="002641fa" fo:background-color="#ffff00" loext:char-shading-value="0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210" style:family="text">
      <style:text-properties fo:color="#000000" loext:opacity="100%" style:text-position="0% 100%" style:font-name="Bitstream Vera Sans" fo:font-style="normal" style:font-name-asian="OpenSymbol" style:font-style-asian="normal" style:font-name-complex="OpenSymbol" style:font-style-complex="normal"/>
    </style:style>
    <style:style style:name="T211" style:family="text">
      <style:text-properties fo:color="#000000" loext:opacity="100%" style:font-name="OpenSymbol1" fo:font-size="10pt" fo:background-color="#ffff00" loext:char-shading-value="0" style:font-name-asian="OpenSymbol1" style:font-size-asian="10pt" style:font-name-complex="OpenSymbol1" style:font-size-complex="10pt"/>
    </style:style>
    <style:style style:name="T212" style:family="text">
      <style:text-properties fo:color="#000000" loext:opacity="100%" style:font-name="OpenSymbol1" fo:font-size="10pt" officeooo:rsid="00221c23" fo:background-color="#ffff00" loext:char-shading-value="0" style:font-name-asian="OpenSymbol1" style:font-size-asian="10pt" style:font-name-complex="OpenSymbol1" style:font-size-complex="10pt"/>
    </style:style>
    <style:style style:name="T213" style:family="text">
      <style:text-properties fo:color="#000000" loext:opacity="100%" fo:font-size="10pt" fo:background-color="#ffff00" loext:char-shading-value="0" style:font-size-asian="10pt" style:font-size-complex="10pt"/>
    </style:style>
    <style:style style:name="T214" style:family="text">
      <style:text-properties fo:color="#000000" loext:opacity="100%" fo:font-size="10pt" officeooo:rsid="00221c23" fo:background-color="#ffff00" loext:char-shading-value="0" style:font-size-asian="10pt" style:font-size-complex="10pt"/>
    </style:style>
    <style:style style:name="T215" style:family="text">
      <style:text-properties fo:color="#000000" loext:opacity="100%" fo:font-size="10pt" fo:language="zxx" fo:country="none" fo:font-style="normal" fo:font-weight="normal" officeooo:rsid="002641fa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16" style:family="text">
      <style:text-properties fo:color="#000000" loext:opacity="100%" style:font-name="OpenSymbol" fo:background-color="#ffff00" loext:char-shading-value="0"/>
    </style:style>
    <style:style style:name="T217" style:family="text">
      <style:text-properties fo:color="#000000" loext:opacity="100%" style:font-name="OpenSymbol" fo:background-color="#ffff00" loext:char-shading-value="0" style:font-name-asian="OpenSymbol1" style:font-size-asian="10pt" style:font-name-complex="OpenSymbol1" style:font-size-complex="10pt"/>
    </style:style>
    <style:style style:name="T218" style:family="text">
      <style:text-properties fo:color="#000000" loext:opacity="100%" style:font-name="OpenSymbol" officeooo:rsid="00238bcb" fo:background-color="#ffff00" loext:char-shading-value="0" style:font-name-asian="OpenSymbol1" style:font-size-asian="10pt" style:font-name-complex="OpenSymbol1" style:font-size-complex="10pt"/>
    </style:style>
    <style:style style:name="T219" style:family="text">
      <style:text-properties fo:color="#000000" loext:opacity="100%" style:font-name="OpenSymbol" fo:font-size="10pt" fo:language="zxx" fo:country="none" fo:font-style="normal" fo:font-weight="normal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20" style:family="text">
      <style:text-properties fo:color="#000000" loext:opacity="100%" style:font-name="OpenSymbol" fo:font-size="10pt" fo:letter-spacing="normal" officeooo:rsid="001715bb" fo:background-color="#ffff00" loext:char-shading-value="0" style:font-style-asian="normal" style:font-style-complex="normal"/>
    </style:style>
    <style:style style:name="T221" style:family="text">
      <style:text-properties fo:color="#000000" loext:opacity="100%" fo:language="zxx" fo:country="none" fo:font-weight="normal" officeooo:rsid="002641fa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22" style:family="text">
      <style:text-properties fo:color="#000000" loext:opacity="100%" fo:language="zxx" fo:country="none" fo:font-weight="normal" officeooo:rsid="0027a078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23" style:family="text">
      <style:text-properties fo:color="#000000" loext:opacity="100%" fo:letter-spacing="normal" fo:background-color="#ffff00" loext:char-shading-value="0"/>
    </style:style>
    <style:style style:name="T224" style:family="text">
      <style:text-properties fo:color="#000000" loext:opacity="100%" fo:letter-spacing="normal" officeooo:rsid="002e7e4f" fo:background-color="#ffff00" loext:char-shading-value="0"/>
    </style:style>
    <style:style style:name="T225" style:family="text">
      <style:text-properties fo:color="#000000" loext:opacity="100%" fo:letter-spacing="normal" officeooo:rsid="002e7e4f" style:font-size-asian="10pt" style:font-size-complex="10pt"/>
    </style:style>
    <style:style style:name="T226" style:family="text">
      <style:text-properties fo:color="#000000" loext:opacity="100%" fo:letter-spacing="normal" officeooo:rsid="0054cc0f" style:font-size-asian="10pt" style:font-size-complex="10pt"/>
    </style:style>
    <style:style style:name="T227" style:family="text">
      <style:text-properties fo:color="#000000" loext:opacity="100%" style:font-name="Bitstream Vera Sans1" fo:font-size="10pt" fo:letter-spacing="normal" fo:background-color="#ffff00" loext:char-shading-value="0"/>
    </style:style>
    <style:style style:name="T228" style:family="text">
      <style:text-properties fo:color="#000000" loext:opacity="100%" style:font-name="Bitstream Vera Sans1" fo:font-size="10pt" fo:letter-spacing="normal" officeooo:rsid="002d06c5" fo:background-color="#ffff00" loext:char-shading-value="0"/>
    </style:style>
    <style:style style:name="T229" style:family="text">
      <style:text-properties fo:color="#000000" loext:opacity="100%" style:font-name="Bitstream Vera Sans1" fo:font-size="10pt" fo:letter-spacing="normal" officeooo:rsid="002d06c5" fo:background-color="#ffff00" loext:char-shading-value="0" style:font-size-asian="9pt" style:font-size-complex="9pt"/>
    </style:style>
    <style:style style:name="T230" style:family="text">
      <style:text-properties fo:color="#000000" loext:opacity="100%" style:font-name="Bitstream Vera Sans7" fo:font-size="10pt" fo:letter-spacing="normal" fo:language="zxx" fo:country="none" fo:font-style="normal" fo:font-weight="normal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31" style:family="text">
      <style:text-properties fo:color="#000000" loext:opacity="100%" style:font-name="Bitstream Vera Sans7" fo:font-size="10pt" fo:language="zxx" fo:country="none" fo:font-style="normal" fo:font-weight="normal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32" style:family="text">
      <style:text-properties fo:color="#000000" loext:opacity="100%" style:font-name="Bitstream Vera Sans7" fo:font-size="10pt" fo:language="zxx" fo:country="none" fo:font-style="normal" fo:font-weight="normal" officeooo:rsid="002e7e4f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33" style:family="text">
      <style:text-properties fo:color="#000000" loext:opacity="100%" fo:font-style="normal" fo:font-weight="normal" officeooo:rsid="00528be0"/>
    </style:style>
    <style:style style:name="T234" style:family="text">
      <style:text-properties officeooo:rsid="0019dfa2"/>
    </style:style>
    <style:style style:name="T235" style:family="text">
      <style:text-properties fo:language="fr" fo:country="FR" officeooo:rsid="0019dfa2"/>
    </style:style>
    <style:style style:name="T236" style:family="text">
      <style:text-properties fo:language="fr" fo:country="FR" officeooo:rsid="001b3d8e"/>
    </style:style>
    <style:style style:name="T237" style:family="text">
      <style:text-properties officeooo:rsid="001b3d8e"/>
    </style:style>
    <style:style style:name="T238" style:family="text">
      <style:text-properties fo:color="#ff0000" loext:opacity="100%" fo:font-size="10pt" fo:background-color="#ffff00" loext:char-shading-value="0" style:font-size-asian="10pt" style:font-size-complex="10pt"/>
    </style:style>
    <style:style style:name="T239" style:family="text">
      <style:text-properties fo:color="#ff0000" loext:opacity="100%" fo:font-size="10pt" officeooo:rsid="00221c23" fo:background-color="#ffff00" loext:char-shading-value="0" style:font-size-asian="10pt" style:font-size-complex="10pt"/>
    </style:style>
    <style:style style:name="T240" style:family="text">
      <style:text-properties fo:color="#ff0000" loext:opacity="100%" fo:font-size="10pt" style:font-size-asian="10pt" style:font-size-complex="10pt"/>
    </style:style>
    <style:style style:name="T241" style:family="text">
      <style:text-properties fo:color="#ff0000" loext:opacity="100%" fo:font-size="10pt" officeooo:rsid="00221c23" style:font-size-asian="10pt" style:font-size-complex="10pt"/>
    </style:style>
    <style:style style:name="T242" style:family="text">
      <style:text-properties fo:color="#ff0000" loext:opacity="100%" fo:font-size="10pt" fo:language="zxx" fo:country="none" fo:font-style="normal" fo:font-weight="normal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43" style:family="text">
      <style:text-properties fo:color="#ff0000" loext:opacity="100%" style:text-position="0% 100%" fo:font-size="10pt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44" style:family="text">
      <style:text-properties fo:color="#ff0000" loext:opacity="100%" style:text-position="0% 100%" fo:font-size="10pt" fo:font-style="normal" officeooo:rsid="00238bcb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45" style:family="text">
      <style:text-properties fo:color="#ff0000" loext:opacity="100%" style:text-position="0% 100%" fo:font-size="10pt" fo:language="zxx" fo:country="none" fo:font-style="normal" fo:font-weight="normal" fo:background-color="#ffff00" loext:char-shading-value="0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246" style:family="text">
      <style:text-properties fo:color="#ff0000" loext:opacity="100%" style:text-position="0% 100%" style:font-name="OpenSymbol1" fo:font-size="10pt" fo:font-style="normal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47" style:family="text">
      <style:text-properties fo:color="#ff0000" loext:opacity="100%" style:text-position="0% 100%" style:font-name="Bitstream Vera Sans" fo:font-style="normal" officeooo:rsid="002641fa" fo:background-color="#ffff00" loext:char-shading-value="0" style:font-name-asian="OpenSymbol" style:font-size-asian="5.25pt" style:font-style-asian="normal" style:font-name-complex="OpenSymbol" style:font-size-complex="6pt" style:font-style-complex="normal"/>
    </style:style>
    <style:style style:name="T248" style:family="text">
      <style:text-properties fo:color="#ff0000" loext:opacity="100%" style:text-position="0% 100%" officeooo:rsid="002641fa" fo:background-color="#ffff00" loext:char-shading-value="0" style:font-name-asian="OpenSymbol" style:font-size-asian="5.25pt" style:font-style-asian="normal" style:font-name-complex="OpenSymbol" style:font-size-complex="6pt" style:font-style-complex="normal"/>
    </style:style>
    <style:style style:name="T249" style:family="text">
      <style:text-properties fo:color="#ff0000" loext:opacity="100%" style:text-position="0% 100%" style:font-name="OpenSymbol" fo:font-size="10pt" fo:language="zxx" fo:country="none" fo:font-style="normal" fo:font-weight="normal" fo:background-color="#ffff00" loext:char-shading-value="0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250" style:family="text">
      <style:text-properties fo:color="#ff0000" loext:opacity="100%" style:text-position="0% 100%" style:font-name="Bitstream Vera Sans7" fo:font-size="10pt" fo:language="zxx" fo:country="none" fo:font-style="normal" fo:font-weight="normal" fo:background-color="#ffff00" loext:char-shading-value="0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251" style:family="text">
      <style:text-properties fo:color="#ff0000" loext:opacity="100%" style:text-position="0% 100%" style:font-name="Bitstream Vera Sans7" fo:font-size="10pt" fo:language="zxx" fo:country="none" fo:font-style="normal" fo:font-weight="normal" officeooo:rsid="002641fa" fo:background-color="#ffff00" loext:char-shading-value="0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252" style:family="text">
      <style:text-properties fo:color="#ff0000" loext:opacity="100%" style:text-position="0% 100%" fo:language="zxx" fo:country="none" fo:font-weight="normal" officeooo:rsid="002641fa" fo:background-color="#ffff00" loext:char-shading-value="0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253" style:family="text">
      <style:text-properties fo:color="#ff0000" loext:opacity="100%" style:font-name="OpenSymbol1" fo:font-size="10pt" fo:background-color="#ffff00" loext:char-shading-value="0" style:font-name-asian="OpenSymbol1" style:font-size-asian="10pt" style:font-name-complex="OpenSymbol1" style:font-size-complex="10pt"/>
    </style:style>
    <style:style style:name="T254" style:family="text">
      <style:text-properties fo:color="#ff0000" loext:opacity="100%" style:font-name="OpenSymbol1" fo:font-size="10pt" style:font-name-asian="OpenSymbol1" style:font-size-asian="10pt" style:font-name-complex="OpenSymbol1" style:font-size-complex="10pt"/>
    </style:style>
    <style:style style:name="T255" style:family="text">
      <style:text-properties fo:color="#ff0000" loext:opacity="100%" style:font-name="Bitstream Vera Sans" fo:font-size="10pt" style:font-name-asian="OpenSymbol1" style:font-size-asian="10pt" style:font-name-complex="OpenSymbol1" style:font-size-complex="10pt"/>
    </style:style>
    <style:style style:name="T256" style:family="text">
      <style:text-properties fo:color="#ff0000" loext:opacity="100%" fo:background-color="#ffff00" loext:char-shading-value="0"/>
    </style:style>
    <style:style style:name="T257" style:family="text">
      <style:text-properties fo:color="#ff0000" loext:opacity="100%" fo:background-color="#ffff00" loext:char-shading-value="0" style:font-size-asian="10pt" style:font-size-complex="10pt"/>
    </style:style>
    <style:style style:name="T258" style:family="text">
      <style:text-properties fo:color="#ff0000" loext:opacity="100%" officeooo:rsid="00238bcb" fo:background-color="#ffff00" loext:char-shading-value="0" style:font-size-asian="10pt" style:font-size-complex="10pt"/>
    </style:style>
    <style:style style:name="T259" style:family="text">
      <style:text-properties fo:color="#ff0000" loext:opacity="100%" fo:background-color="#ffff00" loext:char-shading-value="0" style:font-name-asian="OpenSymbol1" style:font-size-asian="10pt" style:font-name-complex="OpenSymbol1" style:font-size-complex="10pt"/>
    </style:style>
    <style:style style:name="T260" style:family="text">
      <style:text-properties fo:color="#ff0000" loext:opacity="100%" officeooo:rsid="002641fa" fo:background-color="#ffff00" loext:char-shading-value="0"/>
    </style:style>
    <style:style style:name="T261" style:family="text">
      <style:text-properties fo:color="#ff0000" loext:opacity="100%" officeooo:rsid="002641fa" fo:background-color="#ffff00" loext:char-shading-value="0" style:font-style-asian="normal" style:font-style-complex="normal"/>
    </style:style>
    <style:style style:name="T262" style:family="text">
      <style:text-properties fo:color="#ff0000" loext:opacity="100%" style:font-name="OpenSymbol" fo:background-color="#ffff00" loext:char-shading-value="0"/>
    </style:style>
    <style:style style:name="T263" style:family="text">
      <style:text-properties fo:color="#ff0000" loext:opacity="100%" style:font-name="OpenSymbol" fo:background-color="#ffff00" loext:char-shading-value="0" style:font-name-asian="OpenSymbol1" style:font-size-asian="10pt" style:font-name-complex="OpenSymbol1" style:font-size-complex="10pt"/>
    </style:style>
    <style:style style:name="T264" style:family="text">
      <style:text-properties fo:color="#ff0000" loext:opacity="100%" style:font-name="OpenSymbol" fo:font-size="10pt" fo:language="zxx" fo:country="none" fo:font-style="normal" fo:font-weight="normal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65" style:family="text">
      <style:text-properties fo:color="#ff0000" loext:opacity="100%" style:font-name="Bitstream Vera Sans7" fo:font-size="10pt" fo:language="zxx" fo:country="none" fo:font-style="normal" fo:font-weight="normal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66" style:family="text">
      <style:text-properties fo:color="#ff0000" loext:opacity="100%" style:font-name="Bitstream Vera Sans7" fo:font-size="10pt" fo:language="zxx" fo:country="none" fo:font-style="normal" fo:font-weight="normal" officeooo:rsid="002641fa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67" style:family="text">
      <style:text-properties fo:color="#ff0000" loext:opacity="100%" style:font-name="Bitstream Vera Sans7" fo:font-size="10pt" fo:letter-spacing="normal" fo:language="zxx" fo:country="none" fo:font-style="normal" fo:font-weight="normal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68" style:family="text">
      <style:text-properties fo:color="#ff0000" loext:opacity="100%" fo:language="zxx" fo:country="none" fo:font-weight="normal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69" style:family="text">
      <style:text-properties fo:color="#ff0000" loext:opacity="100%" fo:language="zxx" fo:country="none" fo:font-weight="normal" officeooo:rsid="002641fa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70" style:family="text">
      <style:text-properties fo:color="#ff0000" loext:opacity="100%" fo:letter-spacing="-0.035cm" fo:background-color="#ffff00" loext:char-shading-value="0"/>
    </style:style>
    <style:style style:name="T271" style:family="text">
      <style:text-properties fo:color="#ff0000" loext:opacity="100%" fo:letter-spacing="normal" fo:background-color="#ffff00" loext:char-shading-value="0"/>
    </style:style>
    <style:style style:name="T272" style:family="text">
      <style:text-properties fo:color="#008000" loext:opacity="100%" fo:font-size="10pt" style:font-size-asian="10pt" style:font-size-complex="10pt"/>
    </style:style>
    <style:style style:name="T273" style:family="text">
      <style:text-properties fo:color="#008000" loext:opacity="100%" fo:font-size="10pt" officeooo:rsid="00221c23" style:font-size-asian="10pt" style:font-size-complex="10pt"/>
    </style:style>
    <style:style style:name="T274" style:family="text">
      <style:text-properties fo:color="#008000" loext:opacity="100%" fo:font-size="10pt" fo:background-color="#ffff00" loext:char-shading-value="0" style:font-size-asian="10pt" style:font-size-complex="10pt"/>
    </style:style>
    <style:style style:name="T275" style:family="text">
      <style:text-properties fo:color="#008000" loext:opacity="100%" fo:font-size="10pt" officeooo:rsid="00221c23" fo:background-color="#ffff00" loext:char-shading-value="0" style:font-size-asian="10pt" style:font-size-complex="10pt"/>
    </style:style>
    <style:style style:name="T276" style:family="text">
      <style:text-properties fo:color="#008000" loext:opacity="100%" fo:font-size="10pt" fo:language="zxx" fo:country="none" fo:font-style="normal" fo:font-weight="normal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77" style:family="text">
      <style:text-properties fo:color="#008000" loext:opacity="100%" style:text-position="0% 100%" fo:font-size="10pt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78" style:family="text">
      <style:text-properties fo:color="#008000" loext:opacity="100%" style:text-position="0% 100%" fo:font-size="10pt" fo:font-style="normal" officeooo:rsid="00238bcb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79" style:family="text">
      <style:text-properties fo:color="#008000" loext:opacity="100%" style:text-position="0% 100%" style:font-name="OpenSymbol1" fo:font-size="10pt" fo:font-style="normal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80" style:family="text">
      <style:text-properties fo:color="#008000" loext:opacity="100%" style:text-position="0% 100%" fo:language="fr" fo:country="FR" fo:font-weight="normal" officeooo:rsid="002641fa" fo:background-color="#ffff00" loext:char-shading-value="0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281" style:family="text">
      <style:text-properties fo:color="#008000" loext:opacity="100%" style:text-position="0% 100%" fo:background-color="#ffff00" loext:char-shading-value="0" style:font-name-asian="OpenSymbol" style:font-size-asian="5.25pt" style:font-style-asian="normal" style:font-name-complex="OpenSymbol" style:font-size-complex="6pt" style:font-style-complex="normal"/>
    </style:style>
    <style:style style:name="T282" style:family="text">
      <style:text-properties fo:color="#008000" loext:opacity="100%" style:text-position="0% 100%" officeooo:rsid="002641fa" fo:background-color="#ffff00" loext:char-shading-value="0" style:font-name-asian="OpenSymbol" style:font-size-asian="5.25pt" style:font-style-asian="normal" style:font-name-complex="OpenSymbol" style:font-size-complex="6pt" style:font-style-complex="normal"/>
    </style:style>
    <style:style style:name="T283" style:family="text">
      <style:text-properties fo:color="#008000" loext:opacity="100%" style:text-position="0% 100%" fo:language="zxx" fo:country="none" fo:font-weight="normal" officeooo:rsid="002641fa" fo:background-color="#ffff00" loext:char-shading-value="0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284" style:family="text">
      <style:text-properties fo:color="#008000" loext:opacity="100%" style:font-name="OpenSymbol1" fo:font-size="10pt" style:font-name-asian="OpenSymbol1" style:font-size-asian="10pt" style:font-name-complex="OpenSymbol1" style:font-size-complex="10pt"/>
    </style:style>
    <style:style style:name="T285" style:family="text">
      <style:text-properties fo:color="#008000" loext:opacity="100%" style:font-name="OpenSymbol1" fo:font-size="10pt" fo:background-color="#ffff00" loext:char-shading-value="0" style:font-name-asian="OpenSymbol1" style:font-size-asian="10pt" style:font-name-complex="OpenSymbol1" style:font-size-complex="10pt"/>
    </style:style>
    <style:style style:name="T286" style:family="text">
      <style:text-properties fo:color="#008000" loext:opacity="100%" fo:background-color="#ffff00" loext:char-shading-value="0"/>
    </style:style>
    <style:style style:name="T287" style:family="text">
      <style:text-properties fo:color="#008000" loext:opacity="100%" fo:background-color="#ffff00" loext:char-shading-value="0" style:font-size-asian="10pt" style:font-size-complex="10pt"/>
    </style:style>
    <style:style style:name="T288" style:family="text">
      <style:text-properties fo:color="#008000" loext:opacity="100%" officeooo:rsid="00238bcb" fo:background-color="#ffff00" loext:char-shading-value="0" style:font-size-asian="10pt" style:font-size-complex="10pt"/>
    </style:style>
    <style:style style:name="T289" style:family="text">
      <style:text-properties fo:color="#008000" loext:opacity="100%" officeooo:rsid="002641fa" fo:background-color="#ffff00" loext:char-shading-value="0"/>
    </style:style>
    <style:style style:name="T290" style:family="text">
      <style:text-properties fo:color="#008000" loext:opacity="100%" style:font-name="OpenSymbol" fo:background-color="#ffff00" loext:char-shading-value="0" style:font-name-asian="OpenSymbol1" style:font-size-asian="10pt" style:font-name-complex="OpenSymbol1" style:font-size-complex="10pt"/>
    </style:style>
    <style:style style:name="T291" style:family="text">
      <style:text-properties fo:color="#008000" loext:opacity="100%" style:font-name="OpenSymbol" fo:font-size="10pt" fo:language="zxx" fo:country="none" fo:font-style="normal" fo:font-weight="normal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92" style:family="text">
      <style:text-properties fo:color="#008000" loext:opacity="100%" fo:language="fr" fo:country="FR" fo:font-weight="normal" officeooo:rsid="002641fa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93" style:family="text">
      <style:text-properties fo:color="#008000" loext:opacity="100%" fo:language="zxx" fo:country="none" fo:font-weight="normal" officeooo:rsid="002641fa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94" style:family="text">
      <style:text-properties fo:color="#008000" loext:opacity="100%" style:font-name="Bitstream Vera Sans7" fo:font-size="10pt" fo:language="zxx" fo:country="none" fo:font-style="normal" fo:font-weight="normal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295" style:family="text">
      <style:text-properties officeooo:rsid="002444e1"/>
    </style:style>
    <style:style style:name="T296" style:family="text">
      <style:text-properties fo:color="#800000" loext:opacity="100%" style:font-name="Bitstream Vera Sans" fo:font-style="normal" fo:background-color="#ffff00" loext:char-shading-value="0" style:font-style-asian="normal" style:font-style-complex="normal"/>
    </style:style>
    <style:style style:name="T297" style:family="text">
      <style:text-properties fo:color="#800000" loext:opacity="100%" style:text-position="0% 100%" style:font-name="Bitstream Vera Sans" fo:font-style="normal" fo:background-color="#ffff00" loext:char-shading-value="0" style:font-name-asian="OpenSymbol" style:font-size-asian="5.25pt" style:font-style-asian="normal" style:font-name-complex="OpenSymbol" style:font-size-complex="6pt" style:font-style-complex="normal"/>
    </style:style>
    <style:style style:name="T298" style:family="text">
      <style:text-properties fo:color="#800000" loext:opacity="100%" style:text-position="0% 100%" style:font-name="OpenSymbol" fo:font-size="10pt" fo:language="zxx" fo:country="none" fo:font-style="normal" fo:font-weight="normal" fo:background-color="#ffff00" loext:char-shading-value="0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299" style:family="text">
      <style:text-properties fo:color="#800000" loext:opacity="100%" style:text-position="0% 100%" style:font-name="OpenSymbol" fo:font-size="10pt" fo:language="zxx" fo:country="none" fo:font-style="normal" fo:font-weight="normal" officeooo:rsid="002641fa" fo:background-color="#ffff00" loext:char-shading-value="0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300" style:family="text">
      <style:text-properties fo:color="#800000" loext:opacity="100%" style:text-position="0% 100%" style:font-name="Bitstream Vera Sans7" fo:font-size="10pt" fo:language="zxx" fo:country="none" fo:font-style="normal" fo:font-weight="normal" fo:background-color="#ffff00" loext:char-shading-value="0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301" style:family="text">
      <style:text-properties fo:color="#800000" loext:opacity="100%" style:text-position="0% 100%" style:font-name="Bitstream Vera Sans7" fo:font-size="10pt" fo:language="zxx" fo:country="none" fo:font-style="normal" fo:font-weight="normal" officeooo:rsid="002641fa" fo:background-color="#ffff00" loext:char-shading-value="0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302" style:family="text">
      <style:text-properties fo:color="#800000" loext:opacity="100%" style:font-name="OpenSymbol" fo:font-size="10pt" fo:language="zxx" fo:country="none" fo:font-style="normal" fo:font-weight="normal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303" style:family="text">
      <style:text-properties fo:color="#800000" loext:opacity="100%" style:font-name="OpenSymbol" fo:font-size="10pt" fo:language="zxx" fo:country="none" fo:font-style="normal" fo:font-weight="normal" officeooo:rsid="002641fa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304" style:family="text">
      <style:text-properties fo:color="#800000" loext:opacity="100%" style:font-name="Bitstream Vera Sans7" fo:font-size="10pt" fo:language="zxx" fo:country="none" fo:font-style="normal" fo:font-weight="normal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305" style:family="text">
      <style:text-properties fo:color="#800000" loext:opacity="100%" style:font-name="Bitstream Vera Sans7" fo:font-size="10pt" fo:language="zxx" fo:country="none" fo:font-style="normal" fo:font-weight="normal" officeooo:rsid="002641fa" fo:background-color="#ffff00" loext:char-shading-value="0" style:font-size-asian="10pt" style:language-asian="zxx" style:country-asian="none" style:font-style-asian="italic" style:font-weight-asian="normal" style:font-size-complex="10pt" style:font-style-complex="italic" style:font-weight-complex="normal" style:font-relief="none"/>
    </style:style>
    <style:style style:name="T306" style:family="text">
      <style:text-properties officeooo:rsid="00519420"/>
    </style:style>
    <style:style style:name="T307" style:family="text">
      <style:text-properties officeooo:rsid="00528be0"/>
    </style:style>
    <style:style style:name="T308" style:family="text">
      <style:text-properties style:text-position="super 58%" officeooo:rsid="0054ae00"/>
    </style:style>
    <style:style style:name="T309" style:family="text">
      <style:text-properties officeooo:rsid="0055bfae"/>
    </style:style>
    <style:style style:name="T310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2331*" fo:start-indent="0cm" fo:end-indent="0.249cm"/>
          <style:column style:rel-width="2856*" fo:start-indent="0.24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  <number:number-style style:name="N10004" number:language="fr" number:country="FR">
      <number:number number:decimal-places="2" number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91205099" text:style-name="Num_5f_Exo">
        <text:list-item>
          <text:h text:style-name="P72" text:outline-level="1"> Pose en colonnes et effectue.</text:h>
        </text:list-item>
      </text:list>
      <text:section text:style-name="Sect1" text:name="Section10">
        <text:list xml:id="list465305619" text:style-name="liste_5f_abc">
          <text:list-item>
            <text:p text:style-name="P96"><text:span text:style-name="T66">473,26 </text:span><text:span text:style-name="T78"></text:span><text:span text:style-name="T66"> 3</text:span><text:span text:style-name="T10"> </text:span><text:span text:style-name="T66">052,4</text:span></text:p>
          </text:list-item>
          <text:list-item>
            <text:p text:style-name="P96"><text:span text:style-name="T66">30 </text:span><text:span text:style-name="T78"></text:span><text:span text:style-name="T66"> 9,23 </text:span><text:span text:style-name="T78"></text:span><text:span text:style-name="T66"> 121,5</text:span></text:p>
          </text:list-item>
          <text:list-item>
            <text:p text:style-name="P96"><text:span text:style-name="T66">29,4 </text:span><text:span text:style-name="T78"></text:span><text:span text:style-name="T66"> 8,328 </text:span><text:span text:style-name="T78"></text:span><text:span text:style-name="T66"> 12,4</text:span></text:p>
          </text:list-item>
          <text:list-item>
            <text:p text:style-name="P96"><text:span text:style-name="T66">751,25 </text:span><text:span text:style-name="T50">−</text:span><text:span text:style-name="T66"> 98,2</text:span></text:p>
          </text:list-item>
          <text:list-item>
            <text:p text:style-name="P96"><text:span text:style-name="T66">8,5 </text:span><text:span text:style-name="T50">−</text:span><text:span text:style-name="T66"> 0,082</text:span></text:p>
          </text:list-item>
          <text:list-item>
            <text:p text:style-name="P96"><text:span text:style-name="T66">72 </text:span><text:span text:style-name="T50">−</text:span><text:span text:style-name="T66"> 68,41</text:span></text:p>
          </text:list-item>
        </text:list>
      </text:section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list xml:id="list834892240" text:style-name="_5f_Numérotation_20_des_20_exercices_20_livrets">
                <text:list-item>
                  <text:list>
                    <text:list-item text:start-value="1">
                      <text:p text:style-name="P73"/>
                      <text:p text:style-name="P97">4<text:span text:style-name="T308"> <text:s/></text:span>7 3, 2 6</text:p>
                    </text:list-item>
                  </text:list>
                  <text:p text:style-name="P97"><draw:line text:anchor-type="paragraph" draw:z-index="15" draw:name="Forme5" draw:style-name="gr1" draw:text-style-name="P131" svg:x1="0.6cm" svg:y1="0.6cm" svg:x2="2.8cm" svg:y2="0.6cm"><text:p/></draw:line><text:span text:style-name="T79"></text:span> <text:s/>3<text:span text:style-name="T33">  </text:span>0 5 2, 4   </text:p>
                  <text:list text:continue-numbering="true">
                    <text:list-header>
                      <text:p text:style-name="P102"><text:span text:style-name="_5f_pointillés_20_gris"><text:span text:style-name="T199">3 <text:s/>5 2 5, 6 6</text:span></text:span></text:p>
                    </text:list-header>
                  </text:list>
                </text:list-item>
              </text:list>
            </table:table-cell>
            <table:table-cell table:style-name="Tableau4.B1" office:value-type="string">
              <text:list xml:id="list112320765429600" text:continue-list="list834892240" text:style-name="_5f_Numérotation_20_des_20_exercices_20_livrets">
                <text:list-item>
                  <text:list>
                    <text:list-item text:start-value="2">
                      <text:p text:style-name="P73"/>
                      <text:p text:style-name="P99"><text:span text:style-name="T178">3 0</text:span><text:span text:style-name="_5f_pointillés_20_gris"><text:span text:style-name="T199">, </text:span></text:span><text:span text:style-name="_5f_pointillés_20_gris"><text:span text:style-name="T200">0</text:span></text:span><text:span text:style-name="_5f_pointillés_20_gris"><text:span text:style-name="T199"> </text:span></text:span><text:span text:style-name="_5f_pointillés_20_gris"><text:span text:style-name="T200">0</text:span></text:span></text:p>
                    </text:list-item>
                  </text:list>
                  <text:p text:style-name="P97"><text:span text:style-name="T79"> <text:s text:c="3"/></text:span><text:s text:c="2"/><text:span text:style-name="T235">9, 2 3</text:span></text:p>
                  <text:p text:style-name="P97"><draw:line text:anchor-type="paragraph" draw:z-index="16" draw:name="Forme6" draw:style-name="gr1" draw:text-style-name="P131" svg:x1="0.485cm" svg:y1="0.507cm" svg:x2="2.685cm" svg:y2="0.507cm"><text:p/></draw:line><text:span text:style-name="T80"></text:span><text:span text:style-name="T235"> <text:s/>1 2 1, 5   </text:span></text:p>
                  <text:p text:style-name="P100"><text:span text:style-name="_5f_pointillés_20_gris"><text:span text:style-name="T201">1 6 0, 7 3</text:span></text:span></text:p>
                </text:list-item>
              </text:list>
            </table:table-cell>
            <table:table-cell table:style-name="Tableau4.C1" office:value-type="string">
              <text:list xml:id="list112321598553101" text:continue-list="list112320765429600" text:style-name="_5f_Numérotation_20_des_20_exercices_20_livrets">
                <text:list-item>
                  <text:list>
                    <text:list-item text:start-value="3">
                      <text:p text:style-name="P73"/>
                    </text:list-item>
                  </text:list>
                </text:list-item>
              </text:list>
              <text:p text:style-name="P47"><text:span text:style-name="T234">2 9, 4</text:span>      </text:p>
              <text:p text:style-name="P47"><draw:line text:anchor-type="paragraph" draw:z-index="17" draw:name="Forme7" draw:style-name="gr1" draw:text-style-name="P131" svg:x1="-0.06cm" svg:y1="1.016cm" svg:x2="2.44cm" svg:y2="1.016cm"><text:p/></draw:line><text:span text:style-name="T79"> <text:s/></text:span><text:s text:c="2"/>8, 3 2 8</text:p>
              <text:p text:style-name="P47"><text:span text:style-name="T79"></text:span> <text:s text:c="4"/><text:span text:style-name="T234">1 2, 4      </text:span></text:p>
              <text:p text:style-name="P27"><text:span text:style-name="_5f_pointillés_20_gris"><text:span text:style-name="T200">5 0, 1 2 8</text:span></text:span></text:p>
            </table:table-cell>
          </table:table-row>
        </table:table-header-rows>
        <table:table-row table:style-name="Tableau4.1">
          <table:table-cell table:style-name="Tableau4.A2" office:value-type="string">
            <text:list xml:id="list112322549420217" text:continue-list="list112321598553101" text:style-name="_5f_Numérotation_20_des_20_exercices_20_livrets">
              <text:list-item>
                <text:list>
                  <text:list-item text:start-value="4">
                    <text:p text:style-name="P74"/>
                    <text:p text:style-name="P98">7 5 1, 2 5</text:p>
                  </text:list-item>
                </text:list>
                <text:p text:style-name="P101"><draw:line text:anchor-type="paragraph" draw:z-index="18" draw:name="Forme8" draw:style-name="gr1" draw:text-style-name="P131" svg:x1="0.6cm" svg:y1="0.6cm" svg:x2="2.799cm" svg:y2="0.6cm"><text:p/></draw:line><text:span text:style-name="T61">−</text:span><text:span text:style-name="T32"> <text:s text:c="2"/>9 8, 2 </text:span><text:span text:style-name="_5f_pointillés_20_gris"><text:span text:style-name="T200">0</text:span></text:span></text:p>
                <text:list text:continue-numbering="true">
                  <text:list-header>
                    <text:p text:style-name="P103"><text:span text:style-name="_5f_pointillés_20_gris"><text:span text:style-name="T199">6 5 3, 0 5</text:span></text:span></text:p>
                  </text:list-header>
                </text:list>
              </text:list-item>
            </text:list>
          </table:table-cell>
          <table:table-cell table:style-name="Tableau4.B2" office:value-type="string">
            <text:list xml:id="list112322145064333" text:continue-list="list112322549420217" text:style-name="_5f_Numérotation_20_des_20_exercices_20_livrets">
              <text:list-item>
                <text:list>
                  <text:list-item text:start-value="5">
                    <text:p text:style-name="P74"/>
                    <text:p text:style-name="P98"><text:span text:style-name="T237">8</text:span>, 5<text:span text:style-name="T235"> </text:span><text:span text:style-name="T236">0 0</text:span></text:p>
                  </text:list-item>
                </text:list>
                <text:p text:style-name="P98"><draw:line text:anchor-type="paragraph" draw:z-index="19" draw:name="Forme9" draw:style-name="gr1" draw:text-style-name="P131" svg:x1="0.6cm" svg:y1="0.6cm" svg:x2="2.799cm" svg:y2="0.6cm"><text:p/></draw:line><text:span text:style-name="T57">−</text:span><text:span text:style-name="T8"> <text:s text:c="2"/></text:span><text:span text:style-name="T34">0, 0 8 2</text:span></text:p>
                <text:list text:continue-numbering="true">
                  <text:list-header>
                    <text:p text:style-name="P103"><text:span text:style-name="_5f_pointillés_20_gris"><text:span text:style-name="T199">8, 4 1 8</text:span></text:span></text:p>
                  </text:list-header>
                </text:list>
              </text:list-item>
            </text:list>
          </table:table-cell>
          <table:table-cell table:style-name="Tableau4.C2" office:value-type="string">
            <text:list xml:id="list112321431152944" text:continue-list="list112322145064333" text:style-name="_5f_Numérotation_20_des_20_exercices_20_livrets">
              <text:list-item>
                <text:list>
                  <text:list-item text:start-value="6">
                    <text:p text:style-name="P74"/>
                    <text:p text:style-name="P98"><text:span text:style-name="T236">7 2</text:span><text:span text:style-name="T235">, </text:span><text:span text:style-name="T236">0 0</text:span></text:p>
                  </text:list-item>
                </text:list>
                <text:p text:style-name="P98"><draw:line text:anchor-type="paragraph" draw:z-index="20" draw:name="Forme10" draw:style-name="gr1" draw:text-style-name="P131" svg:x1="0.6cm" svg:y1="0.6cm" svg:x2="2.799cm" svg:y2="0.6cm"><text:p/></draw:line><text:span text:style-name="T57">−</text:span><text:span text:style-name="T8"> <text:s/></text:span><text:span text:style-name="T35">6 8, 4 1</text:span></text:p>
                <text:p text:style-name="P101"><text:span text:style-name="_5f_pointillés_20_gris"><text:span text:style-name="T196">0 </text:span></text:span><text:span text:style-name="_5f_pointillés_20_gris"><text:span text:style-name="T200">3, 5 9</text:span></text:span></text:p>
              </text:list-item>
            </text:list>
          </table:table-cell>
        </table:table-row>
      </table:table>
      <text:list xml:id="list112321925469656" text:continue-list="list2391205099" text:style-name="Num_5f_Exo">
        <text:list-item>
          <text:h text:style-name="P54" text:outline-level="1"> Calcule mentalement les additions.</text:h>
        </text:list-item>
      </text:list>
      <text:section text:style-name="Sect2" text:name="Section1">
        <text:list xml:id="list112320556806358" text:continue-list="list465305619" text:style-name="liste_5f_abc">
          <text:list-item text:start-value="1">
            <text:p text:style-name="P107"><text:span text:style-name="T8">5,6 </text:span><text:span text:style-name="T56"></text:span><text:span text:style-name="T8"> 7,2 </text:span><text:span text:style-name="T44">=</text:span><text:span text:style-name="T8"> </text:span><text:span text:style-name="_5f_pointillés_20_gris"><text:span text:style-name="T181">12,8</text:span></text:span></text:p>
          </text:list-item>
          <text:list-item>
            <text:p text:style-name="P107"><text:span text:style-name="T8">2,2 </text:span><text:span text:style-name="T79"></text:span><text:span text:style-name="T8"> 6,3 </text:span><text:span text:style-name="T44">=</text:span><text:span text:style-name="T8"> </text:span><text:span text:style-name="_5f_pointillés_20_gris"><text:span text:style-name="T181">8,5</text:span></text:span></text:p>
          </text:list-item>
          <text:list-item>
            <text:p text:style-name="P107"><text:span text:style-name="T8">3,5 </text:span><text:span text:style-name="T79"></text:span><text:span text:style-name="T8"> 7,1 </text:span><text:span text:style-name="T44">=</text:span><text:span text:style-name="T8"> </text:span><text:span text:style-name="_5f_pointillés_20_gris"><text:span text:style-name="T181">10,6</text:span></text:span></text:p>
          </text:list-item>
          <text:list-item>
            <text:p text:style-name="P107"><text:span text:style-name="T8">6,3 </text:span><text:span text:style-name="T79"></text:span><text:span text:style-name="T8"> 7,6 </text:span><text:span text:style-name="T44">=</text:span><text:span text:style-name="T8"> </text:span><text:span text:style-name="_5f_pointillés_20_gris"><text:span text:style-name="T181">13,9</text:span></text:span></text:p>
          </text:list-item>
          <text:list-item>
            <text:p text:style-name="P107"><text:span text:style-name="T8"><text:s text:c="3"/>9 </text:span><text:span text:style-name="T79"></text:span><text:span text:style-name="T8"> 3,5 </text:span><text:span text:style-name="T44">=</text:span><text:span text:style-name="T161"> </text:span><text:span text:style-name="_5f_pointillés_20_gris"><text:span text:style-name="T181">12,5</text:span></text:span></text:p>
          </text:list-item>
          <text:list-item>
            <text:p text:style-name="P107"><text:span text:style-name="T8">7,6 </text:span><text:span text:style-name="T79"></text:span><text:span text:style-name="T8"> 7,9 </text:span><text:span text:style-name="T44">=</text:span><text:span text:style-name="T8"> </text:span><text:span text:style-name="_5f_pointillés_20_gris"><text:span text:style-name="T181">15, 5</text:span></text:span><text:span text:style-name="T161">.</text:span></text:p>
          </text:list-item>
          <text:list-item>
            <text:p text:style-name="P107"><text:span text:style-name="T8">2,9 </text:span><text:span text:style-name="T79"></text:span><text:span text:style-name="T8"> 6,5 </text:span><text:span text:style-name="T44">=</text:span><text:span text:style-name="T8"> </text:span><text:span text:style-name="T161"> <text:s/></text:span><text:span text:style-name="_5f_pointillés_20_gris"><text:span text:style-name="T181">9,4</text:span></text:span></text:p>
          </text:list-item>
          <text:list-item>
            <text:p text:style-name="P107"><text:span text:style-name="T8">4,5 </text:span><text:span text:style-name="T79"></text:span><text:span text:style-name="T8"> 9,7 </text:span><text:span text:style-name="T44">=</text:span><text:span text:style-name="T8"> </text:span><text:span text:style-name="_5f_pointillés_20_gris"><text:span text:style-name="T181">14,2</text:span></text:span><text:span text:style-name="_5f_pointillés_20_gris"><text:span text:style-name="T197"> </text:span></text:span></text:p>
          </text:list-item>
          <text:list-item>
            <text:p text:style-name="P107"><text:span text:style-name="T8">5,8 </text:span><text:span text:style-name="T79"></text:span><text:span text:style-name="T8"> 9,3 </text:span><text:span text:style-name="T44">=</text:span><text:span text:style-name="T8"> </text:span><text:span text:style-name="_5f_pointillés_20_gris"><text:span text:style-name="T181">15,1</text:span></text:span></text:p>
          </text:list-item>
          <text:list-item>
            <text:p text:style-name="P107"><text:span text:style-name="_5f_pointillés_20_gris"><text:span text:style-name="T210">3,9 </text:span></text:span><text:span text:style-name="_5f_pointillés_20_gris"><text:span text:style-name="T205"></text:span></text:span><text:span text:style-name="_5f_pointillés_20_gris"><text:span text:style-name="T210"> 7,6</text:span></text:span><text:span text:style-name="_5f_pointillés_20_gris"><text:span text:style-name="T82"> </text:span></text:span><text:span text:style-name="_5f_pointillés_20_gris"><text:span text:style-name="T83">=</text:span></text:span><text:span text:style-name="_5f_pointillés_20_gris"><text:span text:style-name="T165"> </text:span></text:span><text:span text:style-name="_5f_pointillés_20_gris"><text:span text:style-name="T202">11,5</text:span></text:span></text:p>
          </text:list-item>
        </text:list>
      </text:section>
      <text:list xml:id="list112322416702051" text:continue-list="list112321925469656" text:style-name="Num_5f_Exo">
        <text:list-item>
          <text:h text:style-name="P55" text:outline-level="1"> Calcule mentalement <text:span text:style-name="T8">les soustractions.</text:span></text:h>
        </text:list-item>
      </text:list>
      <text:section text:style-name="Sect2" text:name="Section2">
        <text:list xml:id="list112322296422791" text:continue-list="list112320556806358" text:style-name="liste_5f_abc">
          <text:list-item text:start-value="1">
            <text:p text:style-name="P114"><text:span text:style-name="T8">5,5 </text:span><text:span text:style-name="T57">−</text:span><text:span text:style-name="T8"> 4,3 </text:span><text:span text:style-name="T44">=</text:span><text:span text:style-name="T8"> </text:span><text:span text:style-name="_5f_pointillés_20_gris"><text:span text:style-name="T182">1, 2</text:span></text:span></text:p>
          </text:list-item>
          <text:list-item>
            <text:p text:style-name="P114"><text:span text:style-name="T8">4,6 </text:span><text:span text:style-name="T57">−</text:span><text:span text:style-name="T8"> 0,5 </text:span><text:span text:style-name="T44">=</text:span><text:span text:style-name="T161"> </text:span><text:span text:style-name="_5f_pointillés_20_gris"><text:span text:style-name="T182">4, 1</text:span></text:span></text:p>
          </text:list-item>
          <text:list-item>
            <text:p text:style-name="P114"><text:span text:style-name="T8">2,8 </text:span><text:span text:style-name="T57">−</text:span><text:span text:style-name="T8"> 2,6 </text:span><text:span text:style-name="T44">=</text:span><text:span text:style-name="T161"> </text:span><text:span text:style-name="_5f_pointillés_20_gris"><text:span text:style-name="T182">0, 2</text:span></text:span></text:p>
          </text:list-item>
          <text:list-item>
            <text:p text:style-name="P114"><text:span text:style-name="T8">6,7 </text:span><text:span text:style-name="T57">−</text:span><text:span text:style-name="T8"> 0,5 </text:span><text:span text:style-name="T44">=</text:span><text:span text:style-name="T161"> </text:span><text:span text:style-name="_5f_pointillés_20_gris"><text:span text:style-name="T182">6, 2</text:span></text:span></text:p>
          </text:list-item>
          <text:list-item>
            <text:p text:style-name="P114"><text:span text:style-name="T8">3,8 </text:span><text:span text:style-name="T57">−</text:span><text:span text:style-name="T8"> 3,5 </text:span><text:span text:style-name="T44">=</text:span><text:span text:style-name="T161"> </text:span><text:span text:style-name="_5f_pointillés_20_gris"><text:span text:style-name="T182">0, 3</text:span></text:span></text:p>
          </text:list-item>
          <text:list-item>
            <text:p text:style-name="P114"><text:span text:style-name="T8">5,2 </text:span><text:span text:style-name="T57">−</text:span><text:span text:style-name="T8"> 4,3 </text:span><text:span text:style-name="T44">=</text:span><text:span text:style-name="T161"> </text:span><text:span text:style-name="_5f_pointillés_20_gris"><text:span text:style-name="T182">0, 9</text:span></text:span></text:p>
          </text:list-item>
          <text:list-item>
            <text:p text:style-name="P114"><text:span text:style-name="T8">8 </text:span><text:span text:style-name="T57">−</text:span><text:span text:style-name="T8"> 7,9 </text:span><text:span text:style-name="T44">=</text:span><text:span text:style-name="T161"> </text:span><text:span text:style-name="_5f_pointillés_20_gris"><text:span text:style-name="T182">0, 1</text:span></text:span></text:p>
          </text:list-item>
          <text:list-item>
            <text:p text:style-name="P114"><text:span text:style-name="T8">4,6 </text:span><text:span text:style-name="T57">−</text:span><text:span text:style-name="T8"> 2,5 </text:span><text:span text:style-name="T44">=</text:span><text:span text:style-name="T161"> </text:span><text:span text:style-name="_5f_pointillés_20_gris"><text:span text:style-name="T182">2, 1</text:span></text:span></text:p>
          </text:list-item>
          <text:list-item>
            <text:p text:style-name="P114"><text:span text:style-name="T8">4,1 </text:span><text:span text:style-name="T57">−</text:span><text:span text:style-name="T8"> 1,4 </text:span><text:span text:style-name="T44">=</text:span><text:span text:style-name="T161"> </text:span><text:span text:style-name="T133">2</text:span><text:span text:style-name="_5f_pointillés_20_gris"><text:span text:style-name="T180">, </text:span></text:span><text:span text:style-name="_5f_pointillés_20_gris"><text:span text:style-name="T182">7</text:span></text:span></text:p>
          </text:list-item>
          <text:list-item>
            <text:p text:style-name="P114"><text:span text:style-name="_5f_pointillés_20_gris"><text:span text:style-name="T134">6,7 </text:span></text:span><text:span text:style-name="_5f_pointillés_20_gris"><text:span text:style-name="T137">−</text:span></text:span><text:span text:style-name="_5f_pointillés_20_gris"><text:span text:style-name="T134"> 5,9 </text:span></text:span><text:span text:style-name="_5f_pointillés_20_gris"><text:span text:style-name="T137">=</text:span></text:span><text:span text:style-name="_5f_pointillés_20_gris"><text:span text:style-name="T134"> </text:span></text:span><text:span text:style-name="_5f_pointillés_20_gris"><text:span text:style-name="T142">0, 8</text:span></text:span></text:p>
          </text:list-item>
        </text:list>
      </text:section>
      <text:list xml:id="list112322013022344" text:continue-list="list112322416702051" text:style-name="Num_5f_Exo">
        <text:list-item>
          <text:h text:style-name="P56" text:outline-level="1"> Calcule les sommes en effectuant des regrou<text:span text:style-name="T85">­</text:span>pements astucieux.</text:h>
        </text:list-item>
      </text:list>
      <text:list xml:id="list112321304595457" text:continue-list="list112322296422791" text:style-name="liste_5f_abc">
        <text:list-item>
          <text:list>
            <text:list-item text:start-value="1">
              <text:p text:style-name="P115"><text:span text:style-name="T21"> </text:span><text:span text:style-name="T66">8,5 </text:span><text:span text:style-name="T76"></text:span><text:span text:style-name="T66"> 12,7 </text:span><text:span text:style-name="T76"></text:span><text:span text:style-name="T66"> 1,5</text:span></text:p>
            </text:list-item>
          </text:list>
        </text:list-item>
      </text:list>
      <text:list xml:id="list112322215879946" text:continue-list="list112321431152944" text:style-name="_5f_Numérotation_20_des_20_exercices_20_livrets">
        <text:list-item>
          <text:list>
            <text:list-header>
              <text:p text:style-name="P116"><text:span text:style-name="_5f_pointillés_20_gris"><text:span text:style-name="T187"> </text:span></text:span><text:span text:style-name="_5f_pointillés_20_gris"><text:span text:style-name="T238">8,5 </text:span></text:span><text:span text:style-name="_5f_pointillés_20_gris"><text:span text:style-name="T253"></text:span></text:span><text:span text:style-name="_5f_pointillés_20_gris"><text:span text:style-name="T238"> 1,5 </text:span></text:span><text:span text:style-name="_5f_pointillés_20_gris"><text:span text:style-name="T211"></text:span></text:span><text:span text:style-name="_5f_pointillés_20_gris"><text:span text:style-name="T213"> 12,7 </text:span></text:span><text:span text:style-name="_5f_pointillés_20_gris"><text:span text:style-name="T214">= </text:span></text:span><text:span text:style-name="_5f_pointillés_20_gris"><text:span text:style-name="T239">10</text:span></text:span><text:span text:style-name="_5f_pointillés_20_gris"><text:span text:style-name="T214"> </text:span></text:span><text:span text:style-name="_5f_pointillés_20_gris"><text:span text:style-name="T212"></text:span></text:span><text:span text:style-name="_5f_pointillés_20_gris"><text:span text:style-name="T214"> 12,7 = 22,7 </text:span></text:span></text:p>
            </text:list-header>
          </text:list>
        </text:list-item>
      </text:list>
      <text:list xml:id="list112322163761422" text:continue-list="list112321304595457" text:style-name="liste_5f_abc">
        <text:list-item>
          <text:list>
            <text:list-item>
              <text:p text:style-name="P115"><text:span text:style-name="T21"> </text:span><text:span text:style-name="T66">67,99</text:span><text:span text:style-name="T22"> </text:span><text:span text:style-name="T76"></text:span><text:span text:style-name="T66"> 43,73 </text:span><text:span text:style-name="T76"></text:span><text:span text:style-name="T66"> 0,01 </text:span><text:span text:style-name="T76"></text:span><text:span text:style-name="T66"> 18,27</text:span></text:p>
            </text:list-item>
          </text:list>
        </text:list-item>
      </text:list>
      <text:list xml:id="list112320673796092" text:continue-list="list112322215879946" text:style-name="_5f_Numérotation_20_des_20_exercices_20_livrets">
        <text:list-item>
          <text:list>
            <text:list-header>
              <text:p text:style-name="P118"><text:span text:style-name="T163"> </text:span><text:span text:style-name="T240">67,99</text:span><text:span text:style-name="T255"> </text:span><text:span text:style-name="T254"></text:span><text:span text:style-name="T255"> 0,01</text:span><text:span text:style-name="T164"> </text:span><text:span text:style-name="T166"></text:span><text:span text:style-name="T168"> </text:span><text:span text:style-name="T272">43,73 </text:span><text:span text:style-name="T284"></text:span><text:span text:style-name="T272"> 18,27 </text:span><text:span text:style-name="T169">= </text:span><text:span text:style-name="T241">68 </text:span><text:span text:style-name="T167"></text:span><text:span text:style-name="T169"> </text:span><text:span text:style-name="T273">62</text:span><text:span text:style-name="T169"> </text:span><text:span text:style-name="T91">= 130 </text:span></text:p>
            </text:list-header>
          </text:list>
        </text:list-item>
      </text:list>
      <text:list xml:id="list112320975404847" text:continue-list="list112322163761422" text:style-name="liste_5f_abc">
        <text:list-item>
          <text:list>
            <text:list-item>
              <text:p text:style-name="P115"><text:span text:style-name="T21"> </text:span><text:span text:style-name="T66">19,25 </text:span><text:span text:style-name="T76"></text:span><text:span text:style-name="T66"> 8,4 </text:span><text:span text:style-name="T76"></text:span><text:span text:style-name="T66"> 3,6 </text:span><text:span text:style-name="T76"></text:span><text:span text:style-name="T66"> 6,75</text:span></text:p>
            </text:list-item>
          </text:list>
        </text:list-item>
      </text:list>
      <text:list xml:id="list112321568347365" text:continue-list="list112320673796092" text:style-name="_5f_Numérotation_20_des_20_exercices_20_livrets">
        <text:list-item>
          <text:list>
            <text:list-header>
              <text:p text:style-name="P116"><text:span text:style-name="_5f_pointillés_20_gris"><text:span text:style-name="T187"> </text:span></text:span><text:span text:style-name="_5f_pointillés_20_gris"><text:span text:style-name="T238">19,25 </text:span></text:span><text:span text:style-name="_5f_pointillés_20_gris"><text:span text:style-name="T253"></text:span></text:span><text:span text:style-name="_5f_pointillés_20_gris"><text:span text:style-name="T238"> 6,75</text:span></text:span><text:span text:style-name="_5f_pointillés_20_gris"><text:span text:style-name="T213"> </text:span></text:span><text:span text:style-name="_5f_pointillés_20_gris"><text:span text:style-name="T211"></text:span></text:span><text:span text:style-name="_5f_pointillés_20_gris"><text:span text:style-name="T213"> </text:span></text:span><text:span text:style-name="_5f_pointillés_20_gris"><text:span text:style-name="T274">8,4 </text:span></text:span><text:span text:style-name="_5f_pointillés_20_gris"><text:span text:style-name="T285"></text:span></text:span><text:span text:style-name="_5f_pointillés_20_gris"><text:span text:style-name="T274"> 3,6</text:span></text:span><text:span text:style-name="_5f_pointillés_20_gris"><text:span text:style-name="T213"> </text:span></text:span><text:span text:style-name="_5f_pointillés_20_gris"><text:span text:style-name="T214">= </text:span></text:span><text:span text:style-name="_5f_pointillés_20_gris"><text:span text:style-name="T239">26 </text:span></text:span><text:span text:style-name="_5f_pointillés_20_gris"><text:span text:style-name="T212"></text:span></text:span><text:span text:style-name="_5f_pointillés_20_gris"><text:span text:style-name="T214"> </text:span></text:span><text:span text:style-name="_5f_pointillés_20_gris"><text:span text:style-name="T275">12</text:span></text:span><text:span text:style-name="_5f_pointillés_20_gris"><text:span text:style-name="T214"> = 38</text:span></text:span></text:p>
            </text:list-header>
          </text:list>
        </text:list-item>
      </text:list>
      <text:list xml:id="list112320535186510" text:continue-list="list112320975404847" text:style-name="liste_5f_abc">
        <text:list-item>
          <text:list>
            <text:list-item>
              <text:p text:style-name="P115"><text:span text:style-name="T21"> </text:span><text:span text:style-name="T66">12,745 </text:span><text:span text:style-name="T76"></text:span><text:span text:style-name="T66"> 24,8 </text:span><text:span text:style-name="T76"></text:span><text:span text:style-name="T66"> 2,2 </text:span><text:span text:style-name="T76"></text:span><text:span text:style-name="T66"> 6,255</text:span></text:p>
            </text:list-item>
          </text:list>
        </text:list-item>
      </text:list>
      <text:list xml:id="list112320939302338" text:continue-list="list112321568347365" text:style-name="_5f_Numérotation_20_des_20_exercices_20_livrets">
        <text:list-item>
          <text:list>
            <text:list-header>
              <text:p text:style-name="P116"><text:span text:style-name="_5f_pointillés_20_gris"><text:span text:style-name="T184"> </text:span></text:span><text:span text:style-name="_5f_pointillés_20_gris"><text:span text:style-name="T257">12,745 </text:span></text:span><text:span text:style-name="_5f_pointillés_20_gris"><text:span text:style-name="T263"></text:span></text:span><text:span text:style-name="_5f_pointillés_20_gris"><text:span text:style-name="T259"> 6,255</text:span></text:span><text:span text:style-name="_5f_pointillés_20_gris"><text:span text:style-name="T257"> </text:span></text:span><text:span text:style-name="_5f_pointillés_20_gris"><text:span text:style-name="T217"></text:span></text:span><text:span text:style-name="_5f_pointillés_20_gris"><text:span text:style-name="T185"> </text:span></text:span><text:span text:style-name="_5f_pointillés_20_gris"><text:span text:style-name="T287">24,8 </text:span></text:span><text:span text:style-name="_5f_pointillés_20_gris"><text:span text:style-name="T290"></text:span></text:span><text:span text:style-name="_5f_pointillés_20_gris"><text:span text:style-name="T287"> 2,2 </text:span></text:span><text:span text:style-name="_5f_pointillés_20_gris"><text:span text:style-name="T183">= </text:span></text:span><text:span text:style-name="_5f_pointillés_20_gris"><text:span text:style-name="T258">19 </text:span></text:span><text:span text:style-name="_5f_pointillés_20_gris"><text:span text:style-name="T218"></text:span></text:span><text:span text:style-name="_5f_pointillés_20_gris"><text:span text:style-name="T288"> 27 </text:span></text:span><text:span text:style-name="_5f_pointillés_20_gris"><text:span text:style-name="T183">= 46 </text:span></text:span></text:p>
            </text:list-header>
          </text:list>
        </text:list-item>
      </text:list>
      <text:list xml:id="list112321043510700" text:continue-list="list112320535186510" text:style-name="liste_5f_abc">
        <text:list-item>
          <text:list>
            <text:list-item>
              <text:p text:style-name="P115"><text:span text:style-name="T65"> 17,32 </text:span><text:span text:style-name="T77"></text:span><text:span text:style-name="T65"> 4,7 </text:span><text:span text:style-name="T77"></text:span><text:span text:style-name="T65"> 7,3 </text:span><text:span text:style-name="T77"></text:span><text:span text:style-name="T65"> 11,68</text:span></text:p>
              <text:p text:style-name="P115"><text:span text:style-name="_5f_pointillés_20_gris"><text:span text:style-name="T243">17,32 </text:span></text:span><text:span text:style-name="_5f_pointillés_20_gris"><text:span text:style-name="T246"></text:span></text:span><text:span text:style-name="_5f_pointillés_20_gris"><text:span text:style-name="T243"> 11,68 </text:span></text:span><text:span text:style-name="_5f_pointillés_20_gris"><text:span text:style-name="T203"></text:span></text:span><text:span text:style-name="_5f_pointillés_20_gris"><text:span text:style-name="T206"> </text:span></text:span><text:span text:style-name="_5f_pointillés_20_gris"><text:span text:style-name="T277">4,7 </text:span></text:span><text:span text:style-name="_5f_pointillés_20_gris"><text:span text:style-name="T279"></text:span></text:span><text:span text:style-name="_5f_pointillés_20_gris"><text:span text:style-name="T277"> 7,3</text:span></text:span><text:span text:style-name="_5f_pointillés_20_gris"><text:span text:style-name="T206"> </text:span></text:span><text:span text:style-name="_5f_pointillés_20_gris"><text:span text:style-name="T207">= </text:span></text:span><text:span text:style-name="_5f_pointillés_20_gris"><text:span text:style-name="T244">29</text:span></text:span><text:span text:style-name="_5f_pointillés_20_gris"><text:span text:style-name="T207"> </text:span></text:span><text:span text:style-name="_5f_pointillés_20_gris"><text:span text:style-name="T204"></text:span></text:span><text:span text:style-name="_5f_pointillés_20_gris"><text:span text:style-name="T207"> </text:span></text:span><text:span text:style-name="_5f_pointillés_20_gris"><text:span text:style-name="T278">12 </text:span></text:span><text:span text:style-name="_5f_pointillés_20_gris"><text:span text:style-name="T207">= 41 </text:span></text:span></text:p>
            </text:list-item>
          </text:list>
        </text:list-item>
      </text:list>
      <text:list xml:id="list112322589127413" text:continue-list="list112322013022344" text:style-name="Num_5f_Exo">
        <text:list-item>
          <text:h text:style-name="P57" text:outline-level="1"> Complète les deux carrés ci-dessous pour que les sommes de chaque ligne, de chaque colonne et de chaque diagonale soient égales.</text:h>
        </text:list-item>
      </text:list>
      <text:section text:style-name="Sect3" text:name="Section13">
        <table:table table:name="Tableau1" table:style-name="Tableau1">
          <table:table-column table:style-name="Tableau1.A"/>
          <table:table-column table:style-name="Tableau1.B" table:number-columns-repeated="2"/>
          <table:table-column table:style-name="Tableau1.D"/>
          <table:table-row table:style-name="Tableau1.1">
            <table:table-cell table:style-name="Tableau1.A1" office:value-type="string">
              <text:list xml:id="list112321796010634" text:continue-list="list112321043510700" text:style-name="liste_5f_abc">
                <text:list-item>
                  <text:list>
                    <text:list-item text:start-value="1">
                      <text:p text:style-name="P71"/>
                    </text:list-item>
                  </text:list>
                </text:list-item>
              </text:list>
            </table:table-cell>
            <table:table-cell table:style-name="Tableau1.B1" office:value-type="string">
              <text:p text:style-name="P50"><text:span text:style-name="_5f_Correction_5f_surligné">5,5</text:span></text:p>
            </table:table-cell>
            <table:table-cell table:style-name="Tableau1.B1" office:value-type="string">
              <text:p text:style-name="P50"><text:span text:style-name="_5f_Correction_5f_surligné">0,5</text:span></text:p>
            </table:table-cell>
            <table:table-cell table:style-name="Tableau1.D1" office:value-type="float" office:value="7.5">
              <text:p text:style-name="P50">7,5</text:p>
            </table:table-cell>
          </table:table-row>
          <table:table-row table:style-name="Tableau1.1">
            <table:table-cell table:style-name="Tableau1.A4" office:value-type="string">
              <text:p text:style-name="P3"/>
            </table:table-cell>
            <table:table-cell table:style-name="Tableau1.B2" office:value-type="string">
              <text:p text:style-name="P51"><text:span text:style-name="_5f_Correction_5f_surligné">6,5</text:span></text:p>
            </table:table-cell>
            <table:table-cell table:style-name="Tableau1.C2" office:value-type="string">
              <text:p text:style-name="P51">4,5</text:p>
            </table:table-cell>
            <table:table-cell table:style-name="Tableau1.D2" office:value-type="string">
              <text:p text:style-name="P51">2,5</text:p>
            </table:table-cell>
          </table:table-row>
          <table:table-row table:style-name="Tableau1.1">
            <table:table-cell table:style-name="Tableau1.A4" office:value-type="string">
              <text:p text:style-name="P3"/>
            </table:table-cell>
            <table:table-cell table:style-name="Tableau1.B3" office:value-type="string">
              <text:p text:style-name="P51">1,5</text:p>
            </table:table-cell>
            <table:table-cell table:style-name="Tableau1.C3" office:value-type="string">
              <text:p text:style-name="P51"><text:span text:style-name="_5f_Correction_5f_surligné">8,5</text:span></text:p>
            </table:table-cell>
            <table:table-cell table:style-name="Tableau1.D3" office:value-type="string">
              <text:p text:style-name="P51"><text:span text:style-name="_5f_Correction_5f_surligné">3,5</text:span></text:p>
            </table:table-cell>
          </table:table-row>
          <table:table-row table:style-name="Tableau1.4">
            <table:table-cell table:style-name="Tableau1.A4" office:value-type="string">
              <text:p text:style-name="P25"/>
            </table:table-cell>
            <table:table-cell table:style-name="Tableau1.C4" office:value-type="string">
              <text:p text:style-name="P25"/>
            </table:table-cell>
            <table:table-cell table:style-name="Tableau1.C4" office:value-type="string">
              <text:p text:style-name="P25"/>
            </table:table-cell>
            <table:table-cell table:style-name="Tableau1.D4" office:value-type="string">
              <text:p text:style-name="P25"/>
            </table:table-cell>
          </table:table-row>
        </table:table>
        <text:p text:style-name="P26"/>
        <table:table table:name="Tableau2" table:style-name="Tableau2">
          <table:table-column table:style-name="Tableau2.A"/>
          <table:table-column table:style-name="Tableau2.B" table:number-columns-repeated="3"/>
          <table:table-column table:style-name="Tableau2.E"/>
          <table:table-row table:style-name="Tableau2.1">
            <table:table-cell table:style-name="Tableau2.A1" office:value-type="string">
              <text:list xml:id="list112320872299322" text:continue-numbering="true" text:style-name="liste_5f_abc">
                <text:list-item>
                  <text:list>
                    <text:list-item>
                      <text:p text:style-name="P71"/>
                    </text:list-item>
                  </text:list>
                </text:list-item>
              </text:list>
            </table:table-cell>
            <table:table-cell table:style-name="Tableau2.B1" office:value-type="string">
              <text:p text:style-name="P51">1,6</text:p>
            </table:table-cell>
            <table:table-cell table:style-name="Tableau2.D1" office:value-type="string">
              <text:p text:style-name="P51"><text:span text:style-name="_5f_Correction_5f_surligné">0,3</text:span></text:p>
            </table:table-cell>
            <table:table-cell table:style-name="Tableau2.D1" office:value-type="string">
              <text:p text:style-name="P51"><text:span text:style-name="_5f_Correction_5f_surligné">0,2</text:span></text:p>
            </table:table-cell>
            <table:table-cell table:style-name="Tableau2.E1" office:value-type="string">
              <text:p text:style-name="P51">1,3</text:p>
            </table:table-cell>
          </table:table-row>
          <table:table-row table:style-name="Tableau2.1">
            <table:table-cell table:style-name="Tableau2.A4" office:value-type="string">
              <text:p text:style-name="P3"/>
            </table:table-cell>
            <table:table-cell table:style-name="Tableau2.B2" office:value-type="string">
              <text:p text:style-name="P51"><text:span text:style-name="_5f_Correction_5f_surligné">0,5</text:span></text:p>
            </table:table-cell>
            <table:table-cell table:style-name="Tableau2.D3" office:value-type="string">
              <text:p text:style-name="P51"><text:span text:style-name="_5f_Correction_5f_surligné">1</text:span></text:p>
            </table:table-cell>
            <table:table-cell table:style-name="Tableau2.D2" office:value-type="string">
              <text:p text:style-name="P51">1,1</text:p>
            </table:table-cell>
            <table:table-cell table:style-name="Tableau2.E2" office:value-type="string">
              <text:p text:style-name="P51">0,8</text:p>
            </table:table-cell>
          </table:table-row>
          <table:table-row table:style-name="Tableau2.1">
            <table:table-cell table:style-name="Tableau2.A4" office:value-type="string">
              <text:p text:style-name="P3"/>
            </table:table-cell>
            <table:table-cell table:style-name="Tableau2.D2" office:value-type="string">
              <text:p text:style-name="P51">0,9</text:p>
            </table:table-cell>
            <table:table-cell table:style-name="Tableau2.D2" office:value-type="string">
              <text:p text:style-name="P51">0,6</text:p>
            </table:table-cell>
            <table:table-cell table:style-name="Tableau2.D3" office:value-type="string">
              <text:p text:style-name="P51"><text:span text:style-name="_5f_Correction_5f_surligné">0,7</text:span></text:p>
            </table:table-cell>
            <table:table-cell table:style-name="Tableau2.E3" office:value-type="string">
              <text:p text:style-name="P51"><text:span text:style-name="_5f_Correction_5f_surligné">1,2</text:span></text:p>
            </table:table-cell>
          </table:table-row>
          <table:table-row table:style-name="Tableau2.1">
            <table:table-cell table:style-name="Tableau2.A4" office:value-type="string">
              <text:p text:style-name="P3"/>
            </table:table-cell>
            <table:table-cell table:style-name="Tableau2.D2" office:value-type="string">
              <text:p text:style-name="P51">0,4</text:p>
            </table:table-cell>
            <table:table-cell table:style-name="Tableau2.C4" office:value-type="string">
              <text:p text:style-name="P51"><text:span text:style-name="_5f_Correction_5f_surligné"><text:span text:style-name="T295">1</text:span></text:span><text:span text:style-name="_5f_Correction_5f_surligné">,5</text:span></text:p>
            </table:table-cell>
            <table:table-cell table:style-name="Tableau2.D2" office:value-type="string">
              <text:p text:style-name="P51">1,4</text:p>
            </table:table-cell>
            <table:table-cell table:style-name="Tableau2.E2" office:value-type="string">
              <text:p text:style-name="P51">0,1</text:p>
            </table:table-cell>
          </table:table-row>
        </table:table>
        <text:p text:style-name="P29"/>
      </text:section>
      <text:list xml:id="list112321685600526" text:continue-list="list112322589127413" text:style-name="Num_5f_Exo">
        <text:list-item>
          <text:h text:style-name="P58" text:outline-level="1"> Calcule <text:span text:style-name="T86">mentalement</text:span>.</text:h>
        </text:list-item>
      </text:list>
      <text:section text:style-name="Sect2" text:name="Section9">
        <text:list xml:id="list112321479563592" text:continue-list="list112320872299322" text:style-name="liste_5f_abc">
          <text:list-item text:start-value="1">
            <text:p text:style-name="P108"><text:span text:style-name="T68"><text:s text:c="2"/></text:span><text:span text:style-name="T92">0,2 </text:span><text:span text:style-name="T98">×</text:span><text:span text:style-name="T109"> 0,5</text:span><text:span text:style-name="T104"> </text:span><text:span text:style-name="T96">=</text:span><text:span text:style-name="T104"> </text:span><text:span text:style-name="_5f_Correction_5f_surligné"><text:span text:style-name="T152">0,1</text:span></text:span></text:p>
          </text:list-item>
          <text:list-item>
            <text:p text:style-name="P108"><text:span text:style-name="T92">0,7 </text:span><text:span text:style-name="T98">×</text:span><text:span text:style-name="T109"> 0,08</text:span><text:span text:style-name="T104"> </text:span><text:span text:style-name="T96">=</text:span><text:span text:style-name="T104"> </text:span><text:span text:style-name="_5f_Correction_5f_surligné"><text:span text:style-name="T152">0,</text:span></text:span><text:span text:style-name="_5f_Correction_5f_surligné"><text:span text:style-name="T153">056</text:span></text:span></text:p>
          </text:list-item>
          <text:list-item>
            <text:p text:style-name="P108"><text:span text:style-name="T92">0,9 </text:span><text:span text:style-name="T98">×</text:span><text:span text:style-name="T109"> 0,04</text:span><text:span text:style-name="T104"> </text:span><text:span text:style-name="T96">=</text:span><text:span text:style-name="T104"> </text:span><text:span text:style-name="_5f_Correction_5f_surligné"><text:span text:style-name="T152">0,</text:span></text:span><text:span text:style-name="_5f_Correction_5f_surligné"><text:span text:style-name="T153">036</text:span></text:span></text:p>
          </text:list-item>
          <text:list-item>
            <text:p text:style-name="P108"><text:span text:style-name="T93"><text:s text:c="3"/></text:span><text:span text:style-name="T92">0,4 </text:span><text:span text:style-name="T98">×</text:span><text:span text:style-name="T109"> 2,5</text:span><text:span text:style-name="T104"> </text:span><text:span text:style-name="T96">=</text:span><text:span text:style-name="T104"> </text:span><text:span text:style-name="_5f_Correction_5f_surligné"><text:span text:style-name="T153">1</text:span></text:span></text:p>
          </text:list-item>
          <text:list-item>
            <text:p text:style-name="P108"><text:span text:style-name="T92"><text:s text:c="4"/>0,41 </text:span><text:span text:style-name="T98">×</text:span><text:span text:style-name="T109"> 3</text:span><text:span text:style-name="T104"> </text:span><text:span text:style-name="T96">=</text:span><text:span text:style-name="T104"> </text:span><text:span text:style-name="_5f_Correction_5f_surligné"><text:span text:style-name="T153">1,23</text:span></text:span></text:p>
          </text:list-item>
          <text:list-item>
            <text:p text:style-name="P108"><text:span text:style-name="T92"><text:s text:c="2"/>0,85 </text:span><text:span text:style-name="T98">×</text:span><text:span text:style-name="T109"> 0,2</text:span><text:span text:style-name="T104"> </text:span><text:span text:style-name="T96">=</text:span><text:span text:style-name="T104"> </text:span><text:span text:style-name="_5f_Correction_5f_surligné"><text:span text:style-name="T152">0,1</text:span></text:span><text:span text:style-name="_5f_Correction_5f_surligné"><text:span text:style-name="T153">7</text:span></text:span></text:p>
          </text:list-item>
          <text:list-item>
            <text:p text:style-name="P108"><text:span text:style-name="T92"><text:s text:c="2"/>0,3 </text:span><text:span text:style-name="T98">×</text:span><text:span text:style-name="T109"> 12,2</text:span><text:span text:style-name="T104"> </text:span><text:span text:style-name="T96">=</text:span><text:span text:style-name="T104"> </text:span><text:span text:style-name="_5f_Correction_5f_surligné"><text:span text:style-name="T153">3,66</text:span></text:span></text:p>
          </text:list-item>
          <text:list-item>
            <text:p text:style-name="P108"><text:span text:style-name="T92"><text:s text:c="2"/>1,21 </text:span><text:span text:style-name="T98">×</text:span><text:span text:style-name="T109"> 0,4</text:span><text:span text:style-name="T104"> </text:span><text:span text:style-name="T96">=</text:span><text:span text:style-name="T104"> </text:span><text:span text:style-name="_5f_Correction_5f_surligné"><text:span text:style-name="T152">0,</text:span></text:span><text:span text:style-name="_5f_Correction_5f_surligné"><text:span text:style-name="T153">484</text:span></text:span></text:p>
          </text:list-item>
          <text:list-item>
            <text:p text:style-name="P108"><text:span text:style-name="T92">0,47 </text:span><text:span text:style-name="T98">×</text:span><text:span text:style-name="T109"> 0,02</text:span><text:span text:style-name="T104"> </text:span><text:span text:style-name="T96">=</text:span><text:span text:style-name="T104"> </text:span><text:span text:style-name="_5f_Correction_5f_surligné"><text:span text:style-name="T152">0,</text:span></text:span><text:span text:style-name="_5f_Correction_5f_surligné"><text:span text:style-name="T153">0094</text:span></text:span></text:p>
          </text:list-item>
          <text:list-item>
            <text:p text:style-name="P123"><text:span text:style-name="_5f_pointillés_20_gris"><text:span text:style-name="T143">11,1 </text:span></text:span><text:span text:style-name="_5f_pointillés_20_gris"><text:span text:style-name="T138">×</text:span></text:span><text:span text:style-name="_5f_pointillés_20_gris"><text:span text:style-name="T145"> 0,05</text:span></text:span><text:span text:style-name="_5f_pointillés_20_gris"><text:span text:style-name="T146"> </text:span></text:span><text:span text:style-name="_5f_pointillés_20_gris"><text:span text:style-name="T139">= </text:span></text:span><text:span text:style-name="_5f_Correction_5f_surligné"><text:span text:style-name="T147">0,</text:span></text:span><text:span text:style-name="_5f_Correction_5f_surligné"><text:span text:style-name="T148">555</text:span></text:span></text:p>
          </text:list-item>
        </text:list>
      </text:section>
      <text:list xml:id="list112322506803011" text:continue-list="list112321685600526" text:style-name="Num_5f_Exo">
        <text:list-item>
          <text:h text:style-name="P59" text:outline-level="1"> Calcule en regroupant astucieusement.</text:h>
        </text:list-item>
      </text:list>
      <text:list xml:id="list112320659751113" text:continue-list="list112321479563592" text:style-name="liste_5f_abc">
        <text:list-item>
          <text:list>
            <text:list-item text:start-value="1">
              <text:p text:style-name="P109"><text:span text:style-name="T9"> </text:span>0,9<text:span text:style-name="T70"> </text:span><text:span text:style-name="T45">×</text:span><text:span text:style-name="T87"> </text:span>2<text:span text:style-name="T70"> </text:span><text:span text:style-name="T45">×</text:span><text:span text:style-name="T87"> </text:span>0,7<text:span text:style-name="T70"> </text:span><text:span text:style-name="T45">×</text:span><text:span text:style-name="T87"> </text:span>50</text:p>
              <text:p text:style-name="P109"><text:span text:style-name="_5f_pointillés_20_gris"><text:span text:style-name="T256">0,9</text:span></text:span><text:span text:style-name="_5f_pointillés_20_gris"><text:span text:style-name="T242"> </text:span></text:span><text:span text:style-name="_5f_pointillés_20_gris"><text:span text:style-name="T264">×</text:span></text:span><text:span text:style-name="_5f_pointillés_20_gris"><text:span text:style-name="T265"> </text:span></text:span><text:span text:style-name="_5f_pointillés_20_gris"><text:span text:style-name="T268">0,7</text:span></text:span><text:span text:style-name="_5f_pointillés_20_gris"><text:span text:style-name="T302">×</text:span></text:span><text:span text:style-name="_5f_pointillés_20_gris"><text:span text:style-name="T304"> </text:span></text:span><text:span text:style-name="_5f_pointillés_20_gris"><text:span text:style-name="T286">2</text:span></text:span><text:span text:style-name="_5f_pointillés_20_gris"><text:span text:style-name="T276"> </text:span></text:span><text:span text:style-name="_5f_pointillés_20_gris"><text:span text:style-name="T291">×</text:span></text:span><text:span text:style-name="_5f_pointillés_20_gris"><text:span text:style-name="T294"> </text:span></text:span><text:span text:style-name="_5f_pointillés_20_gris"><text:span text:style-name="T286">50 </text:span></text:span><text:span text:style-name="_5f_pointillés_20_gris"><text:span text:style-name="T289">= </text:span></text:span><text:span text:style-name="_5f_pointillés_20_gris"><text:span text:style-name="T269">0,63</text:span></text:span><text:span text:style-name="_5f_pointillés_20_gris"><text:span text:style-name="T303">×</text:span></text:span><text:span text:style-name="_5f_pointillés_20_gris"><text:span text:style-name="T305"> </text:span></text:span><text:span text:style-name="_5f_pointillés_20_gris"><text:span text:style-name="T293">100 = </text:span></text:span><text:span text:style-name="_5f_pointillés_20_gris"><text:span text:style-name="T221">63</text:span></text:span><text:span text:style-name="_5f_pointillés_20_gris"><text:span text:style-name="T215"> </text:span></text:span></text:p>
            </text:list-item>
            <text:list-item>
              <text:p text:style-name="P109"> 0,25<text:span text:style-name="T70"> </text:span><text:span text:style-name="T45">×</text:span><text:span text:style-name="T87"> </text:span>5,65<text:span text:style-name="T70"> </text:span><text:span text:style-name="T45">×</text:span><text:span text:style-name="T87"> </text:span>4</text:p>
            </text:list-item>
          </text:list>
        </text:list-item>
      </text:list>
      <text:list xml:id="list112322168666086" text:continue-list="list112320939302338" text:style-name="_5f_Numérotation_20_des_20_exercices_20_livrets">
        <text:list-item>
          <text:list>
            <text:list-header>
              <text:p text:style-name="P117"><text:span text:style-name="_5f_pointillés_20_gris"><text:span text:style-name="T296"> </text:span></text:span><text:span text:style-name="_5f_pointillés_20_gris"><text:span text:style-name="T256">0,</text:span></text:span><text:span text:style-name="_5f_pointillés_20_gris"><text:span text:style-name="T260">25</text:span></text:span><text:span text:style-name="_5f_pointillés_20_gris"><text:span text:style-name="T242"> </text:span></text:span><text:span text:style-name="_5f_pointillés_20_gris"><text:span text:style-name="T264">×</text:span></text:span><text:span text:style-name="_5f_pointillés_20_gris"><text:span text:style-name="T265"> </text:span></text:span><text:span text:style-name="_5f_pointillés_20_gris"><text:span text:style-name="T269">4 </text:span></text:span><text:span text:style-name="_5f_pointillés_20_gris"><text:span text:style-name="T302">×</text:span></text:span><text:span text:style-name="_5f_pointillés_20_gris"><text:span text:style-name="T304"> </text:span></text:span><text:span text:style-name="_5f_pointillés_20_gris"><text:span text:style-name="T292">5,65</text:span></text:span><text:span text:style-name="_5f_pointillés_20_gris"><text:span text:style-name="T286"> </text:span></text:span><text:span text:style-name="_5f_pointillés_20_gris"><text:span text:style-name="T289">= </text:span></text:span><text:span text:style-name="_5f_pointillés_20_gris"><text:span text:style-name="T269">1 </text:span></text:span><text:span text:style-name="_5f_pointillés_20_gris"><text:span text:style-name="T303">×</text:span></text:span><text:span text:style-name="_5f_pointillés_20_gris"><text:span text:style-name="T305"> </text:span></text:span><text:span text:style-name="_5f_pointillés_20_gris"><text:span text:style-name="T292">5,65</text:span></text:span><text:span text:style-name="_5f_pointillés_20_gris"><text:span text:style-name="T293">  = </text:span></text:span><text:span text:style-name="_5f_pointillés_20_gris"><text:span text:style-name="T221">5,65</text:span></text:span><text:span text:style-name="_5f_pointillés_20_gris"><text:span text:style-name="T215"> </text:span></text:span></text:p>
            </text:list-header>
          </text:list>
        </text:list-item>
      </text:list>
      <text:list xml:id="list112321559070781" text:continue-list="list112320659751113" text:style-name="liste_5f_abc">
        <text:list-item>
          <text:list>
            <text:list-item>
              <text:p text:style-name="P109"><text:span text:style-name="T9"> </text:span>8<text:span text:style-name="T70"> </text:span><text:span text:style-name="T45">×</text:span><text:span text:style-name="T87"> </text:span>52<text:span text:style-name="T70"> </text:span><text:span text:style-name="T45">×</text:span><text:span text:style-name="T87"> </text:span>12,5</text:p>
            </text:list-item>
          </text:list>
        </text:list-item>
      </text:list>
      <text:p text:style-name="P53"><text:span text:style-name="_5f_pointillés_20_gris"><text:span text:style-name="T261">8</text:span></text:span><text:span text:style-name="_5f_pointillés_20_gris"><text:span text:style-name="T242"> </text:span></text:span><text:span text:style-name="_5f_pointillés_20_gris"><text:span text:style-name="T264">×</text:span></text:span><text:span text:style-name="_5f_pointillés_20_gris"><text:span text:style-name="T265"> </text:span></text:span><text:span text:style-name="_5f_pointillés_20_gris"><text:span text:style-name="T266">12,5</text:span></text:span><text:span text:style-name="_5f_pointillés_20_gris"><text:span text:style-name="T269"> </text:span></text:span><text:span text:style-name="_5f_pointillés_20_gris"><text:span text:style-name="T302">×</text:span></text:span><text:span text:style-name="_5f_pointillés_20_gris"><text:span text:style-name="T304"> </text:span></text:span><text:span text:style-name="_5f_pointillés_20_gris"><text:span text:style-name="T292">52</text:span></text:span><text:span text:style-name="_5f_pointillés_20_gris"><text:span text:style-name="T286"> </text:span></text:span><text:span text:style-name="_5f_pointillés_20_gris"><text:span text:style-name="T289">= </text:span></text:span><text:span text:style-name="_5f_pointillés_20_gris"><text:span text:style-name="T269">100 </text:span></text:span><text:span text:style-name="_5f_pointillés_20_gris"><text:span text:style-name="T303">×</text:span></text:span><text:span text:style-name="_5f_pointillés_20_gris"><text:span text:style-name="T305"> </text:span></text:span><text:span text:style-name="_5f_pointillés_20_gris"><text:span text:style-name="T292">52</text:span></text:span><text:span text:style-name="_5f_pointillés_20_gris"><text:span text:style-name="T293">  = </text:span></text:span><text:span text:style-name="_5f_pointillés_20_gris"><text:span text:style-name="T221">5 200</text:span></text:span><text:span text:style-name="_5f_pointillés_20_gris"><text:span text:style-name="T215"> </text:span></text:span></text:p>
      <text:list xml:id="list112321149742143" text:continue-numbering="true" text:style-name="liste_5f_abc">
        <text:list-item>
          <text:list>
            <text:list-item>
              <text:p text:style-name="P109"> 2,5<text:span text:style-name="T70"> </text:span><text:span text:style-name="T45">×</text:span><text:span text:style-name="T87"> </text:span>1,7<text:span text:style-name="T70"> </text:span><text:span text:style-name="T45">×</text:span><text:span text:style-name="T87"> </text:span>0,4</text:p>
              <text:p text:style-name="P109"><text:span text:style-name="_5f_pointillés_20_gris"><text:span text:style-name="T297"> </text:span></text:span><text:span text:style-name="_5f_pointillés_20_gris"><text:span text:style-name="T247">2,</text:span></text:span><text:span text:style-name="_5f_pointillés_20_gris"><text:span text:style-name="T248">5</text:span></text:span><text:span text:style-name="_5f_pointillés_20_gris"><text:span text:style-name="T245"> </text:span></text:span><text:span text:style-name="_5f_pointillés_20_gris"><text:span text:style-name="T249">×</text:span></text:span><text:span text:style-name="_5f_pointillés_20_gris"><text:span text:style-name="T250"> </text:span></text:span><text:span text:style-name="_5f_pointillés_20_gris"><text:span text:style-name="T251">0,</text:span></text:span><text:span text:style-name="_5f_pointillés_20_gris"><text:span text:style-name="T252">4 </text:span></text:span><text:span text:style-name="_5f_pointillés_20_gris"><text:span text:style-name="T298">×</text:span></text:span><text:span text:style-name="_5f_pointillés_20_gris"><text:span text:style-name="T300"> </text:span></text:span><text:span text:style-name="_5f_pointillés_20_gris"><text:span text:style-name="T280">1,7</text:span></text:span><text:span text:style-name="_5f_pointillés_20_gris"><text:span text:style-name="T281"> </text:span></text:span><text:span text:style-name="_5f_pointillés_20_gris"><text:span text:style-name="T282">= </text:span></text:span><text:span text:style-name="_5f_pointillés_20_gris"><text:span text:style-name="T252">1 </text:span></text:span><text:span text:style-name="_5f_pointillés_20_gris"><text:span text:style-name="T299">×</text:span></text:span><text:span text:style-name="_5f_pointillés_20_gris"><text:span text:style-name="T301"> </text:span></text:span><text:span text:style-name="_5f_pointillés_20_gris"><text:span text:style-name="T280">1,7</text:span></text:span><text:span text:style-name="_5f_pointillés_20_gris"><text:span text:style-name="T283">  = </text:span></text:span><text:span text:style-name="_5f_pointillés_20_gris"><text:span text:style-name="T209">1,7</text:span></text:span><text:span text:style-name="_5f_pointillés_20_gris"><text:span text:style-name="T208"> </text:span></text:span></text:p>
              <text:p text:style-name="P109"><text:span text:style-name="_5f_pointillés_20_gris"><text:span text:style-name="T208"/></text:span></text:p>
            </text:list-item>
          </text:list>
        </text:list-item>
      </text:list>
      <text:list xml:id="list112321854456291" text:continue-list="list112322506803011" text:style-name="Num_5f_Exo">
        <text:list-item>
          <text:h text:style-name="P60" text:outline-level="1"> Place correctement la virgule dans le résultat de la multiplication (en ajoutant éventuellement un ou des zéros).</text:h>
        </text:list-item>
      </text:list>
      <text:list xml:id="list112322132971270" text:continue-list="list112321149742143" text:style-name="liste_5f_abc">
        <text:list-item>
          <text:list>
            <text:list-item text:start-value="1">
              <text:p text:style-name="P104"><text:span text:style-name="T66"><text:tab/> <text:s text:c="4"/>12,7 </text:span><text:span text:style-name="T45">×</text:span><text:span text:style-name="T66"> 2,4<text:tab/> </text:span><text:span text:style-name="T45">=</text:span><text:span text:style-name="T87">    <text:s/>  </text:span><text:span text:style-name="T66">3 0 </text:span><text:span text:style-name="_5f_pointillés_20_gris"><text:span text:style-name="T221">,</text:span></text:span><text:span text:style-name="T66">4 8</text:span></text:p>
            </text:list-item>
            <text:list-item>
              <text:p text:style-name="P104"><text:span text:style-name="T66"><text:tab/> <text:s text:c="4"/>0,14 </text:span><text:span text:style-name="T45">×</text:span><text:span text:style-name="T66"> 5,9<text:tab/> </text:span><text:span text:style-name="T45">=</text:span><text:span text:style-name="T87">   <text:s/></text:span><text:span text:style-name="T88">0</text:span><text:span text:style-name="_5f_pointillés_20_gris"><text:span text:style-name="T221">,</text:span></text:span><text:span text:style-name="T87">8 2 6</text:span></text:p>
            </text:list-item>
            <text:list-item>
              <text:p text:style-name="P104"><text:span text:style-name="T70"><text:tab/> <text:s text:c="2"/>25,4 </text:span><text:span text:style-name="T45">×</text:span><text:span text:style-name="T70"> 1,05<text:tab/> </text:span><text:span text:style-name="T45">=</text:span><text:span text:style-name="T87">  <text:s/>    2 6</text:span><text:span text:style-name="_5f_pointillés_20_gris"><text:span text:style-name="T221">,</text:span></text:span><text:span text:style-name="T87">6 7</text:span></text:p>
            </text:list-item>
            <text:list-item>
              <text:p text:style-name="P104"><text:span text:style-name="T70"><text:tab/>0,007 </text:span><text:span text:style-name="T45">×</text:span><text:span text:style-name="T70"> 573,2 </text:span><text:span text:style-name="T45">=</text:span><text:span text:style-name="T87">    <text:s/>   4</text:span><text:span text:style-name="_5f_pointillés_20_gris"><text:span text:style-name="T221">,</text:span></text:span><text:span text:style-name="T87">0 1 2 4</text:span></text:p>
            </text:list-item>
            <text:list-item>
              <text:p text:style-name="P104"><text:span text:style-name="_5f_pointillés_20_gris"><text:span text:style-name="T90"><text:tab/>0,245 </text:span></text:span><text:span text:style-name="_5f_pointillés_20_gris"><text:span text:style-name="T96">×</text:span></text:span><text:span text:style-name="_5f_pointillés_20_gris"><text:span text:style-name="T90"> 0,125 </text:span></text:span><text:span text:style-name="_5f_pointillés_20_gris"><text:span text:style-name="T96">=</text:span></text:span><text:span text:style-name="_5f_pointillés_20_gris"><text:span text:style-name="T104">  </text:span></text:span><text:span text:style-name="_5f_pointillés_20_gris"><text:span text:style-name="T105">0</text:span></text:span><text:span text:style-name="_5f_pointillés_20_gris"><text:span text:style-name="T221">,</text:span></text:span><text:span text:style-name="_5f_pointillés_20_gris"><text:span text:style-name="T222">0 </text:span></text:span><text:span text:style-name="_5f_pointillés_20_gris"><text:span text:style-name="T104">3 0 6 2 5</text:span></text:span></text:p>
            </text:list-item>
          </text:list>
        </text:list-item>
      </text:list>
      <text:p text:style-name="P52"><text:span text:style-name="_5f_pointillés_20_gris"><text:span text:style-name="T104"/></text:span></text:p>
      <text:list xml:id="list112322677974999" text:continue-list="list112321854456291" text:style-name="Num_5f_Exo">
        <text:list-item>
          <text:h text:style-name="P61" text:outline-level="1"> <text:span text:style-name="T154">Place la virgule dans le nombre écrit </text:span><text:span text:style-name="T155">en carac</text:span><text:span text:style-name="T156">­</text:span><text:span text:style-name="T155">tères</text:span><text:span text:style-name="T154"> </text:span><text:span text:style-name="T155">gras</text:span><text:span text:style-name="T154"> pour que l’égalité soit vraie.</text:span></text:h>
        </text:list-item>
      </text:list>
      <text:list xml:id="list112321508069487" text:continue-list="list112322132971270" text:style-name="liste_5f_abc">
        <text:list-item>
          <text:list>
            <text:list-item text:start-value="1">
              <text:p text:style-name="P105"><text:span text:style-name="T66"><text:s text:c="7"/>6,42 </text:span><text:span text:style-name="T45">×</text:span><text:span text:style-name="T66"> </text:span><text:span text:style-name="T72">8 7</text:span><text:span text:style-name="T46">,</text:span><text:span text:style-name="T72">4<text:tab/></text:span><text:span text:style-name="T66"> </text:span><text:span text:style-name="T45"></text:span><text:span text:style-name="T87"> 561,108</text:span></text:p>
            </text:list-item>
            <text:list-item>
              <text:p text:style-name="P105"><text:span text:style-name="T73"><text:s text:c="5"/></text:span><text:span text:style-name="T72">6</text:span><text:span text:style-name="T46">,</text:span><text:span text:style-name="T72">5 2</text:span><text:span text:style-name="T66"> </text:span><text:span text:style-name="T45">×</text:span><text:span text:style-name="T66"> 0,512<text:tab/> </text:span><text:span text:style-name="T45"></text:span><text:span text:style-name="T87"> 3,338 24</text:span></text:p>
            </text:list-item>
            <text:list-item>
              <text:p text:style-name="P105"><text:span text:style-name="T70"><text:s text:c="11"/>0,47 </text:span><text:span text:style-name="T45">×</text:span><text:span text:style-name="T70"> </text:span><text:span text:style-name="T71">6</text:span><text:span text:style-name="T46">,</text:span><text:span text:style-name="T71">1<text:tab/></text:span><text:span text:style-name="T70"> </text:span><text:span text:style-name="_5f_opensymbol"><text:span text:style-name="T47"></text:span></text:span><text:span text:style-name="T87"> 2,867</text:span></text:p>
            </text:list-item>
            <text:list-item>
              <text:p text:style-name="P105"><text:span text:style-name="T70"><text:s text:c="9"/>2,7 </text:span><text:span text:style-name="T45">×</text:span><text:span text:style-name="T70"> </text:span><text:span text:style-name="T71">5</text:span><text:span text:style-name="T46">,</text:span><text:span text:style-name="T71">4 5<text:tab/></text:span><text:span text:style-name="T70"> </text:span><text:span text:style-name="T45"></text:span><text:span text:style-name="T87"> 14,715</text:span></text:p>
            </text:list-item>
          </text:list>
        </text:list-item>
      </text:list>
      <text:list xml:id="list112320810750817" text:continue-list="list112322677974999" text:style-name="Num_5f_Exo">
        <text:list-item>
          <text:h text:style-name="P62" text:outline-level="1"> Calcule mentalement.</text:h>
        </text:list-item>
      </text:list>
      <text:section text:style-name="Sect2" text:name="Section11">
        <text:list xml:id="list112322072790961" text:continue-list="list112321508069487" text:style-name="liste_5f_abc">
          <text:list-item text:start-value="1">
            <text:p text:style-name="P110"><text:s/>5,378<text:span text:style-name="T154"> </text:span><text:span text:style-name="T58">×</text:span><text:span text:style-name="T154"> </text:span>100<text:span text:style-name="T154"> </text:span><text:span text:style-name="T58">=</text:span><text:span text:style-name="T227">537,8</text:span></text:p>
          </text:list-item>
          <text:list-item>
            <text:p text:style-name="P110"><text:s text:c="3"/>0,065<text:span text:style-name="T154"> </text:span><text:span text:style-name="T58">×</text:span><text:span text:style-name="T154"> </text:span>10<text:span text:style-name="T154"> </text:span><text:span text:style-name="T58">=</text:span><text:span text:style-name="T228">0,65</text:span></text:p>
          </text:list-item>
          <text:list-item>
            <text:p text:style-name="P110">79,2<text:span text:style-name="T154"> </text:span><text:span text:style-name="T58">×</text:span><text:span text:style-name="T154"> </text:span>1 000<text:span text:style-name="T58">=</text:span><text:span text:style-name="T229">79 200</text:span></text:p>
          </text:list-item>
          <text:list-item>
            <text:p text:style-name="P110"><text:s/>71,47<text:span text:style-name="T154"> </text:span><text:span text:style-name="T58">×</text:span><text:span text:style-name="T154"> </text:span>100<text:span text:style-name="T154"> </text:span><text:span text:style-name="T58">=</text:span><text:span text:style-name="T228">7 147</text:span></text:p>
          </text:list-item>
          <text:list-item>
            <text:p text:style-name="P110">0,34<text:span text:style-name="T154"> </text:span><text:span text:style-name="T58">×</text:span><text:span text:style-name="T154"> </text:span>1 000<text:span text:style-name="T154"> </text:span><text:span text:style-name="T58">=</text:span><text:span text:style-name="T228">340</text:span></text:p>
          </text:list-item>
          <text:list-item>
            <text:p text:style-name="P110"><text:span text:style-name="T157"><text:s text:c="2"/></text:span><text:span text:style-name="T158">87</text:span> <text:span text:style-name="T44">×</text:span> <text:span text:style-name="T158">100</text:span> <text:span text:style-name="T44">=</text:span><text:span text:style-name="T170"> </text:span><text:span text:style-name="T228">8 700</text:span></text:p>
          </text:list-item>
          <text:list-item>
            <text:p text:style-name="P110">0,58<text:span text:style-name="T154"> </text:span><text:span text:style-name="T58">×</text:span><text:span text:style-name="T154"> </text:span>10 <text:span text:style-name="T58">=</text:span><text:span text:style-name="T228">5,8</text:span></text:p>
          </text:list-item>
          <text:list-item>
            <text:p text:style-name="P110"><text:span text:style-name="T158"><text:s text:c="2"/>934</text:span> <text:span text:style-name="T44">×</text:span> <text:span text:style-name="T158">10</text:span> <text:span text:style-name="T44">=</text:span><text:span text:style-name="T170"> </text:span><text:span text:style-name="T228">9 340</text:span></text:p>
          </text:list-item>
          <text:list-item>
            <text:p text:style-name="P119"><text:span text:style-name="T158">11,11</text:span> <text:span text:style-name="T44">×</text:span> <text:span text:style-name="T158">1 000</text:span> <text:span text:style-name="T44">=</text:span><text:span text:style-name="T228">11 110</text:span></text:p>
          </text:list-item>
          <text:list-item>
            <text:p text:style-name="P119"><text:span text:style-name="_5f_pointillés_20_gris"><text:span text:style-name="T149">0,05</text:span></text:span><text:span text:style-name="_5f_pointillés_20_gris"><text:span text:style-name="T150"> </text:span></text:span><text:span text:style-name="_5f_pointillés_20_gris"><text:span text:style-name="T141">×</text:span></text:span><text:span text:style-name="_5f_pointillés_20_gris"><text:span text:style-name="T150"> </text:span></text:span><text:span text:style-name="_5f_pointillés_20_gris"><text:span text:style-name="T149">10 000</text:span></text:span><text:span text:style-name="_5f_pointillés_20_gris"><text:span text:style-name="T150"> </text:span></text:span><text:span text:style-name="_5f_pointillés_20_gris"><text:span text:style-name="T141">=</text:span></text:span><text:span text:style-name="_5f_pointillés_20_gris"><text:span text:style-name="T150"> </text:span></text:span><text:span text:style-name="_5f_pointillés_20_gris"><text:span text:style-name="T151">500</text:span></text:span></text:p>
          </text:list-item>
        </text:list>
      </text:section>
      <text:list xml:id="list112322380529512" text:continue-list="list112320810750817" text:style-name="Num_5f_Exo">
        <text:list-item>
          <text:h text:style-name="P62" text:outline-level="1"> Complète par 10 ; 100 ; 1 000 ; <text:span text:style-name="T89">…</text:span></text:h>
        </text:list-item>
      </text:list>
      <text:section text:style-name="Sect2" text:name="Section5">
        <text:list xml:id="list112322361690255" text:continue-list="list112322072790961" text:style-name="liste_5f_abc">
          <text:list-item text:start-value="1">
            <text:p text:style-name="P106"><text:span text:style-name="T158">5,45</text:span> <text:span text:style-name="T44">×</text:span> <text:span text:style-name="_5f_Correction_5f_surligné"><text:span text:style-name="T225">100</text:span></text:span><text:span text:style-name="_5f_Correction_5f_surligné"><text:span text:style-name="T226">0</text:span></text:span><text:span text:style-name="T189"> </text:span><text:span text:style-name="T51">= </text:span><text:span text:style-name="T158">5 450</text:span></text:p>
          </text:list-item>
          <text:list-item>
            <text:p text:style-name="P111"><text:span text:style-name="T158">2,98</text:span> <text:span text:style-name="T44">×</text:span> <text:span text:style-name="T224">10 <text:s text:c="4"/></text:span><text:span text:style-name="T162"> </text:span><text:span text:style-name="T51">=</text:span><text:span text:style-name="T14"> </text:span><text:span text:style-name="T158">29,8</text:span></text:p>
          </text:list-item>
          <text:list-item>
            <text:p text:style-name="P111"><text:span text:style-name="T159"><text:s/></text:span><text:span text:style-name="T158">2,34</text:span> <text:span text:style-name="T44">×</text:span> <text:span text:style-name="T224">100 <text:s text:c="4"/></text:span><text:span text:style-name="T162"> </text:span><text:span text:style-name="T51">=</text:span><text:span text:style-name="T14"> </text:span><text:span text:style-name="T158">234</text:span></text:p>
          </text:list-item>
          <text:list-item>
            <text:p text:style-name="P111"><text:span text:style-name="T158">0,345</text:span> <text:span text:style-name="T44">×</text:span> <text:span text:style-name="T189">10 <text:s text:c="4"/></text:span><text:span text:style-name="T14"> </text:span><text:span text:style-name="T51">=</text:span><text:span text:style-name="T14"> </text:span><text:span text:style-name="T158">3,45</text:span></text:p>
          </text:list-item>
          <text:list-item>
            <text:p text:style-name="P111"><text:span text:style-name="T158">0,014</text:span> <text:span text:style-name="T44">×</text:span> <text:span text:style-name="T224">100 <text:s text:c="4"/></text:span><text:span text:style-name="T162"> </text:span><text:span text:style-name="T51">=</text:span><text:span text:style-name="T14"> </text:span><text:span text:style-name="T15">1,</text:span><text:span text:style-name="T158">4</text:span></text:p>
          </text:list-item>
          <text:list-item>
            <text:p text:style-name="P111"><text:span text:style-name="T24"><text:s/>0,32 </text:span><text:span text:style-name="T54">×</text:span><text:span text:style-name="T24"> </text:span><text:span text:style-name="T189">100</text:span><text:span text:style-name="T190">0</text:span><text:span text:style-name="T189"> <text:s text:c="3"/></text:span><text:span text:style-name="T24"> </text:span><text:span text:style-name="T54">=</text:span><text:span text:style-name="T24"> 320</text:span></text:p>
          </text:list-item>
        </text:list>
      </text:section>
      <text:list xml:id="list112321639367575" text:continue-list="list112322380529512" text:style-name="Num_5f_Exo">
        <text:list-item>
          <text:h text:style-name="P62" text:outline-level="1"> Calcule mentalement.</text:h>
        </text:list-item>
      </text:list>
      <text:section text:style-name="Sect1" text:name="Section22">
        <text:list xml:id="list112321583021572" text:continue-list="list112322361690255" text:style-name="liste_5f_abc">
          <text:list-item text:start-value="1">
            <text:p text:style-name="P124"><text:span text:style-name="T158"><text:s text:c="2"/></text:span><text:span text:style-name="T75">100</text:span><text:span text:style-name="T74"> </text:span><text:span text:style-name="T52">×</text:span><text:span text:style-name="T74"> </text:span><text:span text:style-name="T75">0,01</text:span><text:span text:style-name="T124"> </text:span><text:span text:style-name="T99">=</text:span><text:span text:style-name="T124"> </text:span><text:span text:style-name="T125">1 </text:span></text:p>
          </text:list-item>
          <text:list-item>
            <text:p text:style-name="P121"><text:span text:style-name="T154">10</text:span> <text:span text:style-name="T44">×</text:span> <text:span text:style-name="T154">0,001</text:span> <text:span text:style-name="T44">= </text:span><text:span text:style-name="T40">0,01 </text:span></text:p>
          </text:list-item>
          <text:list-item>
            <text:p text:style-name="P121">1 <text:span text:style-name="T44">×</text:span> <text:span text:style-name="T154">0,1</text:span><text:span text:style-name="T36"> </text:span><text:span text:style-name="T62">=</text:span><text:span text:style-name="T36"> </text:span><text:span text:style-name="T38">0,</text:span><text:span text:style-name="T40">1 </text:span></text:p>
          </text:list-item>
          <text:list-item>
            <text:p text:style-name="P121"><text:span text:style-name="T154"><text:s text:c="2"/>1 000</text:span> <text:span text:style-name="T44">×</text:span> <text:span text:style-name="T154">0,1</text:span><text:span text:style-name="T36"> </text:span><text:span text:style-name="T62">=</text:span><text:span text:style-name="T36"> </text:span><text:span text:style-name="T38">100</text:span><text:span text:style-name="T40"> </text:span></text:p>
          </text:list-item>
          <text:list-item>
            <text:p text:style-name="P125"><text:span text:style-name="T154"><text:s/>100</text:span> <text:span text:style-name="T44">×</text:span> <text:span text:style-name="T154">0,001</text:span><text:span text:style-name="T36"> </text:span><text:span text:style-name="T62">=</text:span><text:span text:style-name="T36"> </text:span><text:span text:style-name="T38">0,1</text:span></text:p>
          </text:list-item>
          <text:list-item>
            <text:p text:style-name="P124"><text:span text:style-name="_5f_pointillés_20_gris"><text:span text:style-name="T144">1 000 </text:span></text:span><text:span text:style-name="_5f_pointillés_20_gris"><text:span text:style-name="T140">×</text:span></text:span><text:span text:style-name="_5f_pointillés_20_gris"><text:span text:style-name="T144"> 0,01</text:span></text:span><text:span text:style-name="_5f_pointillés_20_gris"><text:span text:style-name="T135"> </text:span></text:span><text:span text:style-name="_5f_pointillés_20_gris"><text:span text:style-name="T140">=</text:span></text:span><text:span text:style-name="_5f_pointillés_20_gris"><text:span text:style-name="T135"> </text:span></text:span><text:span text:style-name="_5f_pointillés_20_gris"><text:span text:style-name="T136">10</text:span></text:span></text:p>
          </text:list-item>
        </text:list>
      </text:section>
      <text:list xml:id="list112320864242136" text:continue-list="list112321639367575" text:style-name="Num_5f_Exo">
        <text:list-item>
          <text:h text:style-name="P63" text:outline-level="1"> Complète par 0,1 ; 0,01 ; 0,001 ; …</text:h>
        </text:list-item>
      </text:list>
      <text:section text:style-name="Sect1" text:name="Section6">
        <text:list xml:id="list112321453112681" text:continue-list="list112321583021572" text:style-name="liste_5f_abc">
          <text:list-item text:start-value="1">
            <text:p text:style-name="P112"><text:span text:style-name="T158">3,4</text:span> <text:span text:style-name="T44">×</text:span> <text:span text:style-name="T191">0,01 <text:s text:c="3"/></text:span><text:span text:style-name="T14"> </text:span><text:span text:style-name="T51">=</text:span><text:span text:style-name="T14"> </text:span><text:span text:style-name="T158">0,034</text:span></text:p>
          </text:list-item>
          <text:list-item>
            <text:p text:style-name="P120"><text:span text:style-name="T158">345</text:span> <text:span text:style-name="T44">×</text:span> <text:span text:style-name="T198">0,0001</text:span><text:span text:style-name="T161"> </text:span><text:span text:style-name="T44">=</text:span><text:span text:style-name="T8"> </text:span><text:span text:style-name="T158">0,034 5</text:span></text:p>
          </text:list-item>
          <text:list-item>
            <text:p text:style-name="P112"> <text:span text:style-name="T191">0,001 </text:span><text:span text:style-name="T14"> </text:span><text:span text:style-name="T44">×</text:span><text:span text:style-name="T8"> </text:span><text:span text:style-name="T29">27</text:span><text:span text:style-name="T8"> </text:span><text:span text:style-name="T51">=</text:span><text:span text:style-name="T14"> </text:span><text:span text:style-name="T29">0,027</text:span></text:p>
          </text:list-item>
          <text:list-item>
            <text:p text:style-name="P112"><text:span text:style-name="T158"> </text:span><text:span text:style-name="T194">0,1 </text:span><text:span text:style-name="T23"> </text:span><text:span text:style-name="T53">×</text:span><text:span text:style-name="T23"> </text:span><text:span text:style-name="T158">0,6 </text:span><text:span text:style-name="T53">=</text:span><text:span text:style-name="T23"> </text:span><text:span text:style-name="T158">0,06</text:span></text:p>
          </text:list-item>
        </text:list>
      </text:section>
      <text:list xml:id="list112322047648827" text:continue-list="list112320864242136" text:style-name="Num_5f_Exo">
        <text:list-item>
          <text:h text:style-name="P64" text:outline-level="1"> Calcule mentalement en regroupant astucieusement.</text:h>
        </text:list-item>
      </text:list>
      <text:list xml:id="list112321691570361" text:continue-list="list112321453112681" text:style-name="liste_5f_abc">
        <text:list-item text:start-value="1">
          <text:p text:style-name="P113"><text:span text:style-name="T160">0,1</text:span> <text:span text:style-name="T44">×</text:span> 7 <text:span text:style-name="T44">×</text:span> <text:span text:style-name="T154">1 000</text:span> <text:span text:style-name="T44">=</text:span> <text:span text:style-name="T270">0,1</text:span><text:span text:style-name="T256"> </text:span><text:span text:style-name="T262">×</text:span><text:span text:style-name="T256"> </text:span><text:span text:style-name="T271">1 000</text:span><text:span text:style-name="T256"> </text:span><text:span text:style-name="T216">×</text:span><text:span text:style-name="T179"> 7 </text:span><text:span text:style-name="T186">= 700</text:span></text:p>
        </text:list-item>
        <text:list-item>
          <text:p text:style-name="P113"><text:span text:style-name="T154">56</text:span> <text:span text:style-name="T44">×</text:span> <text:span text:style-name="T154">0,01</text:span> <text:span text:style-name="T44">×</text:span> <text:span text:style-name="T154">0,1</text:span> <text:span text:style-name="T44">=</text:span> <text:span text:style-name="T223">56</text:span><text:span text:style-name="T179"> </text:span><text:span text:style-name="T216">×</text:span><text:span text:style-name="T256"> </text:span><text:span text:style-name="T271">0,01</text:span><text:span text:style-name="T256"> </text:span><text:span text:style-name="T262">×</text:span><text:span text:style-name="T256"> </text:span><text:span text:style-name="T271">0,1</text:span><text:span text:style-name="T179"> </text:span><text:span text:style-name="T186">= 0,056</text:span></text:p>
        </text:list-item>
        <text:list-item>
          <text:p text:style-name="P113"><text:span text:style-name="T154">3,5</text:span> <text:span text:style-name="T44">×</text:span> <text:span text:style-name="T154">0,01</text:span> <text:span text:style-name="T44">×</text:span> <text:span text:style-name="T154">10</text:span> <text:span text:style-name="T44">=</text:span> <text:span text:style-name="T179"> </text:span><text:span text:style-name="T223">3,5</text:span><text:span text:style-name="T179"> </text:span><text:span text:style-name="T216">×</text:span><text:span text:style-name="T179"> </text:span><text:span text:style-name="T271">0,01</text:span><text:span text:style-name="T256"> </text:span><text:span text:style-name="T262">×</text:span><text:span text:style-name="T256"> </text:span><text:span text:style-name="T271">10</text:span><text:span text:style-name="T256"> </text:span><text:span text:style-name="T186">= 0,35</text:span></text:p>
        </text:list-item>
        <text:list-item>
          <text:p text:style-name="P113"><text:span text:style-name="_5f_pointillés_20_gris"><text:span text:style-name="T108">1,5</text:span></text:span><text:span text:style-name="_5f_pointillés_20_gris"><text:span text:style-name="T104"> </text:span></text:span><text:span text:style-name="_5f_pointillés_20_gris"><text:span text:style-name="T96">×</text:span></text:span><text:span text:style-name="_5f_pointillés_20_gris"><text:span text:style-name="T104"> </text:span></text:span><text:span text:style-name="_5f_pointillés_20_gris"><text:span text:style-name="T108">0,1</text:span></text:span><text:span text:style-name="_5f_pointillés_20_gris"><text:span text:style-name="T104"> </text:span></text:span><text:span text:style-name="_5f_pointillés_20_gris"><text:span text:style-name="T96">×</text:span></text:span><text:span text:style-name="_5f_pointillés_20_gris"><text:span text:style-name="T104"> </text:span></text:span><text:span text:style-name="_5f_pointillés_20_gris"><text:span text:style-name="T108">0,1</text:span></text:span><text:span text:style-name="_5f_pointillés_20_gris"><text:span text:style-name="T104"> </text:span></text:span><text:span text:style-name="_5f_pointillés_20_gris"><text:span text:style-name="T96">=</text:span></text:span><text:span text:style-name="_5f_pointillés_20_gris"><text:span text:style-name="T104"> </text:span></text:span><text:span text:style-name="_5f_pointillés_20_gris"><text:span text:style-name="T230">1,5</text:span></text:span><text:span text:style-name="_5f_pointillés_20_gris"><text:span text:style-name="T231"> </text:span></text:span><text:span text:style-name="_5f_pointillés_20_gris"><text:span text:style-name="T219">×</text:span></text:span><text:span text:style-name="_5f_pointillés_20_gris"><text:span text:style-name="T265"> </text:span></text:span><text:span text:style-name="_5f_pointillés_20_gris"><text:span text:style-name="T267">0,1</text:span></text:span><text:span text:style-name="_5f_pointillés_20_gris"><text:span text:style-name="T265"> </text:span></text:span><text:span text:style-name="_5f_pointillés_20_gris"><text:span text:style-name="T264">×</text:span></text:span><text:span text:style-name="_5f_pointillés_20_gris"><text:span text:style-name="T265"> </text:span></text:span><text:span text:style-name="_5f_pointillés_20_gris"><text:span text:style-name="T267">0,1</text:span></text:span><text:span text:style-name="_5f_pointillés_20_gris"><text:span text:style-name="T231"> </text:span></text:span><text:span text:style-name="_5f_pointillés_20_gris"><text:span text:style-name="T232">= 0,015</text:span></text:span></text:p>
          <text:p text:style-name="P122"><text:span text:style-name="_5f_pointillés_20_gris"><text:span text:style-name="T232"/></text:span></text:p>
        </text:list-item>
      </text:list>
      <text:list xml:id="list112321255774056" text:continue-list="list112322047648827" text:style-name="Num_5f_Exo">
        <text:list-item>
          <text:h text:style-name="P65" text:outline-level="1"> Calcule mentalement.</text:h>
        </text:list-item>
      </text:list>
      <text:section text:style-name="Sect1" text:name="Section7">
        <text:list xml:id="list112321075116514" text:continue-list="list112321691570361" text:style-name="liste_5f_abc">
          <text:list-item text:start-value="1">
            <text:p text:style-name="P78"><text:span text:style-name="T110">4 </text:span><text:span text:style-name="T111">5</text:span><text:span text:style-name="T110">38 </text:span><text:span text:style-name="T114"></text:span><text:span text:style-name="T110"> 10 </text:span><text:span text:style-name="_5f_Symbole"><text:span text:style-name="T172">=</text:span></text:span><text:span text:style-name="_5f_pointillés_20_gris"><text:span text:style-name="T171"> </text:span></text:span><text:span text:style-name="_5f_pointillés_20_gris"><text:span text:style-name="T192">453,8</text:span></text:span></text:p>
          </text:list-item>
          <text:list-item>
            <text:p text:style-name="P78"><text:span text:style-name="T110">1 29</text:span><text:span text:style-name="T111">5</text:span><text:span text:style-name="T110"> </text:span><text:span text:style-name="T114"></text:span><text:span text:style-name="T110"> 1 000</text:span><text:span text:style-name="_5f_Symbole"><text:span text:style-name="T172">=</text:span></text:span><text:span text:style-name="_5f_pointillés_20_gris"><text:span text:style-name="T192">1,295</text:span></text:span></text:p>
          </text:list-item>
          <text:list-item>
            <text:p text:style-name="P78"><text:span text:style-name="T110">12,</text:span><text:span text:style-name="T111">4</text:span><text:span text:style-name="T110"> </text:span><text:span text:style-name="T114"></text:span><text:span text:style-name="T110"> 10 </text:span><text:span text:style-name="_5f_Symbole"><text:span text:style-name="T172">=</text:span></text:span><text:span text:style-name="T112"> </text:span><text:span text:style-name="_5f_pointillés_20_gris"><text:span text:style-name="T171"> </text:span></text:span><text:span text:style-name="_5f_pointillés_20_gris"><text:span text:style-name="T192">1,24</text:span></text:span></text:p>
          </text:list-item>
          <text:list-item>
            <text:p text:style-name="P78"><text:span text:style-name="T110"><text:s/>0,</text:span><text:span text:style-name="T111">6</text:span><text:span text:style-name="T110">7 </text:span><text:span text:style-name="T114"></text:span><text:span text:style-name="T110"> 100 </text:span><text:span text:style-name="_5f_Symbole"><text:span text:style-name="T172">=</text:span></text:span><text:span text:style-name="_5f_pointillés_20_gris"><text:span text:style-name="T193">0,</text:span></text:span><text:span text:style-name="_5f_pointillés_20_gris"><text:span text:style-name="T192">0067</text:span></text:span></text:p>
          </text:list-item>
          <text:list-item>
            <text:p text:style-name="P78"><text:span text:style-name="T110">3,</text:span><text:span text:style-name="T111">4</text:span><text:span text:style-name="T110"> </text:span><text:span text:style-name="T114"></text:span><text:span text:style-name="T110"> 1 000 </text:span><text:span text:style-name="_5f_Symbole"><text:span text:style-name="T172">=</text:span></text:span><text:span text:style-name="_5f_pointillés_20_gris"><text:span text:style-name="T171"> </text:span></text:span><text:span text:style-name="_5f_pointillés_20_gris"><text:span text:style-name="T192">0,0034</text:span></text:span></text:p>
          </text:list-item>
          <text:list-item>
            <text:p text:style-name="P78"><text:span text:style-name="T110">0,0</text:span><text:span text:style-name="T111">7</text:span><text:span text:style-name="T110"> </text:span><text:span text:style-name="T114"></text:span><text:span text:style-name="T110"> 100 </text:span><text:span text:style-name="_5f_Symbole"><text:span text:style-name="T172">=</text:span></text:span><text:span text:style-name="_5f_pointillés_20_gris"><text:span text:style-name="T128"> </text:span></text:span><text:span text:style-name="_5f_pointillés_20_gris"><text:span text:style-name="T188">0,0007</text:span></text:span></text:p>
          </text:list-item>
          <text:list-item>
            <text:p text:style-name="P79"><text:span text:style-name="T110">3</text:span><text:span text:style-name="T111">8</text:span><text:span text:style-name="T110">4 </text:span><text:span text:style-name="T114"></text:span><text:span text:style-name="T110"> 10 </text:span><text:span text:style-name="_5f_Symbole"><text:span text:style-name="T172">=</text:span></text:span><text:span text:style-name="_5f_pointillés_20_gris"><text:span text:style-name="T129"> </text:span></text:span><text:span text:style-name="_5f_Correction_5f_surligné"><text:span text:style-name="T113">38,4</text:span></text:span></text:p>
          </text:list-item>
          <text:list-item>
            <text:p text:style-name="P79"><text:span text:style-name="_5f_pointillés_20_gris"><text:span text:style-name="T106">12,</text:span></text:span><text:span text:style-name="_5f_pointillés_20_gris"><text:span text:style-name="T107">7</text:span></text:span><text:span text:style-name="_5f_pointillés_20_gris"><text:span text:style-name="T106"> </text:span></text:span><text:span text:style-name="_5f_pointillés_20_gris"><text:span text:style-name="T116"></text:span></text:span><text:span text:style-name="_5f_pointillés_20_gris"><text:span text:style-name="T106"> 100 </text:span></text:span><text:span text:style-name="_5f_Symbole"><text:span text:style-name="T173">=</text:span></text:span><text:span text:style-name="_5f_pointillés_20_gris"><text:span text:style-name="T121"> </text:span></text:span><text:span text:style-name="_5f_pointillés_20_gris"><text:span text:style-name="T195">0,127</text:span></text:span></text:p>
          </text:list-item>
        </text:list>
      </text:section>
      <text:list xml:id="list112322207387477" text:continue-list="list112321255774056" text:style-name="Num_5f_Exo">
        <text:list-item>
          <text:h text:style-name="P67" text:outline-level="1"> <text:span text:style-name="T174">C</text:span>omplète par le signe opératoire qui convient.</text:h>
        </text:list-item>
      </text:list>
      <text:section text:style-name="Sect1" text:name="Section3">
        <text:list xml:id="list112322022973125" text:continue-list="list112321075116514" text:style-name="liste_5f_abc">
          <text:list-item text:start-value="1">
            <text:p text:style-name="P79">0,<text:span text:style-name="T175">7</text:span><text:span text:style-name="T8"> </text:span><text:span text:style-name="T42"> </text:span><text:span text:style-name="T59">×</text:span><text:span text:style-name="T41"> </text:span>100 <text:span text:style-name="T44">=</text:span> <text:span text:style-name="T175">7</text:span>0</text:p>
          </text:list-item>
          <text:list-item>
            <text:p text:style-name="P79">74 <text:span text:style-name="T115"></text:span><text:span text:style-name="T37"> </text:span>100 <text:span text:style-name="T44">=</text:span> 0,74</text:p>
          </text:list-item>
          <text:list-item>
            <text:p text:style-name="P79">3<text:span text:style-name="T175">1</text:span>0<text:span text:style-name="T8"> </text:span><text:span text:style-name="_5f_pointillés_20_gris"><text:span text:style-name="T117"></text:span></text:span><text:span text:style-name="_5f_pointillés_20_gris"><text:span text:style-name="T25"> </text:span></text:span><text:span text:style-name="T8"> 10</text:span> <text:span text:style-name="T44">=</text:span> 3<text:span text:style-name="T175">1</text:span></text:p>
          </text:list-item>
          <text:list-item>
            <text:p text:style-name="P79"><text:span text:style-name="T30">4</text:span><text:span text:style-name="T8"> </text:span><text:span text:style-name="_5f_pointillés_20_gris"><text:span text:style-name="T17"> </text:span></text:span><text:span text:style-name="_5f_pointillés_20_gris"><text:span text:style-name="T55">×</text:span></text:span><text:span text:style-name="_5f_pointillés_20_gris"><text:span text:style-name="T18"> </text:span></text:span><text:span text:style-name="T8"> </text:span>0,1 <text:span text:style-name="T44">=</text:span> 0,<text:span text:style-name="T175">4</text:span></text:p>
          </text:list-item>
          <text:list-item>
            <text:p text:style-name="P79"><text:span text:style-name="T30">2</text:span><text:span text:style-name="T8"> 100 </text:span><text:span text:style-name="T63">−</text:span><text:span text:style-name="T8"> 100 </text:span><text:span text:style-name="T44">=</text:span><text:span text:style-name="T8"> </text:span><text:span text:style-name="T30">2</text:span><text:span text:style-name="T8"> 000</text:span></text:p>
          </text:list-item>
          <text:list-item>
            <text:p text:style-name="P79"><text:span text:style-name="T8">5</text:span><text:span text:style-name="T30">3</text:span><text:span text:style-name="T8"> 000 </text:span><text:span text:style-name="_5f_pointillés_20_gris"><text:span text:style-name="T117"></text:span></text:span><text:span text:style-name="_5f_pointillés_20_gris"><text:span text:style-name="T25"> </text:span></text:span><text:span text:style-name="T8"> 100 </text:span><text:span text:style-name="T44">=</text:span><text:span text:style-name="T8"> 5</text:span><text:span text:style-name="T30">3</text:span><text:span text:style-name="T8">0</text:span></text:p>
          </text:list-item>
          <text:list-item>
            <text:p text:style-name="P79"><text:span text:style-name="T119">5</text:span><text:span text:style-name="T118"> </text:span><text:span text:style-name="_5f_pointillés_20_gris"><text:span text:style-name="T20"> </text:span></text:span><text:span text:style-name="_5f_pointillés_20_gris"><text:span text:style-name="T220">×</text:span></text:span><text:span text:style-name="_5f_pointillés_20_gris"><text:span text:style-name="T19"> </text:span></text:span><text:span text:style-name="T118"> 0,01 </text:span><text:span text:style-name="T103">=</text:span><text:span text:style-name="T118"> 0,0</text:span><text:span text:style-name="T119">5</text:span></text:p>
          </text:list-item>
          <text:list-item>
            <text:p text:style-name="P79"><text:span text:style-name="_5f_pointillés_20_gris"><text:span text:style-name="T122">100 </text:span></text:span><text:span text:style-name="_5f_pointillés_20_gris"><text:span text:style-name="T127"> </text:span></text:span><text:span text:style-name="_5f_pointillés_20_gris"><text:span text:style-name="T100">×</text:span></text:span><text:span text:style-name="_5f_pointillés_20_gris"><text:span text:style-name="T126"> </text:span></text:span><text:span text:style-name="_5f_pointillés_20_gris"><text:span text:style-name="T122">1,</text:span></text:span><text:span text:style-name="_5f_pointillés_20_gris"><text:span text:style-name="T123">4</text:span></text:span><text:span text:style-name="_5f_pointillés_20_gris"><text:span text:style-name="T122"> </text:span></text:span><text:span text:style-name="_5f_pointillés_20_gris"><text:span text:style-name="T97">=</text:span></text:span><text:span text:style-name="_5f_pointillés_20_gris"><text:span text:style-name="T122"> 1</text:span></text:span><text:span text:style-name="_5f_pointillés_20_gris"><text:span text:style-name="T123">4</text:span></text:span><text:span text:style-name="_5f_pointillés_20_gris"><text:span text:style-name="T122">0</text:span></text:span></text:p>
          </text:list-item>
        </text:list>
      </text:section>
      <text:list xml:id="list112321282472621" text:continue-list="list112322207387477" text:style-name="Num_5f_Exo">
        <text:list-item>
          <text:h text:style-name="P66" text:outline-level="1"> Calcule mentalement.</text:h>
        </text:list-item>
      </text:list>
      <text:section text:style-name="Sect1" text:name="Section17">
        <text:list xml:id="list112322247588762" text:continue-list="list112322022973125" text:style-name="liste_5f_abc">
          <text:list-item text:start-value="1">
            <text:p text:style-name="P80">8,<text:span text:style-name="T175">4</text:span><text:span text:style-name="T8"> </text:span><text:span text:style-name="T57"></text:span><text:span text:style-name="T8"> 2</text:span><text:span text:style-name="T44">=</text:span><text:span text:style-name="T8"> </text:span><text:span text:style-name="T39">4,2</text:span></text:p>
          </text:list-item>
          <text:list-item>
            <text:p text:style-name="P80"><text:span text:style-name="T8">2</text:span><text:span text:style-name="T30">0</text:span><text:span text:style-name="T8">,8 </text:span><text:span text:style-name="T57"></text:span><text:span text:style-name="T8"> 4</text:span><text:span text:style-name="T44">=</text:span><text:span text:style-name="T8"> </text:span><text:span text:style-name="T39">5,2</text:span></text:p>
          </text:list-item>
          <text:list-item>
            <text:p text:style-name="P80"><text:span text:style-name="T8">8,8 </text:span><text:span text:style-name="T57"></text:span><text:span text:style-name="T8"> 8</text:span><text:span text:style-name="T44">=</text:span><text:span text:style-name="T8"> </text:span><text:span text:style-name="T39">1,1</text:span></text:p>
          </text:list-item>
          <text:list-item>
            <text:p text:style-name="P80"><text:span text:style-name="T8">7,7 </text:span><text:span text:style-name="T57"></text:span><text:span text:style-name="T8"> 11</text:span><text:span text:style-name="T64">=</text:span><text:span text:style-name="T43"> </text:span><text:span text:style-name="T39">0,7</text:span></text:p>
          </text:list-item>
          <text:list-item>
            <text:p text:style-name="P80"><text:span text:style-name="T30">18</text:span><text:span text:style-name="T8">,6 </text:span><text:span text:style-name="T57"></text:span><text:span text:style-name="T8"> 3</text:span><text:span text:style-name="T64">=</text:span><text:span text:style-name="T43"> </text:span><text:span text:style-name="T39">6,2</text:span></text:p>
          </text:list-item>
          <text:list-item>
            <text:p text:style-name="P80"><text:span text:style-name="_5f_pointillés_20_gris"><text:span text:style-name="T131">48</text:span></text:span><text:span text:style-name="_5f_pointillés_20_gris"><text:span text:style-name="T120">,6 </text:span></text:span><text:span text:style-name="_5f_pointillés_20_gris"><text:span text:style-name="T101"></text:span></text:span><text:span text:style-name="_5f_pointillés_20_gris"><text:span text:style-name="T120"> 6</text:span></text:span><text:span text:style-name="_5f_pointillés_20_gris"><text:span text:style-name="T95">=</text:span></text:span><text:span text:style-name="_5f_pointillés_20_gris"><text:span text:style-name="T120"> </text:span></text:span><text:span text:style-name="_5f_pointillés_20_gris"><text:span text:style-name="T132">8,1</text:span></text:span></text:p>
          </text:list-item>
        </text:list>
      </text:section>
      <text:list xml:id="list112321616152103" text:continue-list="list112321282472621" text:style-name="Num_5f_Exo">
        <text:list-item>
          <text:h text:style-name="P68" text:outline-level="1"> <text:span text:style-name="T174">C</text:span>omplète les pointillés.</text:h>
        </text:list-item>
      </text:list>
      <text:section text:style-name="Sect1" text:name="Section8">
        <text:list xml:id="list112320771361087" text:continue-list="list112322247588762" text:style-name="liste_5f_abc">
          <text:list-item text:start-value="1">
            <text:p text:style-name="P81"><text:span text:style-name="corps"><text:span text:style-name="T67">21</text:span></text:span><text:span text:style-name="corps"><text:span text:style-name="T66">,</text:span></text:span><text:span text:style-name="corps"><text:span text:style-name="T67">3</text:span></text:span><text:span text:style-name="corps"><text:span text:style-name="T66"> </text:span></text:span><text:span text:style-name="corps"><text:span text:style-name="T50"></text:span></text:span><text:span text:style-name="corps"><text:span text:style-name="T14"> </text:span></text:span><text:span text:style-name="corps"><text:span text:style-name="T26">3</text:span></text:span><text:span text:style-name="_5f_pointillés_20_gris"><text:span text:style-name="T176">.</text:span></text:span><text:span text:style-name="corps"><text:span text:style-name="T14"> </text:span></text:span><text:span text:style-name="corps"><text:span text:style-name="T51">=</text:span></text:span><text:span text:style-name="corps"><text:span text:style-name="T14"> 7,1</text:span></text:span></text:p>
          </text:list-item>
          <text:list-item>
            <text:p text:style-name="P81"><text:span text:style-name="corps"><text:span text:style-name="T67">2</text:span></text:span><text:span text:style-name="corps"><text:span text:style-name="T66">,1</text:span></text:span><text:span text:style-name="corps"><text:span text:style-name="T67">2</text:span></text:span><text:span text:style-name="corps"><text:span text:style-name="T66"> </text:span></text:span><text:span text:style-name="corps"><text:span text:style-name="T50"></text:span></text:span><text:span text:style-name="corps"><text:span text:style-name="T28"> </text:span></text:span><text:span text:style-name="corps"><text:span text:style-name="T27">2</text:span></text:span><text:span text:style-name="corps"><text:span text:style-name="T14"> </text:span></text:span><text:span text:style-name="corps"><text:span text:style-name="T51">=</text:span></text:span><text:span text:style-name="corps"><text:span text:style-name="T14"> 1,06</text:span></text:span></text:p>
          </text:list-item>
          <text:list-item>
            <text:p text:style-name="P81"><text:span text:style-name="corps"><text:span text:style-name="T27">8,8 </text:span></text:span><text:span text:style-name="corps"><text:span text:style-name="T50"></text:span></text:span><text:span text:style-name="corps"><text:span text:style-name="T14"> 4 </text:span></text:span><text:span text:style-name="corps"><text:span text:style-name="T51">=</text:span></text:span><text:span text:style-name="corps"><text:span text:style-name="T14"> 2,</text:span></text:span><text:span text:style-name="corps"><text:span text:style-name="T16">2</text:span></text:span></text:p>
          </text:list-item>
          <text:list-item>
            <text:p text:style-name="P81"><text:span text:style-name="corps"><text:span text:style-name="T16"><text:s/></text:span></text:span><text:span text:style-name="corps"><text:span text:style-name="T13">20,4</text:span></text:span><text:span text:style-name="corps"><text:span text:style-name="T69"> </text:span></text:span><text:span text:style-name="corps"><text:span text:style-name="T49"></text:span></text:span><text:span text:style-name="corps"><text:span text:style-name="T11"> 5 </text:span></text:span><text:span text:style-name="corps"><text:span text:style-name="T48">=</text:span></text:span><text:span text:style-name="corps"><text:span text:style-name="T11"> </text:span></text:span><text:span text:style-name="corps"><text:span text:style-name="T12">4</text:span></text:span><text:span text:style-name="corps"><text:span text:style-name="T11">,08</text:span></text:span></text:p>
          </text:list-item>
        </text:list>
      </text:section>
      <text:list xml:id="list112320850127231" text:continue-list="list112321616152103" text:style-name="Num_5f_Exo">
        <text:list-item>
          <text:h text:style-name="P69" text:outline-level="1"> <text:span text:style-name="T84">Pose et effectue les divisions décimales suivantes pour trouver la valeur exacte du quotient.</text:span></text:h>
        </text:list-item>
      </text:list>
      <text:section text:style-name="Sect4" text:name="Section4">
        <text:list xml:id="list112321415467218" text:continue-list="list112320771361087" text:style-name="liste_5f_abc">
          <text:list-item text:start-value="1">
            <text:p text:style-name="P82"><text:span text:style-name="corps"><text:span text:style-name="T66">169,2 </text:span></text:span><text:span text:style-name="corps"><text:span text:style-name="T50"></text:span></text:span><text:span text:style-name="corps"><text:span text:style-name="T14"> 3</text:span></text:span></text:p>
            <text:p text:style-name="P82"><text:span text:style-name="corps"><text:span text:style-name="T14"/></text:span></text:p>
          </text:list-item>
          <text:list-item>
            <text:p text:style-name="P82"><text:span text:style-name="corps"><text:span text:style-name="T66">28,48 </text:span></text:span><text:span text:style-name="corps"><text:span text:style-name="T50"></text:span></text:span><text:span text:style-name="corps"><text:span text:style-name="T14"> 4</text:span></text:span></text:p>
            <text:p text:style-name="P82"><text:span text:style-name="corps"><text:span text:style-name="T14"/></text:span></text:p>
          </text:list-item>
          <text:list-item>
            <text:p text:style-name="P82"><text:span text:style-name="corps"><text:span text:style-name="T66">9,765 </text:span></text:span><text:span text:style-name="corps"><text:span text:style-name="T50"></text:span></text:span><text:span text:style-name="corps"><text:span text:style-name="T14"> 15</text:span></text:span></text:p>
          </text:list-item>
        </text:list>
        <text:p text:style-name="P83"><text:span text:style-name="corps"><text:span text:style-name="T14"/></text:span></text:p>
      </text:section>
      <table:table table:name="Tableau26" table:style-name="Tableau26">
        <table:table-column table:style-name="Tableau26.A"/>
        <table:table-column table:style-name="Tableau26.B"/>
        <table:table-column table:style-name="Tableau26.C" table:number-columns-repeated="4"/>
        <table:table-column table:style-name="Tableau26.G"/>
        <table:table-column table:style-name="Tableau26.H"/>
        <table:table-column table:style-name="Tableau26.C"/>
        <table:table-column table:style-name="Tableau26.J"/>
        <table:table-column table:style-name="Tableau26.K"/>
        <table:table-column table:style-name="Tableau26.L"/>
        <table:table-column table:style-name="Tableau26.M"/>
        <table:table-column table:style-name="Tableau26.C"/>
        <table:table-column table:style-name="Tableau26.O"/>
        <table:table-column table:style-name="Tableau26.P"/>
        <table:table-column table:style-name="Tableau26.C"/>
        <table:table-row table:style-name="Tableau26.1">
          <table:table-cell table:style-name="Tableau26.A1" office:value-type="string">
            <text:p text:style-name="P34"><text:span text:style-name="T306">a</text:span>.</text:p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4">b.</text:p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</table:table-row>
        <table:table-row table:style-name="Tableau26.2"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>1</text:p>
          </table:table-cell>
          <table:table-cell table:style-name="Tableau26.A1" office:value-type="string">
            <text:p text:style-name="P39">6</text:p>
          </table:table-cell>
          <table:table-cell table:style-name="Tableau26.A1" office:value-type="string">
            <text:p text:style-name="P39">9,</text:p>
          </table:table-cell>
          <table:table-cell table:style-name="Tableau26.A1" office:value-type="string">
            <text:p text:style-name="P39">2</text:p>
          </table:table-cell>
          <table:table-cell table:style-name="Tableau26.F2" office:value-type="string">
            <text:p text:style-name="P39">3</text:p>
          </table:table-cell>
          <table:table-cell table:style-name="Tableau26.G2" office:value-type="string">
            <text:p text:style-name="P39"/>
          </table:table-cell>
          <table:table-cell table:style-name="Tableau26.G2" office:value-type="string">
            <text:p text:style-name="P39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>2</text:p>
          </table:table-cell>
          <table:table-cell table:style-name="Tableau26.A1" office:value-type="string">
            <text:p text:style-name="P39">8,</text:p>
          </table:table-cell>
          <table:table-cell table:style-name="Tableau26.A1" office:value-type="string">
            <text:p text:style-name="P39">4</text:p>
          </table:table-cell>
          <table:table-cell table:style-name="Tableau26.A1" office:value-type="string">
            <text:p text:style-name="P39">8</text:p>
          </table:table-cell>
          <table:table-cell table:style-name="Tableau26.O2" office:value-type="string">
            <text:p text:style-name="P39">4</text:p>
          </table:table-cell>
          <table:table-cell table:style-name="Tableau26.G2" office:value-type="string">
            <text:p text:style-name="P39"/>
          </table:table-cell>
          <table:table-cell table:style-name="Tableau26.G2" office:value-type="string">
            <text:p text:style-name="P39"/>
          </table:table-cell>
        </table:table-row>
        <table:table-row table:style-name="Tableau26.3"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89"/>
          </table:table-cell>
          <table:table-cell table:style-name="Tableau26.A1" office:value-type="string">
            <text:p text:style-name="P90">1</text:p>
          </table:table-cell>
          <table:table-cell table:style-name="Tableau26.A1" office:value-type="string">
            <text:p text:style-name="P90">9</text:p>
          </table:table-cell>
          <table:table-cell table:style-name="Tableau26.A1" office:value-type="string">
            <text:p text:style-name="P42"/>
          </table:table-cell>
          <table:table-cell table:style-name="Tableau26.F3" office:value-type="string">
            <text:p text:style-name="P43">5</text:p>
          </table:table-cell>
          <table:table-cell table:style-name="Tableau26.A1" office:value-type="string">
            <text:p text:style-name="P43">6,</text:p>
          </table:table-cell>
          <table:table-cell table:style-name="Tableau26.A1" office:value-type="string">
            <text:p text:style-name="P35">4</text:p>
          </table:table-cell>
          <table:table-cell table:style-name="Tableau26.A1" office:value-type="string">
            <text:p text:style-name="P35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86"/>
          </table:table-cell>
          <table:table-cell table:style-name="Tableau26.A1" office:value-type="string">
            <text:p text:style-name="P87">0</text:p>
          </table:table-cell>
          <table:table-cell table:style-name="Tableau26.A1" office:value-type="string">
            <text:p text:style-name="P88">4</text:p>
          </table:table-cell>
          <table:table-cell table:style-name="Tableau26.A1" office:value-type="string">
            <text:p text:style-name="P46"/>
          </table:table-cell>
          <table:table-cell table:style-name="Tableau26.O3" office:value-type="string">
            <text:p text:style-name="P45">7,</text:p>
          </table:table-cell>
          <table:table-cell table:style-name="Tableau26.A1" office:value-type="string">
            <text:p text:style-name="P45">1</text:p>
          </table:table-cell>
          <table:table-cell table:style-name="Tableau26.A1" office:value-type="string">
            <text:p text:style-name="P36">2</text:p>
          </table:table-cell>
        </table:table-row>
        <table:table-row table:style-name="Tableau26.4"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9">1</text:p>
          </table:table-cell>
          <table:table-cell table:style-name="Tableau26.A1" office:value-type="string">
            <text:p text:style-name="P39">2</text:p>
          </table:table-cell>
          <table:table-cell table:style-name="Tableau26.F3" office:value-type="string">
            <text:p text:style-name="P39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8"/>
          </table:table-cell>
          <table:table-cell table:style-name="Tableau26.K4" office:value-type="string">
            <text:p text:style-name="P38"/>
          </table:table-cell>
          <table:table-cell table:style-name="Tableau26.K4" office:value-type="string">
            <text:p text:style-name="P41"/>
          </table:table-cell>
          <table:table-cell table:style-name="Tableau26.K4" office:value-type="string">
            <text:p text:style-name="P39">0</text:p>
          </table:table-cell>
          <table:table-cell table:style-name="Tableau26.K4" office:value-type="string">
            <text:p text:style-name="P39">8</text:p>
          </table:table-cell>
          <table:table-cell table:style-name="Tableau26.O3" office:value-type="string">
            <text:p text:style-name="P39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9"/>
          </table:table-cell>
        </table:table-row>
        <table:table-row table:style-name="Tableau26.1"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9">0</text:p>
          </table:table-cell>
          <table:table-cell table:style-name="Tableau26.F3" office:value-type="string">
            <text:p text:style-name="P39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8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9">0</text:p>
          </table:table-cell>
          <table:table-cell table:style-name="Tableau26.O3" office:value-type="string">
            <text:p text:style-name="P39"/>
          </table:table-cell>
          <table:table-cell table:style-name="Tableau26.A1" office:value-type="string">
            <text:p text:style-name="P39"/>
          </table:table-cell>
          <table:table-cell table:style-name="Tableau26.A1" office:value-type="string">
            <text:p text:style-name="P39"/>
          </table:table-cell>
        </table:table-row>
      </table:table>
      <table:table table:name="Tableau29" table:style-name="Tableau29">
        <table:table-column table:style-name="Tableau29.A"/>
        <table:table-column table:style-name="Tableau29.B"/>
        <table:table-column table:style-name="Tableau29.C"/>
        <table:table-column table:style-name="Tableau29.D"/>
        <table:table-column table:style-name="Tableau29.E"/>
        <table:table-column table:style-name="Tableau29.D" table:number-columns-repeated="4"/>
        <table:table-row table:style-name="Tableau29.1">
          <table:table-cell table:style-name="Tableau29.A1" office:value-type="string">
            <text:p text:style-name="P77">c.</text:p>
          </table:table-cell>
          <table:table-cell table:style-name="Tableau29.A1" office:value-type="string">
            <text:p text:style-name="P38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/>
          </table:table-cell>
        </table:table-row>
        <table:table-row table:style-name="Tableau29.1">
          <table:table-cell table:style-name="Tableau29.A1" office:value-type="string">
            <text:p text:style-name="P38"/>
          </table:table-cell>
          <table:table-cell table:style-name="Tableau29.A1" office:value-type="string">
            <text:p text:style-name="P38">9,</text:p>
          </table:table-cell>
          <table:table-cell table:style-name="Tableau29.A1" office:value-type="string">
            <text:p text:style-name="P39">7</text:p>
          </table:table-cell>
          <table:table-cell table:style-name="Tableau29.A1" office:value-type="string">
            <text:p text:style-name="P39">6</text:p>
          </table:table-cell>
          <table:table-cell table:style-name="Tableau29.A1" office:value-type="string">
            <text:p text:style-name="P39">5</text:p>
          </table:table-cell>
          <table:table-cell table:style-name="Tableau29.F2" office:value-type="string">
            <text:p text:style-name="P39">1</text:p>
          </table:table-cell>
          <table:table-cell table:style-name="Tableau29.G2" office:value-type="string">
            <text:p text:style-name="P39">5</text:p>
          </table:table-cell>
          <table:table-cell table:style-name="Tableau29.G2" office:value-type="string">
            <text:p text:style-name="P39"/>
          </table:table-cell>
          <table:table-cell table:style-name="Tableau29.G2" office:value-type="string">
            <text:p text:style-name="P39"/>
          </table:table-cell>
        </table:table-row>
        <table:table-row table:style-name="Tableau29.3">
          <table:table-cell table:style-name="Tableau29.A1" office:value-type="string">
            <text:p text:style-name="P38"/>
          </table:table-cell>
          <table:table-cell table:style-name="Tableau29.A1" office:value-type="string">
            <text:list xml:id="list1921723914" text:style-name="_5f_Numérotation_20_de_20_s_27_entraîner">
              <text:list-item>
                <text:list>
                  <text:list-header>
                    <text:p text:style-name="P92">9</text:p>
                  </text:list-header>
                </text:list>
              </text:list-item>
            </text:list>
          </table:table-cell>
          <table:table-cell table:style-name="Tableau29.A1" office:value-type="string">
            <text:list xml:id="list112321103358546" text:continue-numbering="true" text:style-name="_5f_Numérotation_20_de_20_s_27_entraîner">
              <text:list-item>
                <text:list>
                  <text:list-header>
                    <text:p text:style-name="P92">7</text:p>
                  </text:list-header>
                </text:list>
              </text:list-item>
            </text:list>
          </table:table-cell>
          <table:table-cell table:style-name="Tableau29.A1" office:value-type="string">
            <text:list xml:id="list112321809421475" text:continue-numbering="true" text:style-name="_5f_Numérotation_20_de_20_s_27_entraîner">
              <text:list-item>
                <text:list>
                  <text:list-header>
                    <text:p text:style-name="P92"/>
                  </text:list-header>
                </text:list>
              </text:list-item>
            </text:list>
          </table:table-cell>
          <table:table-cell table:style-name="Tableau29.A1" office:value-type="string">
            <text:p text:style-name="P42"/>
          </table:table-cell>
          <table:table-cell table:style-name="Tableau29.F3" office:value-type="string">
            <text:p text:style-name="P43">0,</text:p>
          </table:table-cell>
          <table:table-cell table:style-name="Tableau29.A1" office:value-type="string">
            <text:p text:style-name="P43">6</text:p>
          </table:table-cell>
          <table:table-cell table:style-name="Tableau29.A1" office:value-type="string">
            <text:p text:style-name="P35">5</text:p>
          </table:table-cell>
          <table:table-cell table:style-name="Tableau29.A1" office:value-type="string">
            <text:p text:style-name="P35">1</text:p>
          </table:table-cell>
        </table:table-row>
        <table:table-row table:style-name="Tableau29.1">
          <table:table-cell table:style-name="Tableau29.A1" office:value-type="string">
            <text:p text:style-name="P38"/>
          </table:table-cell>
          <table:table-cell table:style-name="Tableau29.A1" office:value-type="string">
            <text:p text:style-name="P38"/>
          </table:table-cell>
          <table:table-cell table:style-name="Tableau29.A1" office:value-type="string">
            <text:p text:style-name="P39">7</text:p>
          </table:table-cell>
          <table:table-cell table:style-name="Tableau29.A1" office:value-type="string">
            <text:p text:style-name="P39">6</text:p>
          </table:table-cell>
          <table:table-cell table:style-name="Tableau29.A1" office:value-type="string">
            <text:p text:style-name="P39"/>
          </table:table-cell>
          <table:table-cell table:style-name="Tableau29.F3" office:value-type="string">
            <text:p text:style-name="P39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/>
          </table:table-cell>
        </table:table-row>
        <table:table-row table:style-name="Tableau29.1">
          <table:table-cell table:style-name="Tableau29.A1" office:value-type="string">
            <text:p text:style-name="P38"/>
          </table:table-cell>
          <table:table-cell table:style-name="Tableau29.A1" office:value-type="string">
            <text:p text:style-name="P38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>1</text:p>
          </table:table-cell>
          <table:table-cell table:style-name="Tableau29.A1" office:value-type="string">
            <text:p text:style-name="P39">5</text:p>
          </table:table-cell>
          <table:table-cell table:style-name="Tableau29.F3" office:value-type="string">
            <text:p text:style-name="P39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/>
          </table:table-cell>
        </table:table-row>
        <table:table-row table:style-name="Tableau29.1">
          <table:table-cell table:style-name="Tableau29.A1" office:value-type="string">
            <text:p text:style-name="P38"/>
          </table:table-cell>
          <table:table-cell table:style-name="Tableau29.A1" office:value-type="string">
            <text:p text:style-name="P38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>0</text:p>
          </table:table-cell>
          <table:table-cell table:style-name="Tableau29.F3" office:value-type="string">
            <text:p text:style-name="P39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/>
          </table:table-cell>
          <table:table-cell table:style-name="Tableau29.A1" office:value-type="string">
            <text:p text:style-name="P39"/>
          </table:table-cell>
        </table:table-row>
      </table:table>
      <text:list xml:id="list112321728108909" text:continue-list="list112320850127231" text:style-name="Num_5f_Exo">
        <text:list-header>
          <text:h text:style-name="P70" text:outline-level="1"><text:soft-page-break/><text:span text:style-name="Bold_5f_niv1"/></text:h>
        </text:list-header>
        <text:list-item>
          <text:h text:style-name="P70" text:outline-level="1"><text:span text:style-name="Bold_5f_niv1">Valeurs approchées</text:span></text:h>
        </text:list-item>
      </text:list>
      <text:list xml:id="list112322734147562" text:continue-list="list112321415467218" text:style-name="liste_5f_abc">
        <text:list-item text:start-value="1">
          <text:p text:style-name="P130">Pose et effectue les divisions suivantes jusqu’au millième.</text:p>
        </text:list-item>
      </text:list>
      <text:section text:style-name="Sect4" text:name="Section20">
        <text:list xml:id="list112322185830263" text:continue-list="list112322168666086" text:style-name="_5f_Numérotation_20_des_20_exercices_20_livrets">
          <text:list-item>
            <text:list>
              <text:list-item>
                <text:list>
                  <text:list-item>
                    <text:p text:style-name="P93"><text:span text:style-name="corps"><text:span text:style-name="T94">123,8 </text:span></text:span><text:span text:style-name="corps"><text:span text:style-name="T102"></text:span></text:span><text:span text:style-name="corps"><text:span text:style-name="T130"> 7</text:span></text:span></text:p>
                    <text:p text:style-name="P84"><text:span text:style-name="corps"><text:span text:style-name="T14"/></text:span></text:p>
                  </text:list-item>
                  <text:list-item>
                    <text:p text:style-name="P84"><text:span text:style-name="corps"><text:span text:style-name="T66">148,9 </text:span></text:span><text:span text:style-name="corps"><text:span text:style-name="T50"></text:span></text:span><text:span text:style-name="corps"><text:span text:style-name="T14"> 12</text:span></text:span></text:p>
                    <text:p text:style-name="P84"><text:span text:style-name="corps"><text:span text:style-name="T14"/></text:span></text:p>
                  </text:list-item>
                  <text:list-item>
                    <text:p text:style-name="P85"><text:span text:style-name="corps"><text:span text:style-name="T66">235,19 </text:span></text:span><text:span text:style-name="corps"><text:span text:style-name="T50"></text:span></text:span><text:span text:style-name="corps"><text:span text:style-name="T14"> 11</text:span></text:span></text:p>
                  </text:list-item>
                </text:list>
              </text:list-item>
            </text:list>
          </text:list-item>
        </text:list>
        <text:p text:style-name="P83"><text:span text:style-name="corps"><text:span text:style-name="T66"/></text:span></text:p>
      </text:section>
      <table:table table:name="Tableau31" table:style-name="Tableau31">
        <table:table-column table:style-name="Tableau31.A"/>
        <table:table-column table:style-name="Tableau31.B" table:number-columns-repeated="4"/>
        <table:table-column table:style-name="Tableau31.A"/>
        <table:table-column table:style-name="Tableau31.B" table:number-columns-repeated="4"/>
        <table:table-column table:style-name="Tableau31.A"/>
        <table:table-row table:style-name="Tableau31.1">
          <table:table-cell table:style-name="Tableau31.A1" office:value-type="string">
            <text:p text:style-name="P40">1</text:p>
          </table:table-cell>
          <table:table-cell table:style-name="Tableau31.A1" office:value-type="string">
            <text:p text:style-name="P40">2</text:p>
          </table:table-cell>
          <table:table-cell table:style-name="Tableau31.A1" office:value-type="string">
            <text:p text:style-name="P40">3,</text:p>
          </table:table-cell>
          <table:table-cell table:style-name="Tableau31.A1" office:value-type="string">
            <text:p text:style-name="P40">8</text:p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G1" office:value-type="string">
            <text:p text:style-name="P40">7</text:p>
          </table:table-cell>
          <table:table-cell table:style-name="Tableau31.H1" office:value-type="string">
            <text:p text:style-name="P40"/>
          </table:table-cell>
          <table:table-cell table:style-name="Tableau31.H1" office:value-type="string">
            <text:p text:style-name="P40"/>
          </table:table-cell>
          <table:table-cell table:style-name="Tableau31.H1" office:value-type="string">
            <text:p text:style-name="P40"/>
          </table:table-cell>
          <table:table-cell table:style-name="Tableau31.H1" office:value-type="string">
            <text:p text:style-name="P40"/>
          </table:table-cell>
        </table:table-row>
        <table:table-row table:style-name="Tableau31.2">
          <table:table-cell table:style-name="Tableau31.A1" office:value-type="string">
            <text:p text:style-name="P91"/>
          </table:table-cell>
          <table:table-cell table:style-name="Tableau31.A1" office:value-type="string">
            <text:p text:style-name="P91">5</text:p>
          </table:table-cell>
          <table:table-cell table:style-name="Tableau31.A1" office:value-type="string">
            <text:p text:style-name="P91">3</text:p>
          </table:table-cell>
          <table:table-cell table:style-name="Tableau31.A1" office:value-type="string">
            <text:p text:style-name="P91"/>
          </table:table-cell>
          <table:table-cell table:style-name="Tableau31.A1" office:value-type="string">
            <text:p text:style-name="P91"/>
          </table:table-cell>
          <table:table-cell table:style-name="Tableau31.A1" office:value-type="string">
            <text:p text:style-name="P91"/>
          </table:table-cell>
          <table:table-cell table:style-name="Tableau31.G2" office:value-type="string">
            <text:p text:style-name="P44">1</text:p>
          </table:table-cell>
          <table:table-cell table:style-name="Tableau31.A1" office:value-type="string">
            <text:p text:style-name="P44">7,</text:p>
          </table:table-cell>
          <table:table-cell table:style-name="Tableau31.A1" office:value-type="string">
            <text:p text:style-name="P44">6</text:p>
          </table:table-cell>
          <table:table-cell table:style-name="Tableau31.A1" office:value-type="string">
            <text:p text:style-name="P44">8</text:p>
          </table:table-cell>
          <table:table-cell table:style-name="Tableau31.A1" office:value-type="string">
            <text:p text:style-name="P44">5</text:p>
          </table:table-cell>
        </table:table-row>
        <table:table-row table:style-name="Tableau31.1"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>4</text:p>
          </table:table-cell>
          <table:table-cell table:style-name="Tableau31.A1" office:value-type="string">
            <text:p text:style-name="P40">8</text:p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G2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</table:table-row>
        <table:table-row table:style-name="Tableau31.1"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>6</text:p>
          </table:table-cell>
          <table:table-cell table:style-name="Tableau31.A1" office:value-type="string">
            <text:p text:style-name="P40">0</text:p>
          </table:table-cell>
          <table:table-cell table:style-name="Tableau31.A1" office:value-type="string">
            <text:p text:style-name="P40"/>
          </table:table-cell>
          <table:table-cell table:style-name="Tableau31.G2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</table:table-row>
        <table:table-row table:style-name="Tableau31.1"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>4</text:p>
          </table:table-cell>
          <table:table-cell table:style-name="Tableau31.A1" office:value-type="string">
            <text:p text:style-name="P40">0</text:p>
          </table:table-cell>
          <table:table-cell table:style-name="Tableau31.G2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A1" office:value-type="string">
            <text:p text:style-name="P40"/>
          </table:table-cell>
          <table:table-cell table:style-name="Tableau31.K5">
            <text:p text:style-name="P40"/>
          </table:table-cell>
        </table:table-row>
      </table:table>
      <table:table table:name="Tableau32" table:style-name="Tableau32">
        <table:table-column table:style-name="Tableau32.A"/>
        <table:table-column table:style-name="Tableau32.B" table:number-columns-repeated="4"/>
        <table:table-column table:style-name="Tableau32.A"/>
        <table:table-column table:style-name="Tableau32.B" table:number-columns-repeated="5"/>
        <table:table-row table:style-name="Tableau32.1">
          <table:table-cell table:style-name="Tableau32.A1" office:value-type="string">
            <text:p text:style-name="P40">1</text:p>
          </table:table-cell>
          <table:table-cell table:style-name="Tableau32.A1" office:value-type="string">
            <text:p text:style-name="P40">4</text:p>
          </table:table-cell>
          <table:table-cell table:style-name="Tableau32.A1" office:value-type="string">
            <text:p text:style-name="P40">8,</text:p>
          </table:table-cell>
          <table:table-cell table:style-name="Tableau32.A1" office:value-type="string">
            <text:p text:style-name="P40">9</text:p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G1" office:value-type="string">
            <text:p text:style-name="P40">1</text:p>
          </table:table-cell>
          <table:table-cell table:style-name="Tableau32.H1" office:value-type="string">
            <text:p text:style-name="P40">2</text:p>
          </table:table-cell>
          <table:table-cell table:style-name="Tableau32.H1" office:value-type="string">
            <text:p text:style-name="P40"/>
          </table:table-cell>
          <table:table-cell table:style-name="Tableau32.H1" office:value-type="string">
            <text:p text:style-name="P40"/>
          </table:table-cell>
          <table:table-cell table:style-name="Tableau32.H1" office:value-type="string">
            <text:p text:style-name="P40"/>
          </table:table-cell>
        </table:table-row>
        <table:table-row table:style-name="Tableau32.2">
          <table:table-cell table:style-name="Tableau32.A1" office:value-type="string">
            <text:p text:style-name="P91"/>
          </table:table-cell>
          <table:table-cell table:style-name="Tableau32.A1" office:value-type="string">
            <text:p text:style-name="P91">2</text:p>
          </table:table-cell>
          <table:table-cell table:style-name="Tableau32.A1" office:value-type="string">
            <text:p text:style-name="P91">8</text:p>
          </table:table-cell>
          <table:table-cell table:style-name="Tableau32.A1" office:value-type="string">
            <text:p text:style-name="P91"/>
          </table:table-cell>
          <table:table-cell table:style-name="Tableau32.A1" office:value-type="string">
            <text:p text:style-name="P91"/>
          </table:table-cell>
          <table:table-cell table:style-name="Tableau32.A1" office:value-type="string">
            <text:p text:style-name="P91"/>
          </table:table-cell>
          <table:table-cell table:style-name="Tableau32.G2" office:value-type="string">
            <text:p text:style-name="P44">1</text:p>
          </table:table-cell>
          <table:table-cell table:style-name="Tableau32.A1" office:value-type="string">
            <text:p text:style-name="P44">2,</text:p>
          </table:table-cell>
          <table:table-cell table:style-name="Tableau32.A1" office:value-type="string">
            <text:p text:style-name="P44">4</text:p>
          </table:table-cell>
          <table:table-cell table:style-name="Tableau32.A1" office:value-type="string">
            <text:p text:style-name="P44">0</text:p>
          </table:table-cell>
          <table:table-cell table:style-name="Tableau32.A1" office:value-type="string">
            <text:p text:style-name="P44">8</text:p>
          </table:table-cell>
        </table:table-row>
        <table:table-row table:style-name="Tableau32.1"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>4</text:p>
          </table:table-cell>
          <table:table-cell table:style-name="Tableau32.A1" office:value-type="string">
            <text:p text:style-name="P40">9</text:p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G2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</table:table-row>
        <table:table-row table:style-name="Tableau32.1"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>1</text:p>
          </table:table-cell>
          <table:table-cell table:style-name="Tableau32.A1" office:value-type="string">
            <text:p text:style-name="P40">0</text:p>
          </table:table-cell>
          <table:table-cell table:style-name="Tableau32.A1" office:value-type="string">
            <text:p text:style-name="P40"/>
          </table:table-cell>
          <table:table-cell table:style-name="Tableau32.G2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</table:table-row>
        <table:table-row table:style-name="Tableau32.1"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>1</text:p>
          </table:table-cell>
          <table:table-cell table:style-name="Tableau32.A1" office:value-type="string">
            <text:p text:style-name="P40">0</text:p>
          </table:table-cell>
          <table:table-cell table:style-name="Tableau32.A1" office:value-type="string">
            <text:p text:style-name="P40">0</text:p>
          </table:table-cell>
          <table:table-cell table:style-name="Tableau32.G2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  <table:table-cell table:style-name="Tableau32.A1" office:value-type="string">
            <text:p text:style-name="P40"/>
          </table:table-cell>
        </table:table-row>
      </table:table>
      <table:table table:name="Tableau34" table:style-name="Tableau34">
        <table:table-column table:style-name="Tableau34.A" table:number-columns-repeated="9"/>
        <table:table-column table:style-name="Tableau34.J"/>
        <table:table-column table:style-name="Tableau34.A"/>
        <table:table-row table:style-name="Tableau34.1">
          <table:table-cell table:style-name="Tableau34.A1" office:value-type="string">
            <text:p text:style-name="P40">2</text:p>
          </table:table-cell>
          <table:table-cell table:style-name="Tableau34.A1" office:value-type="string">
            <text:p text:style-name="P40">3</text:p>
          </table:table-cell>
          <table:table-cell table:style-name="Tableau34.A1" office:value-type="string">
            <text:p text:style-name="P40">5,</text:p>
          </table:table-cell>
          <table:table-cell table:style-name="Tableau34.A1" office:value-type="string">
            <text:p text:style-name="P40">1</text:p>
          </table:table-cell>
          <table:table-cell table:style-name="Tableau34.A1" office:value-type="string">
            <text:p text:style-name="P40">9</text:p>
          </table:table-cell>
          <table:table-cell table:style-name="Tableau34.A1" office:value-type="string">
            <text:p text:style-name="P40"/>
          </table:table-cell>
          <table:table-cell table:style-name="Tableau34.G1" office:value-type="string">
            <text:p text:style-name="P40">1</text:p>
          </table:table-cell>
          <table:table-cell table:style-name="Tableau34.H1" office:value-type="string">
            <text:p text:style-name="P40">1</text:p>
          </table:table-cell>
          <table:table-cell table:style-name="Tableau34.H1" office:value-type="string">
            <text:p text:style-name="P40"/>
          </table:table-cell>
          <table:table-cell table:style-name="Tableau34.H1" office:value-type="string">
            <text:p text:style-name="P40"/>
          </table:table-cell>
          <table:table-cell table:style-name="Tableau34.H1" office:value-type="string">
            <text:p text:style-name="P40"/>
          </table:table-cell>
        </table:table-row>
        <table:table-row table:style-name="Tableau34.2">
          <table:table-cell table:style-name="Tableau34.A1" office:value-type="string">
            <text:p text:style-name="P91"/>
          </table:table-cell>
          <table:table-cell table:style-name="Tableau34.A1" office:value-type="string">
            <text:p text:style-name="P91">1</text:p>
          </table:table-cell>
          <table:table-cell table:style-name="Tableau34.A1" office:value-type="string">
            <text:p text:style-name="P91">5</text:p>
          </table:table-cell>
          <table:table-cell table:style-name="Tableau34.A1" office:value-type="string">
            <text:p text:style-name="P91"/>
          </table:table-cell>
          <table:table-cell table:style-name="Tableau34.A1" office:value-type="string">
            <text:p text:style-name="P91"/>
          </table:table-cell>
          <table:table-cell table:style-name="Tableau34.A1" office:value-type="string">
            <text:p text:style-name="P91"/>
          </table:table-cell>
          <table:table-cell table:style-name="Tableau34.G2" office:value-type="string">
            <text:p text:style-name="P44">2</text:p>
          </table:table-cell>
          <table:table-cell table:style-name="Tableau34.A1" office:value-type="string">
            <text:p text:style-name="P44">1,</text:p>
          </table:table-cell>
          <table:table-cell table:style-name="Tableau34.A1" office:value-type="string">
            <text:p text:style-name="P44">3</text:p>
          </table:table-cell>
          <table:table-cell table:style-name="Tableau34.A1" office:value-type="string">
            <text:p text:style-name="P44">8</text:p>
          </table:table-cell>
          <table:table-cell table:style-name="Tableau34.A1" office:value-type="string">
            <text:p text:style-name="P44">0</text:p>
          </table:table-cell>
        </table:table-row>
        <table:table-row table:style-name="Tableau34.1"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>4</text:p>
          </table:table-cell>
          <table:table-cell table:style-name="Tableau34.A1" office:value-type="string">
            <text:p text:style-name="P40">1</text:p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G2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</table:table-row>
        <table:table-row table:style-name="Tableau34.1"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>8</text:p>
          </table:table-cell>
          <table:table-cell table:style-name="Tableau34.A1" office:value-type="string">
            <text:p text:style-name="P40">9</text:p>
          </table:table-cell>
          <table:table-cell table:style-name="Tableau34.A1" office:value-type="string">
            <text:p text:style-name="P40"/>
          </table:table-cell>
          <table:table-cell table:style-name="Tableau34.G2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</table:table-row>
        <table:table-row table:style-name="Tableau34.1"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>1</text:p>
          </table:table-cell>
          <table:table-cell table:style-name="Tableau34.A1" office:value-type="string">
            <text:p text:style-name="P40">0</text:p>
          </table:table-cell>
          <table:table-cell table:style-name="Tableau34.G2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  <table:table-cell table:style-name="Tableau34.A1" office:value-type="string">
            <text:p text:style-name="P40"/>
          </table:table-cell>
        </table:table-row>
      </table:table>
      <text:list xml:id="list112322135588003" text:continue-list="list112322734147562" text:style-name="liste_5f_abc">
        <text:list-item>
          <text:p text:style-name="P94"><text:span text:style-name="T174">C</text:span>omplète le tableau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Line2355680484080">
            <table:table-cell table:style-name="Tableau3.A1" office:value-type="string">
              <text:p text:style-name="P30"/>
            </table:table-cell>
            <table:table-cell table:style-name="Tableau3.B1" table:number-columns-spanned="2" office:value-type="string">
              <text:p text:style-name="P31">Valeur approchée</text:p>
            </table:table-cell>
            <table:covered-table-cell/>
          </table:table-row>
        </table:table-header-rows>
        <table:table-row table:style-name="TableLine2355603141920">
          <table:table-cell table:style-name="Tableau3.A2" office:value-type="string">
            <text:p text:style-name="P33">Quotient</text:p>
          </table:table-cell>
          <table:table-cell table:style-name="Tableau3.A2" office:value-type="string">
            <text:p text:style-name="P31">à l’unité</text:p>
          </table:table-cell>
          <table:table-cell table:style-name="Tableau3.C2" office:value-type="string">
            <text:p text:style-name="P31">au centième</text:p>
          </table:table-cell>
        </table:table-row>
        <table:table-row table:style-name="Tableau3.3">
          <table:table-cell table:style-name="Tableau3.A3" office:value-type="string">
            <text:p text:style-name="P95"><text:span text:style-name="corps"><text:span text:style-name="T177">123,8 </text:span></text:span><text:span text:style-name="corps"><text:span text:style-name="T60"></text:span></text:span><text:span text:style-name="corps"><text:span text:style-name="T31"> 7</text:span></text:span></text:p>
          </table:table-cell>
          <table:table-cell table:style-name="Tableau3.B3" office:value-type="string">
            <text:p text:style-name="P48"><text:span text:style-name="_5f_Correction_5f_surligné">17 </text:span><text:span text:style-name="_5f_Correction_5f_surligné"><text:span text:style-name="T307">ou 18</text:span></text:span></text:p>
          </table:table-cell>
          <table:table-cell table:style-name="Tableau3.C3" office:value-type="string">
            <text:p text:style-name="P49"><text:span text:style-name="_5f_Correction_5f_surligné">17,68 </text:span><text:span text:style-name="_5f_Correction_5f_surligné"><text:span text:style-name="T307">ou 17,69</text:span></text:span></text:p>
          </table:table-cell>
        </table:table-row>
        <table:table-row table:style-name="Tableau3.3">
          <table:table-cell table:style-name="Tableau3.A4" office:value-type="string">
            <text:p text:style-name="P95"><text:span text:style-name="corps"><text:span text:style-name="T177">148,9 </text:span></text:span><text:span text:style-name="corps"><text:span text:style-name="T60"></text:span></text:span><text:span text:style-name="corps"><text:span text:style-name="T31"> 12</text:span></text:span></text:p>
          </table:table-cell>
          <table:table-cell table:style-name="Tableau3.B4" office:value-type="string">
            <text:p text:style-name="P48"><text:span text:style-name="_5f_Correction_5f_surligné">12 </text:span><text:span text:style-name="_5f_Correction_5f_surligné"><text:span text:style-name="T309">ou 13</text:span></text:span></text:p>
          </table:table-cell>
          <table:table-cell table:style-name="Tableau3.C4" office:value-type="string">
            <text:p text:style-name="P49"><text:span text:style-name="_5f_Correction_5f_surligné">12,40 </text:span><text:span text:style-name="_5f_Correction_5f_surligné"><text:span text:style-name="T307">ou 12,4</text:span></text:span><text:span text:style-name="_5f_Correction_5f_surligné"><text:span text:style-name="T233">1</text:span></text:span></text:p>
          </table:table-cell>
        </table:table-row>
        <table:table-row table:style-name="Tableau3.3">
          <table:table-cell table:style-name="Tableau3.A5" office:value-type="string">
            <text:p text:style-name="P95"><text:span text:style-name="corps"><text:span text:style-name="T177">235,19 </text:span></text:span><text:span text:style-name="corps"><text:span text:style-name="T60"></text:span></text:span><text:span text:style-name="corps"><text:span text:style-name="T31"> 11</text:span></text:span></text:p>
          </table:table-cell>
          <table:table-cell table:style-name="Tableau3.B5" office:value-type="string">
            <text:p text:style-name="P32"><text:span text:style-name="_5f_Correction_5f_surligné">21 </text:span><text:span text:style-name="_5f_Correction_5f_surligné"><text:span text:style-name="T309">ou 22</text:span></text:span></text:p>
          </table:table-cell>
          <table:table-cell table:style-name="Tableau3.C5" office:value-type="string">
            <text:p text:style-name="P32"><text:span text:style-name="_5f_Correction_5f_surligné">21,38 </text:span><text:span text:style-name="_5f_Correction_5f_surligné"><text:span text:style-name="T309">ou 21,39</text:span></text:span></text:p>
          </table:table-cell>
        </table:table-row>
      </table:table>
      <text:p text:style-name="P28"><text:span text:style-name="_5f_pointillés_20_gris"><text:span text:style-name="T8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7" svg:font-family="'Bitstream Vera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style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_5f_Paragraphe_20_énoncé_20_après_20_numéro_20_question" style:display-name="_Paragraphe énoncé après numéro question" style:family="paragraph" style:parent-style-name="Standard" style:master-page-name="">
      <style:paragraph-properties fo:margin-top="0.199cm" fo:margin-bottom="0.199cm" style:contextual-spacing="false" style:page-number="auto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3b3309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 style:parent-style-name="Footer">
      <style:text-properties officeooo:paragraph-rsid="002556d8"/>
    </style:style>
    <style:style style:name="MP29" style:family="paragraph" style:parent-style-name="Header">
      <style:text-properties fo:font-size="14pt" style:font-size-asian="14pt" style:font-size-complex="14pt"/>
    </style:style>
    <style:style style:name="MP3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loext:opacity="100%" style:font-name="Bitstream Vera Sans" fo:font-size="16pt" fo:font-style="normal" fo:text-shadow="none" fo:font-weight="bold" officeooo:rsid="0013441a" style:font-size-asian="16pt" style:font-style-asian="normal" style:font-size-complex="16pt" style:font-style-complex="normal"/>
    </style:style>
    <style:style style:name="MT7" style:family="text">
      <style:text-properties officeooo:rsid="003b3309"/>
    </style:style>
    <style:style style:name="MT8" style:family="text">
      <style:text-properties officeooo:rsid="0023affa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29">N4 : Fractions</text:p>
              </table:table-cell>
              <table:table-cell table:style-name="Tableau18.A1" office:value-type="string">
                <text:p text:style-name="MP29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0">Série 1 : Fractions et parts</text:p>
            </table:table-cell>
            <table:table-cell table:style-name="Tableau18.A1" office:value-type="string">
              <text:p text:style-name="MP30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2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1</text:span></text:p></draw:text-box></draw:frame><draw:line text:anchor-type="paragraph" draw:z-index="8" draw:name="Forme3" draw:style-name="Mgr3" draw:text-style-name="MP24" svg:x1="15.004cm" svg:y1="0.36cm" svg:x2="20.497cm" svg:y2="0.36cm"><text:p/></draw:line><text:span text:style-name="MT6">C</text:span><text:span text:style-name="MT7">alculer avec les nombres décimaux</text:span></text:p>
      </style:header>
      <style:footer>
        <text:p text:style-name="MP26"><draw:frame draw:style-name="Mfr1" draw:name="Cadre1" text:anchor-type="paragraph" svg:y="-0.06cm" draw:z-index="11"><draw:text-box fo:min-height="0.499cm" fo:min-width="3cm"><draw:frame draw:style-name="Mfr2" draw:name="Cadre2" text:anchor-type="frame" svg:x="0.45cm" svg:y="0.079cm" svg:width="0.817cm" draw:z-index="14"><draw:text-box fo:min-height="0.355cm"><text:p text:style-name="MP27"><text:page-number text:select-page="current">6</text:page-number></text:p></draw:text-box></draw:frame><text:p text:style-name="MP28">Nombres <text:span text:style-name="MT8">décimaux</text:span> • A<text:span text:style-name="MT8">1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5T11:23:20.064000000</dc:date>
    <meta:editing-duration>PT9H38S</meta:editing-duration>
    <meta:editing-cycles>87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10" meta:image-count="0" meta:object-count="0" meta:page-count="3" meta:paragraph-count="359" meta:word-count="1470" meta:character-count="5592" meta:non-whitespace-character-count="3962"/>
  </office:meta>
</office:document-meta>
</file>